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12.21mm"/>
    </style:style>
    <style:style style:name="co2" style:family="table-column">
      <style:table-column-properties fo:break-before="auto" style:column-width="42.62mm"/>
    </style:style>
    <style:style style:name="co3" style:family="table-column">
      <style:table-column-properties fo:break-before="auto" style:column-width="37.09mm"/>
    </style:style>
    <style:style style:name="co4" style:family="table-column">
      <style:table-column-properties fo:break-before="auto" style:column-width="149.82mm"/>
    </style:style>
    <style:style style:name="co5" style:family="table-column">
      <style:table-column-properties fo:break-before="auto" style:column-width="35.44mm"/>
    </style:style>
    <style:style style:name="co6" style:family="table-column">
      <style:table-column-properties fo:break-before="auto" style:column-width="17.13mm"/>
    </style:style>
    <style:style style:name="co7" style:family="table-column">
      <style:table-column-properties fo:break-before="auto" style:column-width="27.08mm"/>
    </style:style>
    <style:style style:name="co8" style:family="table-column">
      <style:table-column-properties fo:break-before="auto" style:column-width="17.41mm"/>
    </style:style>
    <style:style style:name="co9" style:family="table-column">
      <style:table-column-properties fo:break-before="auto" style:column-width="9.72mm"/>
    </style:style>
    <style:style style:name="co10" style:family="table-column">
      <style:table-column-properties fo:break-before="auto" style:column-width="21.61mm"/>
    </style:style>
    <style:style style:name="co11" style:family="table-column">
      <style:table-column-properties fo:break-before="auto" style:column-width="17.74mm"/>
    </style:style>
    <style:style style:name="co12" style:family="table-column">
      <style:table-column-properties fo:break-before="auto" style:column-width="31.84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6.3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fo:font-size="14pt" style:font-size-asian="14pt" style:font-size-complex="14pt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style:font-name="Liberation Sans" fo:font-size="14pt" style:font-name-asian="文泉驛微米黑" style:font-size-asian="14pt" style:font-name-complex="Lucida Sans" style:font-size-complex="14pt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ize="14pt" style:font-size-asian="14pt" style:font-size-complex="14pt"/>
    </style:style>
    <style:style style:name="ce4" style:family="table-cell" style:parent-style-name="Default" style:data-style-name="N100">
      <style:table-cell-properties fo:background-color="#00cc33" style:text-align-source="fix" style:repeat-content="false"/>
      <style:paragraph-properties fo:text-align="end" fo:margin-left="0mm"/>
      <style:text-properties fo:font-size="14pt" style:font-size-asian="14pt" style:font-size-complex="14pt"/>
    </style:style>
    <style:style style:name="ce5" style:family="table-cell" style:parent-style-name="Default" style:data-style-name="N100">
      <style:table-cell-properties fo:background-color="#ff6600" style:text-align-source="fix" style:repeat-content="false"/>
      <style:paragraph-properties fo:text-align="end" fo:margin-left="0mm"/>
      <style:text-properties fo:font-size="14pt" style:font-size-asian="14pt" style:font-size-complex="14pt"/>
    </style:style>
  </office:automatic-styles>
  <office:body>
    <office:spreadsheet>
      <table:calculation-settings table:automatic-find-labels="false"/>
      <table:table table:name="bookshelf_callnumber_308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3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4"/>
        <table:table-column table:style-name="co11" table:default-cell-style-name="ce5"/>
        <table:table-column table:style-name="co12" table:default-cell-style-name="ce1"/>
        <table:table-column table:style-name="co13" table:number-columns-repeated="1011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sbn</text:p>
          </table:table-cell>
          <table:table-cell office:value-type="string" calcext:value-type="string">
            <text:p>title_shor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catalogue</text:p>
          </table:table-cell>
          <table:table-cell office:value-type="string" calcext:value-type="string">
            <text:p>cutter</text:p>
          </table:table-cell>
          <table:table-cell office:value-type="string" calcext:value-type="string">
            <text:p>pub_year</text:p>
          </table:table-cell>
          <table:table-cell office:value-type="string" calcext:value-type="string">
            <text:p>copy_info</text:p>
          </table:table-cell>
          <table:table-cell office:value-type="string" calcext:value-type="string">
            <text:p>get_link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reprint</text:p>
          </table:table-cell>
          <table:table-cell office:value-type="string" calcext:value-type="string">
            <text:p>removed</text:p>
          </table:table-cell>
          <table:table-cell office:value-type="string" calcext:value-type="string">
            <text:p>keepsite</text:p>
          </table:table-cell>
          <table:table-cell table:number-columns-repeated="101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789864340804" calcext:value-type="float">
            <text:p>9789864340804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7天學會大數據資料處理 NoSQL：MongoDB入門與活用</text:p>
          </table:table-cell>
          <table:table-cell office:value-type="float" office:value="312.7565" calcext:value-type="float">
            <text:p>312.7565</text:p>
          </table:table-cell>
          <table:table-cell office:value-type="float" office:value="8344" calcext:value-type="float">
            <text:p>8344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789865022471" calcext:value-type="float">
            <text:p>9789865022471</text:p>
          </table:table-cell>
          <table:table-cell office:value-type="string" calcext:value-type="string">
            <text:p>TflowPy</text:p>
          </table:table-cell>
          <table:table-cell office:value-type="string" calcext:value-type="string">
            <text:p>TensorFlow自然語言處理：善用 Python 深度學習函式庫，教機器學會自然語言</text:p>
          </table:table-cell>
          <table:table-cell office:value-type="string" calcext:value-type="string">
            <text:p>312.932P97</text:p>
          </table:table-cell>
          <table:table-cell office:value-type="float" office:value="4242" calcext:value-type="float">
            <text:p>4242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789863125501" calcext:value-type="float">
            <text:p>9789863125501</text:p>
          </table:table-cell>
          <table:table-cell office:value-type="string" calcext:value-type="string">
            <text:p>KerasPy</text:p>
          </table:table-cell>
          <table:table-cell office:value-type="string" calcext:value-type="string">
            <text:p>Deep learning 深度學習必讀：Keras 大神帶你用 Python 實作</text:p>
          </table:table-cell>
          <table:table-cell office:value-type="string" calcext:value-type="string">
            <text:p>312.32P97</text:p>
          </table:table-cell>
          <table:table-cell office:value-type="float" office:value="864" calcext:value-type="float">
            <text:p>864</text:p>
          </table:table-cell>
          <table:table-cell office:value-type="float" office:value="2019" calcext:value-type="float">
            <text:p>2019</text:p>
          </table:table-cell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789570852332" calcext:value-type="float">
            <text:p>9789570852332</text:p>
          </table:table-cell>
          <table:table-cell office:value-type="string" calcext:value-type="string">
            <text:p>黃仁宇大歷</text:p>
          </table:table-cell>
          <table:table-cell office:value-type="string" calcext:value-type="string">
            <text:p>黃仁宇的大歷史觀(黃仁宇一百週年誕辰，首次結集生前未出版專論紀念版)</text:p>
          </table:table-cell>
          <table:table-cell office:value-type="float" office:value="610" calcext:value-type="float">
            <text:p>610</text:p>
          </table:table-cell>
          <table:table-cell office:value-type="float" office:value="8364" calcext:value-type="float">
            <text:p>8364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789570851991" calcext:value-type="float">
            <text:p>9789570851991</text:p>
          </table:table-cell>
          <table:table-cell office:value-type="string" calcext:value-type="string">
            <text:p>中國大歷史</text:p>
          </table:table-cell>
          <table:table-cell office:value-type="string" calcext:value-type="string">
            <text:p>中國大歷史（暢銷10萬本重新校訂新版）</text:p>
          </table:table-cell>
          <table:table-cell office:value-type="float" office:value="610" calcext:value-type="float">
            <text:p>610</text:p>
          </table:table-cell>
          <table:table-cell office:value-type="float" office:value="4423" calcext:value-type="float">
            <text:p>4423</text:p>
          </table:table-cell>
          <table:table-cell office:value-type="float" office:value="2019" calcext:value-type="float">
            <text:p>2019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789570851519" calcext:value-type="float">
            <text:p>9789570851519</text:p>
          </table:table-cell>
          <table:table-cell office:value-type="string" calcext:value-type="string">
            <text:p>反民主</text:p>
          </table:table-cell>
          <table:table-cell office:value-type="string" calcext:value-type="string">
            <text:p>反民主：選票失能、理性失調，反思最神聖制度的狂亂與神話！</text:p>
          </table:table-cell>
          <table:table-cell office:value-type="float" office:value="571.6" calcext:value-type="float">
            <text:p>571.6</text:p>
          </table:table-cell>
          <table:table-cell office:value-type="float" office:value="2614" calcext:value-type="float">
            <text:p>2614</text:p>
          </table:table-cell>
          <table:table-cell office:value-type="float" office:value="2018" calcext:value-type="float">
            <text:p>2018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789573284383" calcext:value-type="float">
            <text:p>9789573284383</text:p>
          </table:table-cell>
          <table:table-cell office:value-type="string" calcext:value-type="string">
            <text:p>獨裁者手冊</text:p>
          </table:table-cell>
          <table:table-cell office:value-type="string" calcext:value-type="string">
            <text:p>獨裁者手冊：解析統治權力法則的真相（為什麼國家、公司領導者的「壞行為」永遠是「好政治」？）</text:p>
          </table:table-cell>
          <table:table-cell office:value-type="float" office:value="571.76" calcext:value-type="float">
            <text:p>571.76</text:p>
          </table:table-cell>
          <table:table-cell office:value-type="float" office:value="4444" calcext:value-type="float">
            <text:p>4444</text:p>
          </table:table-cell>
          <table:table-cell office:value-type="float" office:value="2019" calcext:value-type="float">
            <text:p>2019</text:p>
          </table:table-cell>
          <table:table-cell table:number-columns-repeated="101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789864342815" calcext:value-type="float">
            <text:p>9789864342815</text:p>
          </table:table-cell>
          <table:table-cell office:value-type="string" calcext:value-type="string">
            <text:p>圖說演算法</text:p>
          </table:table-cell>
          <table:table-cell office:value-type="string" calcext:value-type="string">
            <text:p>圖說演算法：使用Python</text:p>
          </table:table-cell>
          <table:table-cell office:value-type="string" calcext:value-type="string">
            <text:p>312.32P97</text:p>
          </table:table-cell>
          <table:table-cell office:value-type="float" office:value="8866" calcext:value-type="float">
            <text:p>8866</text:p>
          </table:table-cell>
          <table:table-cell office:value-type="float" office:value="2018" calcext:value-type="float">
            <text:p>2018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789861343228" calcext:value-type="float">
            <text:p>9789861343228</text:p>
          </table:table-cell>
          <table:table-cell office:value-type="string" calcext:value-type="string">
            <text:p>知識的假象</text:p>
          </table:table-cell>
          <table:table-cell office:value-type="string" calcext:value-type="string">
            <text:p>知識的假象：為什麼我們從未獨立思考？</text:p>
          </table:table-cell>
          <table:table-cell office:value-type="float" office:value="176.4" calcext:value-type="float">
            <text:p>176.4</text:p>
          </table:table-cell>
          <table:table-cell office:value-type="float" office:value="4236" calcext:value-type="float">
            <text:p>4236</text:p>
          </table:table-cell>
          <table:table-cell office:value-type="float" office:value="2018" calcext:value-type="float">
            <text:p>2018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789864768813" calcext:value-type="float">
            <text:p>9789864768813</text:p>
          </table:table-cell>
          <table:table-cell office:value-type="string" calcext:value-type="string">
            <text:p>現代演算法</text:p>
          </table:table-cell>
          <table:table-cell office:value-type="string" calcext:value-type="string">
            <text:p>現代演算法：原來理解演算法並不難</text:p>
          </table:table-cell>
          <table:table-cell office:value-type="float" office:value="312.931" calcext:value-type="float">
            <text:p>312.931</text:p>
          </table:table-cell>
          <table:table-cell office:value-type="float" office:value="9134" calcext:value-type="float">
            <text:p>9134</text:p>
          </table:table-cell>
          <table:table-cell office:value-type="float" office:value="2018" calcext:value-type="float">
            <text:p>2018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789864342945" calcext:value-type="float">
            <text:p>9789864342945</text:p>
          </table:table-cell>
          <table:table-cell office:value-type="string" calcext:value-type="string">
            <text:p>無瑕軟體設</text:p>
          </table:table-cell>
          <table:table-cell office:value-type="string" calcext:value-type="string">
            <text:p>無瑕的程式碼：整潔的軟體設計與架構篇</text:p>
          </table:table-cell>
          <table:table-cell office:value-type="float" office:value="312.2" calcext:value-type="float">
            <text:p>312.2</text:p>
          </table:table-cell>
          <table:table-cell office:value-type="float" office:value="7110" calcext:value-type="float">
            <text:p>7110</text:p>
          </table:table-cell>
          <table:table-cell office:value-type="float" office:value="2018" calcext:value-type="float">
            <text:p>2018</text:p>
          </table:table-cell>
          <table:table-cell table:number-columns-repeated="101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9789864342099" calcext:value-type="float">
            <text:p>9789864342099</text:p>
          </table:table-cell>
          <table:table-cell office:value-type="string" calcext:value-type="string">
            <text:p>無瑕C#</text:p>
          </table:table-cell>
          <table:table-cell office:value-type="string" calcext:value-type="string">
            <text:p>無瑕的程式碼（敏捷完整篇）物件導向原則、設計模式與C#實踐</text:p>
          </table:table-cell>
          <table:table-cell office:value-type="float" office:value="312.92" calcext:value-type="float">
            <text:p>312.92</text:p>
          </table:table-cell>
          <table:table-cell office:value-type="float" office:value="8354" calcext:value-type="float">
            <text:p>8354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717702045197" calcext:value-type="float">
            <text:p>4717702045197</text:p>
          </table:table-cell>
          <table:table-cell office:value-type="string" calcext:value-type="string">
            <text:p>史蒂芬金談</text:p>
          </table:table-cell>
          <table:table-cell office:value-type="string" calcext:value-type="string">
            <text:p>史蒂芬．金談寫作</text:p>
          </table:table-cell>
          <table:table-cell office:value-type="float" office:value="811.1" calcext:value-type="float">
            <text:p>811.1</text:p>
          </table:table-cell>
          <table:table-cell office:value-type="float" office:value="8010" calcext:value-type="float">
            <text:p>8010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9789864340484" calcext:value-type="float">
            <text:p>9789864340484</text:p>
          </table:table-cell>
          <table:table-cell office:value-type="string" calcext:value-type="string">
            <text:p>程式設計範</text:p>
          </table:table-cell>
          <table:table-cell office:value-type="string" calcext:value-type="string">
            <text:p>程式設計範式與OOP的思考術：冒號老師的十三堂課（中文原創經典）</text:p>
          </table:table-cell>
          <table:table-cell office:value-type="float" office:value="312.2" calcext:value-type="float">
            <text:p>312.2</text:p>
          </table:table-cell>
          <table:table-cell office:value-type="float" office:value="460" calcext:value-type="float">
            <text:p>460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9789864764716" calcext:value-type="float">
            <text:p>9789864764716</text:p>
          </table:table-cell>
          <table:table-cell office:value-type="string" calcext:value-type="string">
            <text:p>實戰聊天機</text:p>
          </table:table-cell>
          <table:table-cell office:value-type="string" calcext:value-type="string">
            <text:p>實戰聊天機器人Bot開發：使用Node.js</text:p>
          </table:table-cell>
          <table:table-cell office:value-type="float" office:value="312.1695" calcext:value-type="float">
            <text:p>312.1695</text:p>
          </table:table-cell>
          <table:table-cell office:value-type="float" office:value="2244" calcext:value-type="float">
            <text:p>2244</text:p>
          </table:table-cell>
          <table:table-cell office:value-type="float" office:value="2017" calcext:value-type="float">
            <text:p>2017</text:p>
          </table:table-cell>
          <table:table-cell table:number-columns-repeated="101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9789864341375" calcext:value-type="float">
            <text:p>9789864341375</text:p>
          </table:table-cell>
          <table:table-cell office:value-type="string" calcext:value-type="string">
            <text:p>Kali網路滲</text:p>
          </table:table-cell>
          <table:table-cell office:value-type="string" calcext:value-type="string">
            <text:p>Kali Linux無線網路滲透測試</text:p>
          </table:table-cell>
          <table:table-cell office:value-type="float" office:value="312.76" calcext:value-type="float">
            <text:p>312.76</text:p>
          </table:table-cell>
          <table:table-cell office:value-type="float" office:value="447" calcext:value-type="float">
            <text:p>447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9789869276115" calcext:value-type="float">
            <text:p>9789869276115</text:p>
          </table:table-cell>
          <table:table-cell office:value-type="string" calcext:value-type="string">
            <text:p>完美廚藝全</text:p>
          </table:table-cell>
          <table:table-cell office:value-type="string" calcext:value-type="string">
            <text:p>完美廚藝全書: 一看就懂的1000個料理關鍵字</text:p>
          </table:table-cell>
          <table:table-cell office:value-type="float" office:value="427" calcext:value-type="float">
            <text:p>427</text:p>
          </table:table-cell>
          <table:table-cell office:value-type="float" office:value="2760" calcext:value-type="float">
            <text:p>2760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789864342686" calcext:value-type="float">
            <text:p>9789864342686</text:p>
          </table:table-cell>
          <table:table-cell office:value-type="string" calcext:value-type="string">
            <text:p>敏捷方程式</text:p>
          </table:table-cell>
          <table:table-cell office:value-type="string" calcext:value-type="string">
            <text:p>敏捷方程式：成就敏捷之路</text:p>
          </table:table-cell>
          <table:table-cell office:value-type="float" office:value="312.2" calcext:value-type="float">
            <text:p>312.2</text:p>
          </table:table-cell>
          <table:table-cell office:value-type="float" office:value="7711" calcext:value-type="float">
            <text:p>7711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9789864340798" calcext:value-type="float">
            <text:p>9789864340798</text:p>
          </table:table-cell>
          <table:table-cell office:value-type="string" calcext:value-type="string">
            <text:p>跨視窗尺寸</text:p>
          </table:table-cell>
          <table:table-cell office:value-type="string" calcext:value-type="string">
            <text:p>跨視窗尺寸網頁設計實錄：All about RWD（Responsive Web Design）</text:p>
          </table:table-cell>
          <table:table-cell office:value-type="float" office:value="312.1695" calcext:value-type="float">
            <text:p>312.1695</text:p>
          </table:table-cell>
          <table:table-cell office:value-type="float" office:value="8579" calcext:value-type="float">
            <text:p>8579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9789864760978" calcext:value-type="float">
            <text:p>9789864760978</text:p>
          </table:table-cell>
          <table:table-cell office:value-type="string" calcext:value-type="string">
            <text:p>Kubernetes</text:p>
          </table:table-cell>
          <table:table-cell office:value-type="string" calcext:value-type="string">
            <text:p>Kubernetes使用指南</text:p>
          </table:table-cell>
          <table:table-cell office:value-type="float" office:value="312.54" calcext:value-type="float">
            <text:p>312.54</text:p>
          </table:table-cell>
          <table:table-cell office:value-type="float" office:value="240" calcext:value-type="float">
            <text:p>240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9789866009716" calcext:value-type="float">
            <text:p>9789866009716</text:p>
          </table:table-cell>
          <table:table-cell office:value-type="string" calcext:value-type="string">
            <text:p>EN100筆記</text:p>
          </table:table-cell>
          <table:table-cell office:value-type="string" calcext:value-type="string">
            <text:p>Evernote 100個做筆記的好方法 : 數位化重整你的工作與人生 <text:s/>(電子書)</text:p>
          </table:table-cell>
          <table:table-cell office:value-type="float" office:value="312.7" calcext:value-type="float">
            <text:p>312.7</text:p>
          </table:table-cell>
          <table:table-cell office:value-type="float" office:value="6024" calcext:value-type="float">
            <text:p>6024</text:p>
          </table:table-cell>
          <table:table-cell office:value-type="float" office:value="2013" calcext:value-type="float">
            <text:p>2013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2"/>
          <table:table-cell office:value-type="string" calcext:value-type="string">
            <text:p>博客來</text:p>
          </table:table-cell>
          <table:table-cell table:number-columns-repeated="1011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9789869547314" calcext:value-type="float">
            <text:p>9789869547314</text:p>
          </table:table-cell>
          <table:table-cell office:value-type="string" calcext:value-type="string">
            <text:p>跨頁週間行</text:p>
          </table:table-cell>
          <table:table-cell office:value-type="string" calcext:value-type="string">
            <text:p>為什麼一流主管都用跨頁週間行事曆？ (電子書)</text:p>
          </table:table-cell>
          <table:table-cell office:value-type="float" office:value="494.2" calcext:value-type="float">
            <text:p>494.2</text:p>
          </table:table-cell>
          <table:table-cell office:value-type="float" office:value="8575" calcext:value-type="float">
            <text:p>8575</text:p>
          </table:table-cell>
          <table:table-cell office:value-type="float" office:value="2017" calcext:value-type="float">
            <text:p>2017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2"/>
          <table:table-cell office:value-type="string" calcext:value-type="string">
            <text:p>博客來</text:p>
          </table:table-cell>
          <table:table-cell table:number-columns-repeated="1011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9789865775773" calcext:value-type="float">
            <text:p>9789865775773</text:p>
          </table:table-cell>
          <table:table-cell office:value-type="string" calcext:value-type="string">
            <text:p>經穴大全</text:p>
          </table:table-cell>
          <table:table-cell office:value-type="string" calcext:value-type="string">
            <text:p>經穴大全 <text:s/>(電子書)</text:p>
          </table:table-cell>
          <table:table-cell office:value-type="float" office:value="413.915" calcext:value-type="float">
            <text:p>413.915</text:p>
          </table:table-cell>
          <table:table-cell office:value-type="float" office:value="4143" calcext:value-type="float">
            <text:p>4143</text:p>
          </table:table-cell>
          <table:table-cell office:value-type="float" office:value="2014" calcext:value-type="float">
            <text:p>2014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2"/>
          <table:table-cell office:value-type="string" calcext:value-type="string">
            <text:p>博客來</text:p>
          </table:table-cell>
          <table:table-cell table:number-columns-repeated="1011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9789863772804" calcext:value-type="float">
            <text:p>9789863772804</text:p>
          </table:table-cell>
          <table:table-cell office:value-type="string" calcext:value-type="string">
            <text:p>人體機能解</text:p>
          </table:table-cell>
          <table:table-cell office:value-type="string" calcext:value-type="string">
            <text:p>人體機能解剖全書vol.1 <text:s/>(電子書)</text:p>
          </table:table-cell>
          <table:table-cell office:value-type="float" office:value="397" calcext:value-type="float">
            <text:p>397</text:p>
          </table:table-cell>
          <table:table-cell office:value-type="float" office:value="1253" calcext:value-type="float">
            <text:p>1253</text:p>
          </table:table-cell>
          <table:table-cell office:value-type="float" office:value="2017" calcext:value-type="float">
            <text:p>2017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2"/>
          <table:table-cell office:value-type="string" calcext:value-type="string">
            <text:p>博客來</text:p>
          </table:table-cell>
          <table:table-cell table:number-columns-repeated="1011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9789869553285" calcext:value-type="float">
            <text:p>9789869553285</text:p>
          </table:table-cell>
          <table:table-cell office:value-type="string" calcext:value-type="string">
            <text:p>好音樂科II</text:p>
          </table:table-cell>
          <table:table-cell office:value-type="string" calcext:value-type="string">
            <text:p>好音樂的科學II：從古典旋律到搖滾詩篇──看美妙樂曲如何改寫思維、療癒人心</text:p>
          </table:table-cell>
          <table:table-cell office:value-type="float" office:value="910" calcext:value-type="float">
            <text:p>910</text:p>
          </table:table-cell>
          <table:table-cell office:value-type="float" office:value="2751" calcext:value-type="float">
            <text:p>2751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9789865695521" calcext:value-type="float">
            <text:p>9789865695521</text:p>
          </table:table-cell>
          <table:table-cell office:value-type="string" calcext:value-type="string">
            <text:p>好音樂科I</text:p>
          </table:table-cell>
          <table:table-cell office:value-type="string" calcext:value-type="string">
            <text:p>好音樂的科學</text:p>
          </table:table-cell>
          <table:table-cell office:value-type="float" office:value="910" calcext:value-type="float">
            <text:p>910</text:p>
          </table:table-cell>
          <table:table-cell office:value-type="float" office:value="8733" calcext:value-type="float">
            <text:p>8733</text:p>
          </table:table-cell>
          <table:table-cell office:value-type="float" office:value="2016" calcext:value-type="float">
            <text:p>2016</text:p>
          </table:table-cell>
          <table:table-cell table:number-columns-repeated="10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575681622" calcext:value-type="float">
            <text:p>9575681622</text:p>
          </table:table-cell>
          <table:table-cell table:number-columns-repeated="2" office:value-type="string" calcext:value-type="string">
            <text:p>室內園藝</text:p>
          </table:table-cell>
          <table:table-cell office:value-type="float" office:value="435.1" calcext:value-type="float">
            <text:p>435.1</text:p>
          </table:table-cell>
          <table:table-cell office:value-type="float" office:value="4014" calcext:value-type="float">
            <text:p>4014</text:p>
          </table:table-cell>
          <table:table-cell office:value-type="float" office:value="1993" calcext:value-type="float">
            <text:p>1993</text:p>
          </table:table-cell>
          <table:table-cell table:number-columns-repeated="10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717702089290" calcext:value-type="float">
            <text:p>4717702089290</text:p>
          </table:table-cell>
          <table:table-cell office:value-type="string" calcext:value-type="string">
            <text:p>神奇的手帳</text:p>
          </table:table-cell>
          <table:table-cell office:value-type="string" calcext:value-type="string">
            <text:p>神奇的手帳整理魔法</text:p>
          </table:table-cell>
          <table:table-cell office:value-type="float" office:value="479.9" calcext:value-type="float">
            <text:p>479.9</text:p>
          </table:table-cell>
          <table:table-cell office:value-type="float" office:value="2632" calcext:value-type="float">
            <text:p>2632</text:p>
          </table:table-cell>
          <table:table-cell office:value-type="float" office:value="2015" calcext:value-type="float">
            <text:p>2015</text:p>
          </table:table-cell>
          <table:table-cell table:number-columns-repeated="1017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9787095583137" calcext:value-type="float">
            <text:p>9787095583137</text:p>
          </table:table-cell>
          <table:table-cell office:value-type="string" calcext:value-type="string">
            <text:p>音響調聲學</text:p>
          </table:table-cell>
          <table:table-cell office:value-type="string" calcext:value-type="string">
            <text:p>音響論壇300期紀念特刊：音響調聲學</text:p>
          </table:table-cell>
          <table:table-cell office:value-type="float" office:value="471.9" calcext:value-type="float">
            <text:p>471.9</text:p>
          </table:table-cell>
          <table:table-cell office:value-type="float" office:value="764" calcext:value-type="float">
            <text:p>764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9789864050116" calcext:value-type="float">
            <text:p>9789864050116</text:p>
          </table:table-cell>
          <table:table-cell office:value-type="string" calcext:value-type="string">
            <text:p>Make:18</text:p>
          </table:table-cell>
          <table:table-cell office:value-type="string" calcext:value-type="string">
            <text:p>Make: Technology on Your Time 18 (國際中文版)</text:p>
          </table:table-cell>
          <table:table-cell office:value-type="float" office:value="400" calcext:value-type="float">
            <text:p>400</text:p>
          </table:table-cell>
          <table:table-cell office:value-type="float" office:value="8024" calcext:value-type="float">
            <text:p>802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v.18</text:p>
          </table:table-cell>
          <table:table-cell table:number-columns-repeated="1016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9789864050130" calcext:value-type="float">
            <text:p>9789864050130</text:p>
          </table:table-cell>
          <table:table-cell office:value-type="string" calcext:value-type="string">
            <text:p>Make:19</text:p>
          </table:table-cell>
          <table:table-cell office:value-type="string" calcext:value-type="string">
            <text:p>Make: Technology on Your Time 19 (國際中文版)</text:p>
          </table:table-cell>
          <table:table-cell office:value-type="float" office:value="400" calcext:value-type="float">
            <text:p>400</text:p>
          </table:table-cell>
          <table:table-cell office:value-type="float" office:value="7743" calcext:value-type="float">
            <text:p>774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v.19</text:p>
          </table:table-cell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9789861546643" calcext:value-type="float">
            <text:p>9789861546643</text:p>
          </table:table-cell>
          <table:table-cell office:value-type="string" calcext:value-type="string">
            <text:p>電子學上</text:p>
          </table:table-cell>
          <table:table-cell office:value-type="string" calcext:value-type="string">
            <text:p>電子學(上冊)(第八版)(附Multisim範例光碟片)</text:p>
          </table:table-cell>
          <table:table-cell office:value-type="float" office:value="448.6" calcext:value-type="float">
            <text:p>448.6</text:p>
          </table:table-cell>
          <table:table-cell office:value-type="float" office:value="2322" calcext:value-type="float">
            <text:p>2322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v.1</text:p>
          </table:table-cell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9789861547619" calcext:value-type="float">
            <text:p>9789861547619</text:p>
          </table:table-cell>
          <table:table-cell office:value-type="string" calcext:value-type="string">
            <text:p>電子學下</text:p>
          </table:table-cell>
          <table:table-cell office:value-type="string" calcext:value-type="string">
            <text:p>電子學(下冊)(第八版)(附Multisim範例光碟片)</text:p>
          </table:table-cell>
          <table:table-cell office:value-type="float" office:value="448.6" calcext:value-type="float">
            <text:p>448.6</text:p>
          </table:table-cell>
          <table:table-cell office:value-type="float" office:value="2322" calcext:value-type="float">
            <text:p>2322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v.2</text:p>
          </table:table-cell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9789577023360" calcext:value-type="float">
            <text:p>9789577023360</text:p>
          </table:table-cell>
          <table:table-cell office:value-type="string" calcext:value-type="string">
            <text:p>心理學 </text:p>
          </table:table-cell>
          <table:table-cell office:value-type="string" calcext:value-type="string">
            <text:p>心理學 (第二版)</text:p>
          </table:table-cell>
          <table:table-cell office:value-type="float" office:value="170" calcext:value-type="float">
            <text:p>170</text:p>
          </table:table-cell>
          <table:table-cell office:value-type="float" office:value="4420" calcext:value-type="float">
            <text:p>4420</text:p>
          </table:table-cell>
          <table:table-cell office:value-type="float" office:value="1999" calcext:value-type="float">
            <text:p>1999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789571324227" calcext:value-type="float">
            <text:p>9789571324227</text:p>
          </table:table-cell>
          <table:table-cell table:number-columns-repeated="2" office:value-type="string" calcext:value-type="string">
            <text:p>辯論高手</text:p>
          </table:table-cell>
          <table:table-cell office:value-type="float" office:value="177.1" calcext:value-type="float">
            <text:p>177.1</text:p>
          </table:table-cell>
          <table:table-cell office:value-type="float" office:value="8825" calcext:value-type="float">
            <text:p>8825</text:p>
          </table:table-cell>
          <table:table-cell office:value-type="float" office:value="1997" calcext:value-type="float">
            <text:p>1997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717702089757" calcext:value-type="float">
            <text:p>4717702089757</text:p>
          </table:table-cell>
          <table:table-cell office:value-type="string" calcext:value-type="string">
            <text:p>超高效心智</text:p>
          </table:table-cell>
          <table:table-cell office:value-type="string" calcext:value-type="string">
            <text:p>超高效心智圖學習法（改版）</text:p>
          </table:table-cell>
          <table:table-cell office:value-type="float" office:value="521.1" calcext:value-type="float">
            <text:p>521.1</text:p>
          </table:table-cell>
          <table:table-cell office:value-type="float" office:value="4022" calcext:value-type="float">
            <text:p>4022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789577490872" calcext:value-type="float">
            <text:p>9789577490872</text:p>
          </table:table-cell>
          <table:table-cell office:value-type="string" calcext:value-type="string">
            <text:p>亞克力塑膠</text:p>
          </table:table-cell>
          <table:table-cell office:value-type="string" calcext:value-type="string">
            <text:p>亞克力塑膠原理與實用</text:p>
          </table:table-cell>
          <table:table-cell office:value-type="float" office:value="467.4" calcext:value-type="float">
            <text:p>467.4</text:p>
          </table:table-cell>
          <table:table-cell office:value-type="float" office:value="8263" calcext:value-type="float">
            <text:p>8263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787562840855" calcext:value-type="float">
            <text:p>9787562840855</text:p>
          </table:table-cell>
          <table:table-cell office:value-type="string" calcext:value-type="string">
            <text:p>日語句型例</text:p>
          </table:table-cell>
          <table:table-cell office:value-type="string" calcext:value-type="string">
            <text:p>常用日語句型例解與辨析（第二版）</text:p>
          </table:table-cell>
          <table:table-cell office:value-type="float" office:value="803.169" calcext:value-type="float">
            <text:p>803.169</text:p>
          </table:table-cell>
          <table:table-cell office:value-type="float" office:value="4444" calcext:value-type="float">
            <text:p>4444</text:p>
          </table:table-cell>
          <table:table-cell office:value-type="float" office:value="2015" calcext:value-type="float">
            <text:p>2015</text:p>
          </table:table-cell>
          <table:table-cell table:number-columns-repeated="2"/>
          <table:table-cell office:value-type="string" calcext:value-type="string">
            <text:p>cn</text:p>
          </table:table-cell>
          <table:table-cell table:number-columns-repeated="101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789570387339" calcext:value-type="float">
            <text:p>9789570387339</text:p>
          </table:table-cell>
          <table:table-cell office:value-type="string" calcext:value-type="string">
            <text:p>異域鎮魂曲</text:p>
          </table:table-cell>
          <table:table-cell office:value-type="string" calcext:value-type="string">
            <text:p>異域鎮魂曲完全冒險指南</text:p>
          </table:table-cell>
          <table:table-cell office:value-type="float" office:value="997.82" calcext:value-type="float">
            <text:p>997.82</text:p>
          </table:table-cell>
          <table:table-cell office:value-type="float" office:value="2819" calcext:value-type="float">
            <text:p>2819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780596155513" calcext:value-type="float">
            <text:p>9780596155513</text:p>
          </table:table-cell>
          <table:table-cell office:value-type="string" calcext:value-type="string">
            <text:p>Garduino</text:p>
          </table:table-cell>
          <table:table-cell office:value-type="string" calcext:value-type="string">
            <text:p>Getting Started with Arduino</text:p>
          </table:table-cell>
          <table:table-cell office:value-type="float" office:value="471.516" calcext:value-type="float">
            <text:p>471.516</text:p>
          </table:table-cell>
          <table:table-cell office:value-type="string" calcext:value-type="string">
            <text:p>O63B35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handout</text:p>
          </table:table-cell>
          <table:table-cell table:number-columns-repeated="101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780131100800" calcext:value-type="float">
            <text:p>9780131100800</text:p>
          </table:table-cell>
          <table:table-cell office:value-type="string" calcext:value-type="string">
            <text:p>VHDL1</text:p>
          </table:table-cell>
          <table:table-cell office:value-type="string" calcext:value-type="string">
            <text:p>Digital Electronic with VHDL</text:p>
          </table:table-cell>
          <table:table-cell office:value-type="float" office:value="621.381" calcext:value-type="float">
            <text:p>621.381</text:p>
          </table:table-cell>
          <table:table-cell office:value-type="float" office:value="2754" calcext:value-type="float">
            <text:p>2754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v.1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en</text:p>
          </table:table-cell>
          <table:table-cell table:number-columns-repeated="101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780131219311" calcext:value-type="float">
            <text:p>9780131219311</text:p>
          </table:table-cell>
          <table:table-cell office:value-type="string" calcext:value-type="string">
            <text:p>DigSys9e</text:p>
          </table:table-cell>
          <table:table-cell office:value-type="string" calcext:value-type="string">
            <text:p>Digital Systems 9/e</text:p>
          </table:table-cell>
          <table:table-cell office:value-type="float" office:value="621.381" calcext:value-type="float">
            <text:p>621.381</text:p>
          </table:table-cell>
          <table:table-cell office:value-type="string" calcext:value-type="string">
            <text:p>T631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en</text:p>
          </table:table-cell>
          <table:table-cell table:number-columns-repeated="101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780071155953" calcext:value-type="float">
            <text:p>9780071155953</text:p>
          </table:table-cell>
          <table:table-cell office:value-type="string" calcext:value-type="string">
            <text:p>DSC++</text:p>
          </table:table-cell>
          <table:table-cell office:value-type="string" calcext:value-type="string">
            <text:p>Data Structures,Algorithms,&amp; A pplications in C++</text:p>
          </table:table-cell>
          <table:table-cell office:value-type="float" office:value="312.73" calcext:value-type="float">
            <text:p>312.73</text:p>
          </table:table-cell>
          <table:table-cell office:value-type="string" calcext:value-type="string">
            <text:p>S24</text:p>
          </table:table-cell>
          <table:table-cell office:value-type="float" office:value="1998" calcext:value-type="float">
            <text:p>1998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en</text:p>
          </table:table-cell>
          <table:table-cell table:number-columns-repeated="1014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9861573216" calcext:value-type="float">
            <text:p>9861573216</text:p>
          </table:table-cell>
          <table:table-cell office:value-type="string" calcext:value-type="string">
            <text:p>TCP/IP</text:p>
          </table:table-cell>
          <table:table-cell office:value-type="string" calcext:value-type="string">
            <text:p>TCP/IP協定</text:p>
          </table:table-cell>
          <table:table-cell office:value-type="float" office:value="312.9162" calcext:value-type="float">
            <text:p>312.9162</text:p>
          </table:table-cell>
          <table:table-cell office:value-type="float" office:value="8766" calcext:value-type="float">
            <text:p>8766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780130324955" calcext:value-type="float">
            <text:p>9780130324955</text:p>
          </table:table-cell>
          <table:table-cell office:value-type="string" calcext:value-type="string">
            <text:p>Circuits6e</text:p>
          </table:table-cell>
          <table:table-cell office:value-type="string" calcext:value-type="string">
            <text:p>Electric circuits 6/e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N712</text:p>
          </table:table-cell>
          <table:table-cell office:value-type="float" office:value="2001" calcext:value-type="float">
            <text:p>2001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en</text:p>
          </table:table-cell>
          <table:table-cell table:number-columns-repeated="1014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9789867198532" calcext:value-type="float">
            <text:p>9789867198532</text:p>
          </table:table-cell>
          <table:table-cell office:value-type="string" calcext:value-type="string">
            <text:p>UML物件</text:p>
          </table:table-cell>
          <table:table-cell office:value-type="string" calcext:value-type="string">
            <text:p>UML 物件導向系統分析與設計</text:p>
          </table:table-cell>
          <table:table-cell office:value-type="float" office:value="312.92" calcext:value-type="float">
            <text:p>312.92</text:p>
          </table:table-cell>
          <table:table-cell office:value-type="float" office:value="7160" calcext:value-type="float">
            <text:p>7160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780321303479" calcext:value-type="float">
            <text:p>9780321303479</text:p>
          </table:table-cell>
          <table:table-cell office:value-type="string" calcext:value-type="string">
            <text:p>ZenCSS</text:p>
          </table:table-cell>
          <table:table-cell office:value-type="string" calcext:value-type="string">
            <text:p>The ZEN of CSS Design</text:p>
          </table:table-cell>
          <table:table-cell office:value-type="float" office:value="312.1695" calcext:value-type="float">
            <text:p>312.1695</text:p>
          </table:table-cell>
          <table:table-cell office:value-type="string" calcext:value-type="string">
            <text:p>S477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en</text:p>
          </table:table-cell>
          <table:table-cell table:number-columns-repeated="1014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9789866387074" calcext:value-type="float">
            <text:p>9789866387074</text:p>
          </table:table-cell>
          <table:table-cell office:value-type="string" calcext:value-type="string">
            <text:p>無線網路安</text:p>
          </table:table-cell>
          <table:table-cell office:value-type="string" calcext:value-type="string">
            <text:p>無線網路安全攻防實戰(平裝)</text:p>
          </table:table-cell>
          <table:table-cell office:value-type="float" office:value="312.76" calcext:value-type="float">
            <text:p>312.76</text:p>
          </table:table-cell>
          <table:table-cell office:value-type="float" office:value="4652" calcext:value-type="float">
            <text:p>4652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780471283249" calcext:value-type="float">
            <text:p>9780471283249</text:p>
          </table:table-cell>
          <table:table-cell office:value-type="string" calcext:value-type="string">
            <text:p>Physics5e</text:p>
          </table:table-cell>
          <table:table-cell office:value-type="string" calcext:value-type="string">
            <text:p>Fundamentals of Physics 5/e</text:p>
          </table:table-cell>
          <table:table-cell office:value-type="float" office:value="337.9" calcext:value-type="float">
            <text:p>337.9</text:p>
          </table:table-cell>
          <table:table-cell office:value-type="string" calcext:value-type="string">
            <text:p>A465</text:p>
          </table:table-cell>
          <table:table-cell office:value-type="float" office:value="2001" calcext:value-type="float">
            <text:p>2001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en</text:p>
          </table:table-cell>
          <table:table-cell table:number-columns-repeated="101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780393322767" calcext:value-type="float">
            <text:p>9780393322767</text:p>
          </table:table-cell>
          <table:table-cell office:value-type="string" calcext:value-type="string">
            <text:p>HandTools</text:p>
          </table:table-cell>
          <table:table-cell office:value-type="string" calcext:value-type="string">
            <text:p>Hand Tools ─ Their Ways and Workings</text:p>
          </table:table-cell>
          <table:table-cell office:value-type="float" office:value="371.33" calcext:value-type="float">
            <text:p>371.33</text:p>
          </table:table-cell>
          <table:table-cell office:value-type="string" calcext:value-type="string">
            <text:p>F495</text:p>
          </table:table-cell>
          <table:table-cell office:value-type="float" office:value="2002" calcext:value-type="float">
            <text:p>2002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en</text:p>
          </table:table-cell>
          <table:table-cell table:number-columns-repeated="1014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9789576365164" calcext:value-type="float">
            <text:p>9789576365164</text:p>
          </table:table-cell>
          <table:table-cell office:value-type="string" calcext:value-type="string">
            <text:p>作業系統3e</text:p>
          </table:table-cell>
          <table:table-cell office:value-type="string" calcext:value-type="string">
            <text:p>作業系統槪念 3/e</text:p>
          </table:table-cell>
          <table:table-cell office:value-type="float" office:value="312.953" calcext:value-type="float">
            <text:p>312.953</text:p>
          </table:table-cell>
          <table:table-cell office:value-type="float" office:value="8445" calcext:value-type="float">
            <text:p>8445</text:p>
          </table:table-cell>
          <table:table-cell office:value-type="float" office:value="1992" calcext:value-type="float">
            <text:p>1992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780024097309" calcext:value-type="float">
            <text:p>9780024097309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Introduction to Materials Science for Engineers</text:p>
          </table:table-cell>
          <table:table-cell office:value-type="float" office:value="440.23" calcext:value-type="float">
            <text:p>440.23</text:p>
          </table:table-cell>
          <table:table-cell office:value-type="string" calcext:value-type="string">
            <text:p>S515</text:p>
          </table:table-cell>
          <table:table-cell office:value-type="float" office:value="1988" calcext:value-type="float">
            <text:p>1988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en</text:p>
          </table:table-cell>
          <table:table-cell table:number-columns-repeated="101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780471153689" calcext:value-type="float">
            <text:p>9780471153689</text:p>
          </table:table-cell>
          <table:table-cell office:value-type="string" calcext:value-type="string">
            <text:p>MedicInst</text:p>
          </table:table-cell>
          <table:table-cell office:value-type="string" calcext:value-type="string">
            <text:p>Medical Instrumentation 3e</text:p>
          </table:table-cell>
          <table:table-cell office:value-type="float" office:value="410.35" calcext:value-type="float">
            <text:p>410.35</text:p>
          </table:table-cell>
          <table:table-cell office:value-type="float" office:value="5446" calcext:value-type="float">
            <text:p>5446</text:p>
          </table:table-cell>
          <table:table-cell office:value-type="float" office:value="1997" calcext:value-type="float">
            <text:p>1997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en</text:p>
          </table:table-cell>
          <table:table-cell table:number-columns-repeated="101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780201752953" calcext:value-type="float">
            <text:p>9780201752953</text:p>
          </table:table-cell>
          <table:table-cell office:value-type="string" calcext:value-type="string">
            <text:p>ConceptPL</text:p>
          </table:table-cell>
          <table:table-cell office:value-type="string" calcext:value-type="string">
            <text:p>Concepts of Programming Languages</text:p>
          </table:table-cell>
          <table:table-cell office:value-type="float" office:value="312.93" calcext:value-type="float">
            <text:p>312.93</text:p>
          </table:table-cell>
          <table:table-cell office:value-type="string" calcext:value-type="string">
            <text:p>S443</text:p>
          </table:table-cell>
          <table:table-cell office:value-type="float" office:value="2002" calcext:value-type="float">
            <text:p>2002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en</text:p>
          </table:table-cell>
          <table:table-cell table:number-columns-repeated="101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780030186820" calcext:value-type="float">
            <text:p>9780030186820</text:p>
          </table:table-cell>
          <table:table-cell office:value-type="string" calcext:value-type="string">
            <text:p>IntroLan6e</text:p>
          </table:table-cell>
          <table:table-cell office:value-type="string" calcext:value-type="string">
            <text:p>An Introduction To Language, 6e</text:p>
          </table:table-cell>
          <table:table-cell office:value-type="float" office:value="805.101" calcext:value-type="float">
            <text:p>805.101</text:p>
          </table:table-cell>
          <table:table-cell office:value-type="string" calcext:value-type="string">
            <text:p>F931</text:p>
          </table:table-cell>
          <table:table-cell office:value-type="float" office:value="1998" calcext:value-type="float">
            <text:p>1998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9789862761359" calcext:value-type="float">
            <text:p>9789862761359</text:p>
          </table:table-cell>
          <table:table-cell office:value-type="string" calcext:value-type="string">
            <text:p>MIS網管</text:p>
          </table:table-cell>
          <table:table-cell office:value-type="string" calcext:value-type="string">
            <text:p>MIS網管實戰寶典：Linux老鳥這樣搞定機房大小事</text:p>
          </table:table-cell>
          <table:table-cell office:value-type="float" office:value="312.16" calcext:value-type="float">
            <text:p>312.16</text:p>
          </table:table-cell>
          <table:table-cell office:value-type="float" office:value="6037" calcext:value-type="float">
            <text:p>6037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9789863470151" calcext:value-type="float">
            <text:p>9789863470151</text:p>
          </table:table-cell>
          <table:table-cell office:value-type="string" calcext:value-type="string">
            <text:p>Nagios</text:p>
          </table:table-cell>
          <table:table-cell office:value-type="string" calcext:value-type="string">
            <text:p>Nagios：打造企業級網管監控系統</text:p>
          </table:table-cell>
          <table:table-cell office:value-type="float" office:value="312.1653" calcext:value-type="float">
            <text:p>312.1653</text:p>
          </table:table-cell>
          <table:table-cell office:value-type="float" office:value="2714" calcext:value-type="float">
            <text:p>2714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9789861818511" calcext:value-type="float">
            <text:p>9789861818511</text:p>
          </table:table-cell>
          <table:table-cell office:value-type="string" calcext:value-type="string">
            <text:p>鳥哥基礎</text:p>
          </table:table-cell>
          <table:table-cell office:value-type="string" calcext:value-type="string">
            <text:p>鳥哥的Linux私房菜--基礎學習篇(第三版)(附DVD)(平裝)</text:p>
          </table:table-cell>
          <table:table-cell office:value-type="float" office:value="312.54" calcext:value-type="float">
            <text:p>312.54</text:p>
          </table:table-cell>
          <table:table-cell office:value-type="float" office:value="8455" calcext:value-type="float">
            <text:p>8455</text:p>
          </table:table-cell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9789862763209" calcext:value-type="float">
            <text:p>9789862763209</text:p>
          </table:table-cell>
          <table:table-cell office:value-type="string" calcext:value-type="string">
            <text:p>鳥哥伺服</text:p>
          </table:table-cell>
          <table:table-cell office:value-type="string" calcext:value-type="string">
            <text:p>鳥哥的Linux私房菜：伺服器架設篇（第三版）（附光碟）(平裝附數位影音光碟)</text:p>
          </table:table-cell>
          <table:table-cell office:value-type="float" office:value="312.54" calcext:value-type="float">
            <text:p>312.54</text:p>
          </table:table-cell>
          <table:table-cell office:value-type="float" office:value="8455" calcext:value-type="float">
            <text:p>8455</text:p>
          </table:table-cell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9789862014004" calcext:value-type="float">
            <text:p>9789862014004</text:p>
          </table:table-cell>
          <table:table-cell office:value-type="string" calcext:value-type="string">
            <text:p>Linux網路程設</text:p>
          </table:table-cell>
          <table:table-cell office:value-type="string" calcext:value-type="string">
            <text:p>Linux Network Programming-網路程式設計(平裝)</text:p>
          </table:table-cell>
          <table:table-cell office:value-type="float" office:value="312.712" calcext:value-type="float">
            <text:p>312.712</text:p>
          </table:table-cell>
          <table:table-cell office:value-type="float" office:value="8336" calcext:value-type="float">
            <text:p>8336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9789575278786" calcext:value-type="float">
            <text:p>9789575278786</text:p>
          </table:table-cell>
          <table:table-cell office:value-type="string" calcext:value-type="string">
            <text:p>BSD6</text:p>
          </table:table-cell>
          <table:table-cell office:value-type="string" calcext:value-type="string">
            <text:p>FreeBSD 6.0架設管理與應用</text:p>
          </table:table-cell>
          <table:table-cell office:value-type="float" office:value="312.953" calcext:value-type="float">
            <text:p>312.953</text:p>
          </table:table-cell>
          <table:table-cell office:value-type="float" office:value="1020" calcext:value-type="float">
            <text:p>1020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9789572241936" calcext:value-type="float">
            <text:p>9789572241936</text:p>
          </table:table-cell>
          <table:table-cell office:value-type="string" calcext:value-type="string">
            <text:p>Linux雙認證</text:p>
          </table:table-cell>
          <table:table-cell office:value-type="string" calcext:value-type="string">
            <text:p>一次擁有Linux雙認證：LPIC Level 2+Novell CLP11自學手冊</text:p>
          </table:table-cell>
          <table:table-cell office:value-type="float" office:value="312.54" calcext:value-type="float">
            <text:p>312.54</text:p>
          </table:table-cell>
          <table:table-cell office:value-type="float" office:value="4652" calcext:value-type="float">
            <text:p>4652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9789862761694" calcext:value-type="float">
            <text:p>9789862761694</text:p>
          </table:table-cell>
          <table:table-cell office:value-type="string" calcext:value-type="string">
            <text:p>作業系統開</text:p>
          </table:table-cell>
          <table:table-cell office:value-type="string" calcext:value-type="string">
            <text:p>作業系統開發實戰手冊：以開發一個視窗多工作業系統為例(平裝附光碟片)</text:p>
          </table:table-cell>
          <table:table-cell office:value-type="float" office:value="312.54" calcext:value-type="float">
            <text:p>312.54</text:p>
          </table:table-cell>
          <table:table-cell office:value-type="float" office:value="8734" calcext:value-type="float">
            <text:p>8734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9789862766675" calcext:value-type="float">
            <text:p>9789862766675</text:p>
          </table:table-cell>
          <table:table-cell office:value-type="string" calcext:value-type="string">
            <text:p>演算法4e</text:p>
          </table:table-cell>
          <table:table-cell office:value-type="string" calcext:value-type="string">
            <text:p>演算法（第四版）：使用C++虛擬碼</text:p>
          </table:table-cell>
          <table:table-cell office:value-type="float" office:value="312.31" calcext:value-type="float">
            <text:p>312.31</text:p>
          </table:table-cell>
          <table:table-cell office:value-type="float" office:value="8777" calcext:value-type="float">
            <text:p>8777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9789862768600" calcext:value-type="float">
            <text:p>9789862768600</text:p>
          </table:table-cell>
          <table:table-cell office:value-type="string" calcext:value-type="string">
            <text:p>CIJenkis</text:p>
          </table:table-cell>
          <table:table-cell office:value-type="string" calcext:value-type="string">
            <text:p>CI（Continuous integration）關鍵技術：使用 Jenkins</text:p>
          </table:table-cell>
          <table:table-cell office:value-type="float" office:value="312.2" calcext:value-type="float">
            <text:p>312.2</text:p>
          </table:table-cell>
          <table:table-cell office:value-type="float" office:value="8727" calcext:value-type="float">
            <text:p>8727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789862017050" calcext:value-type="float">
            <text:p>9789862017050</text:p>
          </table:table-cell>
          <table:table-cell office:value-type="string" calcext:value-type="string">
            <text:p>無瑕：敏捷</text:p>
          </table:table-cell>
          <table:table-cell office:value-type="string" calcext:value-type="string">
            <text:p>無瑕的程式碼：敏捷軟體開發技巧守則</text:p>
          </table:table-cell>
          <table:table-cell office:value-type="float" office:value="312.2" calcext:value-type="float">
            <text:p>312.2</text:p>
          </table:table-cell>
          <table:table-cell office:value-type="float" office:value="8354" calcext:value-type="float">
            <text:p>8354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9789865740382" calcext:value-type="float">
            <text:p>9789865740382</text:p>
          </table:table-cell>
          <table:table-cell office:value-type="string" calcext:value-type="string">
            <text:p>笑談軟工例</text:p>
          </table:table-cell>
          <table:table-cell office:value-type="string" calcext:value-type="string">
            <text:p>笑談軟體工程：例外處理設計的逆襲</text:p>
          </table:table-cell>
          <table:table-cell office:value-type="float" office:value="312.2" calcext:value-type="float">
            <text:p>312.2</text:p>
          </table:table-cell>
          <table:table-cell office:value-type="float" office:value="7514" calcext:value-type="float">
            <text:p>7514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789866072956" calcext:value-type="float">
            <text:p>9789866072956</text:p>
          </table:table-cell>
          <table:table-cell office:value-type="string" calcext:value-type="string">
            <text:p>笑談軟工敏</text:p>
          </table:table-cell>
          <table:table-cell office:value-type="string" calcext:value-type="string">
            <text:p>笑談軟體工程：敏捷開發法的逆襲</text:p>
          </table:table-cell>
          <table:table-cell office:value-type="float" office:value="312.2" calcext:value-type="float">
            <text:p>312.2</text:p>
          </table:table-cell>
          <table:table-cell office:value-type="float" office:value="7514" calcext:value-type="float">
            <text:p>7514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9789862760116" calcext:value-type="float">
            <text:p>9789862760116</text:p>
          </table:table-cell>
          <table:table-cell office:value-type="string" calcext:value-type="string">
            <text:p>大象UML</text:p>
          </table:table-cell>
          <table:table-cell office:value-type="string" calcext:value-type="string">
            <text:p>大象：Thinking in UML（第二版）</text:p>
          </table:table-cell>
          <table:table-cell office:value-type="float" office:value="312.2" calcext:value-type="float">
            <text:p>312.2</text:p>
          </table:table-cell>
          <table:table-cell office:value-type="float" office:value="8439" calcext:value-type="float">
            <text:p>8439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789862015827" calcext:value-type="float">
            <text:p>9789862015827</text:p>
          </table:table-cell>
          <table:table-cell office:value-type="string" calcext:value-type="string">
            <text:p>遊戲設計概</text:p>
          </table:table-cell>
          <table:table-cell office:value-type="string" calcext:value-type="string">
            <text:p>遊戲設計概論（第三版）</text:p>
          </table:table-cell>
          <table:table-cell office:value-type="float" office:value="312.8" calcext:value-type="float">
            <text:p>312.8</text:p>
          </table:table-cell>
          <table:table-cell office:value-type="float" office:value="8455" calcext:value-type="float">
            <text:p>8455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9789864340804" calcext:value-type="float">
            <text:p>9789864340804</text:p>
          </table:table-cell>
          <table:table-cell office:value-type="string" calcext:value-type="string">
            <text:p>活到幾歲都</text:p>
          </table:table-cell>
          <table:table-cell office:value-type="string" calcext:value-type="string">
            <text:p>活到幾歲都要學: 銀髮爸媽第一次玩平板電腦就上手</text:p>
          </table:table-cell>
          <table:table-cell office:value-type="float" office:value="312.7565" calcext:value-type="float">
            <text:p>312.7565</text:p>
          </table:table-cell>
          <table:table-cell office:value-type="float" office:value="8344" calcext:value-type="float">
            <text:p>8344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fail</text:p>
          </table:table-cell>
          <table:table-cell table:number-columns-repeated="2"/>
          <table:table-cell office:value-type="string" calcext:value-type="string">
            <text:p>delete</text:p>
          </table:table-cell>
          <table:table-cell table:number-columns-repeated="1012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9789862760956" calcext:value-type="float">
            <text:p>9789862760956</text:p>
          </table:table-cell>
          <table:table-cell office:value-type="string" calcext:value-type="string">
            <text:p>學習SQL15</text:p>
          </table:table-cell>
          <table:table-cell office:value-type="string" calcext:value-type="string">
            <text:p>學習SQL 的15堂課(平裝)</text:p>
          </table:table-cell>
          <table:table-cell office:value-type="float" office:value="312.7565" calcext:value-type="float">
            <text:p>312.7565</text:p>
          </table:table-cell>
          <table:table-cell office:value-type="float" office:value="8246" calcext:value-type="float">
            <text:p>8246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9789862767436" calcext:value-type="float">
            <text:p>9789862767436</text:p>
          </table:table-cell>
          <table:table-cell office:value-type="string" calcext:value-type="string">
            <text:p>NoSQL15</text:p>
          </table:table-cell>
          <table:table-cell office:value-type="string" calcext:value-type="string">
            <text:p>搞懂NoSQL的15堂課（NoSQL Distilled中文版）</text:p>
          </table:table-cell>
          <table:table-cell office:value-type="float" office:value="312.74" calcext:value-type="float">
            <text:p>312.74</text:p>
          </table:table-cell>
          <table:table-cell office:value-type="float" office:value="3254" calcext:value-type="float">
            <text:p>3254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789862019306" calcext:value-type="float">
            <text:p>9789862019306</text:p>
          </table:table-cell>
          <table:table-cell office:value-type="string" calcext:value-type="string">
            <text:p>我的程式碼</text:p>
          </table:table-cell>
          <table:table-cell office:value-type="string" calcext:value-type="string">
            <text:p>我的程式碼會說話</text:p>
          </table:table-cell>
          <table:table-cell office:value-type="float" office:value="312.3" calcext:value-type="float">
            <text:p>312.3</text:p>
          </table:table-cell>
          <table:table-cell office:value-type="float" office:value="1030" calcext:value-type="float">
            <text:p>1030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789863473060" calcext:value-type="float">
            <text:p>9789863473060</text:p>
          </table:table-cell>
          <table:table-cell office:value-type="string" calcext:value-type="string">
            <text:p>高品質程式</text:p>
          </table:table-cell>
          <table:table-cell office:value-type="string" calcext:value-type="string">
            <text:p>高品質程式：軟體測試原則、實作與模式</text:p>
          </table:table-cell>
          <table:table-cell office:value-type="float" office:value="312.23" calcext:value-type="float">
            <text:p>312.23</text:p>
          </table:table-cell>
          <table:table-cell office:value-type="float" office:value="8534" calcext:value-type="float">
            <text:p>8534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789572054024" calcext:value-type="float">
            <text:p>9789572054024</text:p>
          </table:table-cell>
          <table:table-cell office:value-type="string" calcext:value-type="string">
            <text:p>物件導向設</text:p>
          </table:table-cell>
          <table:table-cell office:value-type="string" calcext:value-type="string">
            <text:p>物件導向設計模式</text:p>
          </table:table-cell>
          <table:table-cell office:value-type="float" office:value="312.92" calcext:value-type="float">
            <text:p>312.92</text:p>
          </table:table-cell>
          <table:table-cell office:value-type="float" office:value="1325" calcext:value-type="float">
            <text:p>1325</text:p>
          </table:table-cell>
          <table:table-cell office:value-type="float" office:value="2001" calcext:value-type="float">
            <text:p>2001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789862017074" calcext:value-type="float">
            <text:p>9789862017074</text:p>
          </table:table-cell>
          <table:table-cell office:value-type="string" calcext:value-type="string">
            <text:p>培養與鍛鍊</text:p>
          </table:table-cell>
          <table:table-cell office:value-type="string" calcext:value-type="string">
            <text:p>培養與鍛鍊程式設計的邏輯腦：程式設計大賽的解題策略基礎入門</text:p>
          </table:table-cell>
          <table:table-cell office:value-type="float" office:value="312.2" calcext:value-type="float">
            <text:p>312.2</text:p>
          </table:table-cell>
          <table:table-cell office:value-type="float" office:value="8367" calcext:value-type="float">
            <text:p>8367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789862018200" calcext:value-type="float">
            <text:p>9789862018200</text:p>
          </table:table-cell>
          <table:table-cell office:value-type="string" calcext:value-type="string">
            <text:p>設計模式的</text:p>
          </table:table-cell>
          <table:table-cell office:value-type="string" calcext:value-type="string">
            <text:p>設計模式的解析與活用</text:p>
          </table:table-cell>
          <table:table-cell office:value-type="float" office:value="312.2" calcext:value-type="float">
            <text:p>312.2</text:p>
          </table:table-cell>
          <table:table-cell office:value-type="float" office:value="8336" calcext:value-type="float">
            <text:p>8336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9789862760451" calcext:value-type="float">
            <text:p>9789862760451</text:p>
          </table:table-cell>
          <table:table-cell office:value-type="string" calcext:value-type="string">
            <text:p>演算法之道</text:p>
          </table:table-cell>
          <table:table-cell office:value-type="string" calcext:value-type="string">
            <text:p>演算法之道--讓你學不會演算法都難(平裝)</text:p>
          </table:table-cell>
          <table:table-cell office:value-type="float" office:value="318.1" calcext:value-type="float">
            <text:p>318.1</text:p>
          </table:table-cell>
          <table:table-cell office:value-type="float" office:value="8735" calcext:value-type="float">
            <text:p>8735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789867139672" calcext:value-type="float">
            <text:p>9789867139672</text:p>
          </table:table-cell>
          <table:table-cell office:value-type="string" calcext:value-type="string">
            <text:p>木工職人刨</text:p>
          </table:table-cell>
          <table:table-cell office:value-type="string" calcext:value-type="string">
            <text:p>木工職人刨修技法—打造超人氣木作必備參考書</text:p>
          </table:table-cell>
          <table:table-cell office:value-type="float" office:value="474.3" calcext:value-type="float">
            <text:p>474.3</text:p>
          </table:table-cell>
          <table:table-cell office:value-type="float" office:value="4872" calcext:value-type="float">
            <text:p>4872</text:p>
          </table:table-cell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9789866360718" calcext:value-type="float">
            <text:p>9789866360718</text:p>
          </table:table-cell>
          <table:table-cell office:value-type="string" calcext:value-type="string">
            <text:p>木作小食器</text:p>
          </table:table-cell>
          <table:table-cell office:value-type="string" calcext:value-type="string">
            <text:p>親手打造~木作小食器</text:p>
          </table:table-cell>
          <table:table-cell office:value-type="float" office:value="474.57" calcext:value-type="float">
            <text:p>474.57</text:p>
          </table:table-cell>
          <table:table-cell office:value-type="float" office:value="3334" calcext:value-type="float">
            <text:p>3334</text:p>
          </table:table-cell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9789867167811" calcext:value-type="float">
            <text:p>9789867167811</text:p>
          </table:table-cell>
          <table:table-cell office:value-type="string" calcext:value-type="string">
            <text:p>木工DIY</text:p>
          </table:table-cell>
          <table:table-cell office:value-type="string" calcext:value-type="string">
            <text:p>木工DIY家具：打造一輩子的好伙伴</text:p>
          </table:table-cell>
          <table:table-cell office:value-type="float" office:value="474.3" calcext:value-type="float">
            <text:p>474.3</text:p>
          </table:table-cell>
          <table:table-cell office:value-type="float" office:value="4054" calcext:value-type="float">
            <text:p>4054</text:p>
          </table:table-cell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9789571048079" calcext:value-type="float">
            <text:p>9789571048079</text:p>
          </table:table-cell>
          <table:table-cell office:value-type="string" calcext:value-type="string">
            <text:p>宅設計</text:p>
          </table:table-cell>
          <table:table-cell office:value-type="string" calcext:value-type="string">
            <text:p>宅。設計：20 x 20 原來如此的住宅建築原理</text:p>
          </table:table-cell>
          <table:table-cell office:value-type="float" office:value="441.58" calcext:value-type="float">
            <text:p>441.58</text:p>
          </table:table-cell>
          <table:table-cell office:value-type="float" office:value="4073" calcext:value-type="float">
            <text:p>4073</text:p>
          </table:table-cell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9789862019405" calcext:value-type="float">
            <text:p>9789862019405</text:p>
          </table:table-cell>
          <table:table-cell office:value-type="string" calcext:value-type="string">
            <text:p>深入Node.js</text:p>
          </table:table-cell>
          <table:table-cell office:value-type="string" calcext:value-type="string">
            <text:p>深入淺出Node.js</text:p>
          </table:table-cell>
          <table:table-cell office:value-type="float" office:value="312.1695" calcext:value-type="float">
            <text:p>312.1695</text:p>
          </table:table-cell>
          <table:table-cell office:value-type="float" office:value="4310" calcext:value-type="float">
            <text:p>4310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9789862019788" calcext:value-type="float">
            <text:p>9789862019788</text:p>
          </table:table-cell>
          <table:table-cell office:value-type="string" calcext:value-type="string">
            <text:p>Swift程設</text:p>
          </table:table-cell>
          <table:table-cell office:value-type="string" calcext:value-type="string">
            <text:p>從零開始學Swift程式設計</text:p>
          </table:table-cell>
          <table:table-cell office:value-type="float" office:value="312.2" calcext:value-type="float">
            <text:p>312.2</text:p>
          </table:table-cell>
          <table:table-cell office:value-type="float" office:value="8566" calcext:value-type="float">
            <text:p>8566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789572241004" calcext:value-type="float">
            <text:p>9789572241004</text:p>
          </table:table-cell>
          <table:table-cell office:value-type="string" calcext:value-type="string">
            <text:p>作業系統概</text:p>
          </table:table-cell>
          <table:table-cell office:value-type="string" calcext:value-type="string">
            <text:p>作業系統概論</text:p>
          </table:table-cell>
          <table:table-cell office:value-type="float" office:value="312.54" calcext:value-type="float">
            <text:p>312.54</text:p>
          </table:table-cell>
          <table:table-cell office:value-type="float" office:value="4652" calcext:value-type="float">
            <text:p>4652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789862768440" calcext:value-type="float">
            <text:p>9789862768440</text:p>
          </table:table-cell>
          <table:table-cell office:value-type="string" calcext:value-type="string">
            <text:p>駭客攻防實</text:p>
          </table:table-cell>
          <table:table-cell office:value-type="string" calcext:value-type="string">
            <text:p>駭客攻防實錄</text:p>
          </table:table-cell>
          <table:table-cell office:value-type="float" office:value="312.76" calcext:value-type="float">
            <text:p>312.76</text:p>
          </table:table-cell>
          <table:table-cell office:value-type="float" office:value="8343" calcext:value-type="float">
            <text:p>8343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9789864760572" calcext:value-type="float">
            <text:p>9789864760572</text:p>
          </table:table-cell>
          <table:table-cell office:value-type="string" calcext:value-type="string">
            <text:p>R資料採礦</text:p>
          </table:table-cell>
          <table:table-cell office:value-type="string" calcext:value-type="string">
            <text:p>R資料採礦與數據分析：以 GUI 套件 Rattle 結合程式語言實作</text:p>
          </table:table-cell>
          <table:table-cell office:value-type="float" office:value="512.4" calcext:value-type="float">
            <text:p>512.4</text:p>
          </table:table-cell>
          <table:table-cell office:value-type="float" office:value="8723" calcext:value-type="float">
            <text:p>8723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780679766117" calcext:value-type="float">
            <text:p>9780679766117</text:p>
          </table:table-cell>
          <table:table-cell office:value-type="string" calcext:value-type="string">
            <text:p>木工手冊</text:p>
          </table:table-cell>
          <table:table-cell office:value-type="string" calcext:value-type="string">
            <text:p>The Complete Manual of Woodworking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J12</text:p>
          </table:table-cell>
          <table:table-cell office:value-type="float" office:value="2001" calcext:value-type="float">
            <text:p>2001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9789866029172" calcext:value-type="float">
            <text:p>9789866029172</text:p>
          </table:table-cell>
          <table:table-cell office:value-type="string" calcext:value-type="string">
            <text:p>從零開始學</text:p>
          </table:table-cell>
          <table:table-cell office:value-type="string" calcext:value-type="string">
            <text:p>從零開始學木工：基礎到專業，最詳細的工具介紹＋環保家具DIY</text:p>
          </table:table-cell>
          <table:table-cell office:value-type="float" office:value="474.3" calcext:value-type="float">
            <text:p>474.3</text:p>
          </table:table-cell>
          <table:table-cell office:value-type="float" office:value="2091" calcext:value-type="float">
            <text:p>2091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9789863477983" calcext:value-type="float">
            <text:p>9789863477983</text:p>
          </table:table-cell>
          <table:table-cell office:value-type="string" calcext:value-type="string">
            <text:p>用Arduino</text:p>
          </table:table-cell>
          <table:table-cell office:value-type="string" calcext:value-type="string">
            <text:p>用Arduino全面打造物聯網</text:p>
          </table:table-cell>
          <table:table-cell office:value-type="float" office:value="471.516" calcext:value-type="float">
            <text:p>471.516</text:p>
          </table:table-cell>
          <table:table-cell office:value-type="float" office:value="1279" calcext:value-type="float">
            <text:p>1279</text:p>
          </table:table-cell>
          <table:table-cell office:value-type="float" office:value="2015" calcext:value-type="float">
            <text:p>2015</text:p>
          </table:table-cell>
          <table:table-cell table:number-columns-repeated="1017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9789863120841" calcext:value-type="float">
            <text:p>9789863120841</text:p>
          </table:table-cell>
          <table:table-cell office:value-type="string" calcext:value-type="string">
            <text:p>圖解Arduino</text:p>
          </table:table-cell>
          <table:table-cell office:value-type="string" calcext:value-type="string">
            <text:p>超圖解 Arduino 互動設計入門</text:p>
          </table:table-cell>
          <table:table-cell office:value-type="float" office:value="471.516" calcext:value-type="float">
            <text:p>471.516</text:p>
          </table:table-cell>
          <table:table-cell office:value-type="float" office:value="4942" calcext:value-type="float">
            <text:p>4942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9789863472865" calcext:value-type="float">
            <text:p>9789863472865</text:p>
          </table:table-cell>
          <table:table-cell office:value-type="string" calcext:value-type="string">
            <text:p>Andro8051</text:p>
          </table:table-cell>
          <table:table-cell office:value-type="string" calcext:value-type="string">
            <text:p>Android與8051單晶片應用開發實務</text:p>
          </table:table-cell>
          <table:table-cell office:value-type="float" office:value="312.952" calcext:value-type="float">
            <text:p>312.952</text:p>
          </table:table-cell>
          <table:table-cell office:value-type="float" office:value="8067" calcext:value-type="float">
            <text:p>8067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9789574423545" calcext:value-type="float">
            <text:p>9789574423545</text:p>
          </table:table-cell>
          <table:table-cell office:value-type="string" calcext:value-type="string">
            <text:p>8051單</text:p>
          </table:table-cell>
          <table:table-cell office:value-type="string" calcext:value-type="string">
            <text:p>8051 單晶片徹底研究-入門篇</text:p>
          </table:table-cell>
          <table:table-cell office:value-type="float" office:value="471.516" calcext:value-type="float">
            <text:p>471.516</text:p>
          </table:table-cell>
          <table:table-cell office:value-type="float" office:value="8774" calcext:value-type="float">
            <text:p>8774</text:p>
          </table:table-cell>
          <table:table-cell office:value-type="float" office:value="2006" calcext:value-type="float">
            <text:p>2006</text:p>
          </table:table-cell>
          <table:table-cell table:number-columns-repeated="1017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9789863476030" calcext:value-type="float">
            <text:p>9789863476030</text:p>
          </table:table-cell>
          <table:table-cell office:value-type="string" calcext:value-type="string">
            <text:p>TCPL4e</text:p>
          </table:table-cell>
          <table:table-cell office:value-type="string" calcext:value-type="string">
            <text:p>The C++ Programming Language國際中文版 第四版</text:p>
          </table:table-cell>
          <table:table-cell office:value-type="string" calcext:value-type="string">
            <text:p>312.32C</text:p>
          </table:table-cell>
          <table:table-cell office:value-type="float" office:value="8855" calcext:value-type="float">
            <text:p>8855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9789572206287" calcext:value-type="float">
            <text:p>9789572206287</text:p>
          </table:table-cell>
          <table:table-cell office:value-type="string" calcext:value-type="string">
            <text:p>新C語言</text:p>
          </table:table-cell>
          <table:table-cell office:value-type="string" calcext:value-type="string">
            <text:p>新 C 語言入門與進階</text:p>
          </table:table-cell>
          <table:table-cell office:value-type="string" calcext:value-type="string">
            <text:p>312.932C</text:p>
          </table:table-cell>
          <table:table-cell office:value-type="float" office:value="4024" calcext:value-type="float">
            <text:p>4024</text:p>
          </table:table-cell>
          <table:table-cell office:value-type="float" office:value="1991" calcext:value-type="float">
            <text:p>1991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9789572054437" calcext:value-type="float">
            <text:p>9789572054437</text:p>
          </table:table-cell>
          <table:table-cell office:value-type="string" calcext:value-type="string">
            <text:p>TCPL1e</text:p>
          </table:table-cell>
          <table:table-cell office:value-type="string" calcext:value-type="string">
            <text:p>C++ 程式語言 經典增訂版</text:p>
          </table:table-cell>
          <table:table-cell office:value-type="string" calcext:value-type="string">
            <text:p>312.32C</text:p>
          </table:table-cell>
          <table:table-cell office:value-type="float" office:value="8855" calcext:value-type="float">
            <text:p>8855</text:p>
          </table:table-cell>
          <table:table-cell office:value-type="float" office:value="2001" calcext:value-type="float">
            <text:p>2001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9789862763100" calcext:value-type="float">
            <text:p>9789862763100</text:p>
          </table:table-cell>
          <table:table-cell office:value-type="string" calcext:value-type="string">
            <text:p>JavaSE7</text:p>
          </table:table-cell>
          <table:table-cell office:value-type="string" calcext:value-type="string">
            <text:p>Java SE 7 技術手冊(平裝)</text:p>
          </table:table-cell>
          <table:table-cell office:value-type="string" calcext:value-type="string">
            <text:p>312.32J3</text:p>
          </table:table-cell>
          <table:table-cell office:value-type="float" office:value="8766" calcext:value-type="float">
            <text:p>8766</text:p>
          </table:table-cell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9789863473145" calcext:value-type="float">
            <text:p>9789863473145</text:p>
          </table:table-cell>
          <table:table-cell office:value-type="string" calcext:value-type="string">
            <text:p>Android程</text:p>
          </table:table-cell>
          <table:table-cell office:value-type="string" calcext:value-type="string">
            <text:p>Android程式設計入門、應用到精通（第三版）（適用1.X～5.X, Android Wear穿戴式裝置）</text:p>
          </table:table-cell>
          <table:table-cell office:value-type="float" office:value="312.52" calcext:value-type="float">
            <text:p>312.52</text:p>
          </table:table-cell>
          <table:table-cell office:value-type="float" office:value="8325" calcext:value-type="float">
            <text:p>8325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9789866482274" calcext:value-type="float">
            <text:p>9789866482274</text:p>
          </table:table-cell>
          <table:table-cell office:value-type="string" calcext:value-type="string">
            <text:p>Google!A</text:p>
          </table:table-cell>
          <table:table-cell office:value-type="string" calcext:value-type="string">
            <text:p>Google！Android手機應用程式設計入門</text:p>
          </table:table-cell>
          <table:table-cell office:value-type="float" office:value="312.952" calcext:value-type="float">
            <text:p>312.952</text:p>
          </table:table-cell>
          <table:table-cell office:value-type="float" office:value="8537" calcext:value-type="float">
            <text:p>8537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9789863472186" calcext:value-type="float">
            <text:p>9789863472186</text:p>
          </table:table-cell>
          <table:table-cell office:value-type="string" calcext:value-type="string">
            <text:p>Android學2</text:p>
          </table:table-cell>
          <table:table-cell office:value-type="string" calcext:value-type="string">
            <text:p>Android 學習手冊（第二版）</text:p>
          </table:table-cell>
          <table:table-cell office:value-type="float" office:value="448.845029" calcext:value-type="float">
            <text:p>448.845029</text:p>
          </table:table-cell>
          <table:table-cell office:value-type="float" office:value="8547" calcext:value-type="float">
            <text:p>8547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9789862019061" calcext:value-type="float">
            <text:p>9789862019061</text:p>
          </table:table-cell>
          <table:table-cell office:value-type="string" calcext:value-type="string">
            <text:p>C++沉思錄</text:p>
          </table:table-cell>
          <table:table-cell office:value-type="string" calcext:value-type="string">
            <text:p>C＋＋沉思錄（Ruminations on C++：A Decade of Programming Insight and Experience）</text:p>
          </table:table-cell>
          <table:table-cell office:value-type="string" calcext:value-type="string">
            <text:p>312.32C</text:p>
          </table:table-cell>
          <table:table-cell office:value-type="float" office:value="4174" calcext:value-type="float">
            <text:p>4174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9789864761685" calcext:value-type="float">
            <text:p>9789864761685</text:p>
          </table:table-cell>
          <table:table-cell office:value-type="string" calcext:value-type="string">
            <text:p>TLI v2</text:p>
          </table:table-cell>
          <table:table-cell office:value-type="string" calcext:value-type="string">
            <text:p>The Linux Programming Interface 國際中文版（下冊）</text:p>
          </table:table-cell>
          <table:table-cell office:value-type="float" office:value="312.54" calcext:value-type="float">
            <text:p>312.54</text:p>
          </table:table-cell>
          <table:table-cell office:value-type="float" office:value="2714" calcext:value-type="float">
            <text:p>271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v.2</text:p>
          </table:table-cell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9789863479116" calcext:value-type="float">
            <text:p>9789863479116</text:p>
          </table:table-cell>
          <table:table-cell office:value-type="string" calcext:value-type="string">
            <text:p>流暢的Py</text:p>
          </table:table-cell>
          <table:table-cell office:value-type="string" calcext:value-type="string">
            <text:p>流暢的Python：清晰、簡潔、有效的程式設計</text:p>
          </table:table-cell>
          <table:table-cell office:value-type="string" calcext:value-type="string">
            <text:p>312.932P97</text:p>
          </table:table-cell>
          <table:table-cell office:value-type="float" office:value="5064" calcext:value-type="float">
            <text:p>5064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9789863477105" calcext:value-type="float">
            <text:p>9789863477105</text:p>
          </table:table-cell>
          <table:table-cell office:value-type="string" calcext:value-type="string">
            <text:p>高效能 Py</text:p>
          </table:table-cell>
          <table:table-cell office:value-type="string" calcext:value-type="string">
            <text:p>高效能 Python 程式設計 (High Performance Python: Practical Performant Programming for Humans)</text:p>
          </table:table-cell>
          <table:table-cell office:value-type="string" calcext:value-type="string">
            <text:p>312.32P9</text:p>
          </table:table-cell>
          <table:table-cell office:value-type="float" office:value="5124" calcext:value-type="float">
            <text:p>5124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9789862760703" calcext:value-type="float">
            <text:p>9789862760703</text:p>
          </table:table-cell>
          <table:table-cell office:value-type="string" calcext:value-type="string">
            <text:p>精通Python</text:p>
          </table:table-cell>
          <table:table-cell office:value-type="string" calcext:value-type="string">
            <text:p>精通Python 3程式設計（第二版）(平裝)</text:p>
          </table:table-cell>
          <table:table-cell office:value-type="string" calcext:value-type="string">
            <text:p>312.32P97</text:p>
          </table:table-cell>
          <table:table-cell office:value-type="float" office:value="7451" calcext:value-type="float">
            <text:p>7451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9789863479819" calcext:value-type="float">
            <text:p>9789863479819</text:p>
          </table:table-cell>
          <table:table-cell office:value-type="string" calcext:value-type="string">
            <text:p>PyObjectR</text:p>
          </table:table-cell>
          <table:table-cell office:value-type="string" calcext:value-type="string">
            <text:p>Python 3 物件導向程式設計（第二版）</text:p>
          </table:table-cell>
          <table:table-cell office:value-type="string" calcext:value-type="string">
            <text:p>312.32P97</text:p>
          </table:table-cell>
          <table:table-cell office:value-type="float" office:value="8572" calcext:value-type="float">
            <text:p>8572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9789863477020" calcext:value-type="float">
            <text:p>9789863477020</text:p>
          </table:table-cell>
          <table:table-cell office:value-type="string" calcext:value-type="string">
            <text:p>EffectivePy</text:p>
          </table:table-cell>
          <table:table-cell office:value-type="string" calcext:value-type="string">
            <text:p>Effective Python 中文版 | 寫出良好 Python 程式的 59 個具體做法 (Effective Python: 59 Specific Ways to Write Better Python)</text:p>
          </table:table-cell>
          <table:table-cell office:value-type="string" calcext:value-type="string">
            <text:p>312.32P97</text:p>
          </table:table-cell>
          <table:table-cell office:value-type="float" office:value="8835" calcext:value-type="float">
            <text:p>8835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9789863477808" calcext:value-type="float">
            <text:p>9789863477808</text:p>
          </table:table-cell>
          <table:table-cell office:value-type="string" calcext:value-type="string">
            <text:p>黑帽Python</text:p>
          </table:table-cell>
          <table:table-cell office:value-type="string" calcext:value-type="string">
            <text:p>黑帽Python: 給駭客與滲透測試者的Python開發指南</text:p>
          </table:table-cell>
          <table:table-cell office:value-type="string" calcext:value-type="string">
            <text:p>312.32P97</text:p>
          </table:table-cell>
          <table:table-cell office:value-type="float" office:value="3044" calcext:value-type="float">
            <text:p>3044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9789864340415" calcext:value-type="float">
            <text:p>9789864340415</text:p>
          </table:table-cell>
          <table:table-cell office:value-type="string" calcext:value-type="string">
            <text:p>DesignPPy</text:p>
          </table:table-cell>
          <table:table-cell office:value-type="string" calcext:value-type="string">
            <text:p>Python設計模式深入解析</text:p>
          </table:table-cell>
          <table:table-cell office:value-type="string" calcext:value-type="string">
            <text:p>312.32P97</text:p>
          </table:table-cell>
          <table:table-cell office:value-type="float" office:value="8465" calcext:value-type="float">
            <text:p>8465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9789864760244" calcext:value-type="float">
            <text:p>9789864760244</text:p>
          </table:table-cell>
          <table:table-cell office:value-type="string" calcext:value-type="string">
            <text:p>TDDPy</text:p>
          </table:table-cell>
          <table:table-cell office:value-type="string" calcext:value-type="string">
            <text:p>測試驅動開發：使用 Python</text:p>
          </table:table-cell>
          <table:table-cell office:value-type="string" calcext:value-type="string">
            <text:p>312.32P97</text:p>
          </table:table-cell>
          <table:table-cell office:value-type="float" office:value="8355" calcext:value-type="float">
            <text:p>8355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9789861547534" calcext:value-type="float">
            <text:p>9789861547534</text:p>
          </table:table-cell>
          <table:table-cell office:value-type="string" calcext:value-type="string">
            <text:p>重構1e</text:p>
          </table:table-cell>
          <table:table-cell office:value-type="string" calcext:value-type="string">
            <text:p>重構—改善既有程式的設計(第二版) 1/e</text:p>
          </table:table-cell>
          <table:table-cell office:value-type="float" office:value="312.2" calcext:value-type="float">
            <text:p>312.2</text:p>
          </table:table-cell>
          <table:table-cell office:value-type="float" office:value="8970" calcext:value-type="float">
            <text:p>8970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9789862764916" calcext:value-type="float">
            <text:p>9789862764916</text:p>
          </table:table-cell>
          <table:table-cell office:value-type="string" calcext:value-type="string">
            <text:p>Sketchup3D</text:p>
          </table:table-cell>
          <table:table-cell office:value-type="string" calcext:value-type="string">
            <text:p>SketchUp全方位3D建模實作（超值加贈影音教學及範例檔）</text:p>
          </table:table-cell>
          <table:table-cell office:value-type="float" office:value="967.029" calcext:value-type="float">
            <text:p>967.029</text:p>
          </table:table-cell>
          <table:table-cell office:value-type="float" office:value="4622" calcext:value-type="float">
            <text:p>4622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9789863476856" calcext:value-type="float">
            <text:p>9789863476856</text:p>
          </table:table-cell>
          <table:table-cell office:value-type="string" calcext:value-type="string">
            <text:p>Rpi應用</text:p>
          </table:table-cell>
          <table:table-cell office:value-type="string" calcext:value-type="string">
            <text:p>Raspberry Pi實例應用集</text:p>
          </table:table-cell>
          <table:table-cell office:value-type="float" office:value="312.2" calcext:value-type="float">
            <text:p>312.2</text:p>
          </table:table-cell>
          <table:table-cell office:value-type="float" office:value="8464" calcext:value-type="float">
            <text:p>8464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9789863478751" calcext:value-type="float">
            <text:p>9789863478751</text:p>
          </table:table-cell>
          <table:table-cell office:value-type="string" calcext:value-type="string">
            <text:p>MC模組</text:p>
          </table:table-cell>
          <table:table-cell office:value-type="string" calcext:value-type="string">
            <text:p>Minecraft模組設計：使用Java建立酷炫好玩的模組</text:p>
          </table:table-cell>
          <table:table-cell office:value-type="float" office:value="312.8" calcext:value-type="float">
            <text:p>312.8</text:p>
          </table:table-cell>
          <table:table-cell office:value-type="float" office:value="8434" calcext:value-type="float">
            <text:p>8434</text:p>
          </table:table-cell>
          <table:table-cell office:value-type="float" office:value="2016" calcext:value-type="float">
            <text:p>2016</text:p>
          </table:table-cell>
          <table:table-cell table:number-columns-repeated="1017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9789861811918" calcext:value-type="float">
            <text:p>9789861811918</text:p>
          </table:table-cell>
          <table:table-cell office:value-type="string" calcext:value-type="string">
            <text:p>jQuer2e</text:p>
          </table:table-cell>
          <table:table-cell office:value-type="string" calcext:value-type="string">
            <text:p>jQuery 實戰手冊（第二版）(平裝)</text:p>
          </table:table-cell>
          <table:table-cell office:value-type="string" calcext:value-type="string">
            <text:p>312.32J36</text:p>
          </table:table-cell>
          <table:table-cell office:value-type="float" office:value="6022" calcext:value-type="float">
            <text:p>6022</text:p>
          </table:table-cell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9789861994079" calcext:value-type="float">
            <text:p>9789861994079</text:p>
          </table:table-cell>
          <table:table-cell office:value-type="string" calcext:value-type="string">
            <text:p>CoronaSDK</text:p>
          </table:table-cell>
          <table:table-cell office:value-type="string" calcext:value-type="string">
            <text:p>10天做好App：Corona SDK超直覺遊戲開發攻略！ 跨平台、低成本、超快完成</text:p>
          </table:table-cell>
          <table:table-cell office:value-type="float" office:value="510.359" calcext:value-type="float">
            <text:p>510.359</text:p>
          </table:table-cell>
          <table:table-cell office:value-type="float" office:value="8956" calcext:value-type="float">
            <text:p>8956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9789863473312" calcext:value-type="float">
            <text:p>9789863473312</text:p>
          </table:table-cell>
          <table:table-cell office:value-type="string" calcext:value-type="string">
            <text:p>Matz程式未來</text:p>
          </table:table-cell>
          <table:table-cell office:value-type="string" calcext:value-type="string">
            <text:p>松本行弘談程式世界的未來</text:p>
          </table:table-cell>
          <table:table-cell office:value-type="float" office:value="312.3" calcext:value-type="float">
            <text:p>312.3</text:p>
          </table:table-cell>
          <table:table-cell office:value-type="float" office:value="8347" calcext:value-type="float">
            <text:p>8347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9789863475460" calcext:value-type="float">
            <text:p>9789863475460</text:p>
          </table:table-cell>
          <table:table-cell office:value-type="string" calcext:value-type="string">
            <text:p>ItDjango</text:p>
          </table:table-cell>
          <table:table-cell office:value-type="string" calcext:value-type="string">
            <text:p>It's Django : 用Python迅速打造Web應用!</text:p>
          </table:table-cell>
          <table:table-cell office:value-type="string" calcext:value-type="string">
            <text:p>312.32P97</text:p>
          </table:table-cell>
          <table:table-cell office:value-type="float" office:value="8757" calcext:value-type="float">
            <text:p>8757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9789865617011" calcext:value-type="float">
            <text:p>9789865617011</text:p>
          </table:table-cell>
          <table:table-cell office:value-type="string" calcext:value-type="string">
            <text:p>Linux硬架</text:p>
          </table:table-cell>
          <table:table-cell office:value-type="string" calcext:value-type="string">
            <text:p>Linux硬體架構與指令之解析</text:p>
          </table:table-cell>
          <table:table-cell office:value-type="float" office:value="312.54" calcext:value-type="float">
            <text:p>312.54</text:p>
          </table:table-cell>
          <table:table-cell office:value-type="float" office:value="7744" calcext:value-type="float">
            <text:p>7744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9789866703140" calcext:value-type="float">
            <text:p>9789866703140</text:p>
          </table:table-cell>
          <table:table-cell office:value-type="string" calcext:value-type="string">
            <text:p>日本中小學</text:p>
          </table:table-cell>
          <table:table-cell office:value-type="string" calcext:value-type="string">
            <text:p>從日本中小學課本學日文：附【東京音朗讀MP3】</text:p>
          </table:table-cell>
          <table:table-cell office:value-type="float" office:value="803.18" calcext:value-type="float">
            <text:p>803.18</text:p>
          </table:table-cell>
          <table:table-cell office:value-type="float" office:value="7375" calcext:value-type="float">
            <text:p>7375</text:p>
          </table:table-cell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9789863475392" calcext:value-type="float">
            <text:p>9789863475392</text:p>
          </table:table-cell>
          <table:table-cell office:value-type="string" calcext:value-type="string">
            <text:p>Make感測</text:p>
          </table:table-cell>
          <table:table-cell office:value-type="string" calcext:value-type="string">
            <text:p>Make感測器：運用Arduino和Raspberry Pi感測的專題與實驗</text:p>
          </table:table-cell>
          <table:table-cell office:value-type="float" office:value="471.516" calcext:value-type="float">
            <text:p>471.516</text:p>
          </table:table-cell>
          <table:table-cell office:value-type="float" office:value="2122" calcext:value-type="float">
            <text:p>2122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9789576670893" calcext:value-type="float">
            <text:p>9789576670893</text:p>
          </table:table-cell>
          <table:table-cell office:value-type="string" calcext:value-type="string">
            <text:p>買保險的第</text:p>
          </table:table-cell>
          <table:table-cell office:value-type="string" calcext:value-type="string">
            <text:p>買保險的第一本書</text:p>
          </table:table-cell>
          <table:table-cell office:value-type="float" office:value="563.73" calcext:value-type="float">
            <text:p>563.73</text:p>
          </table:table-cell>
          <table:table-cell office:value-type="float" office:value="8866" calcext:value-type="float">
            <text:p>8866</text:p>
          </table:table-cell>
          <table:table-cell office:value-type="float" office:value="1998" calcext:value-type="float">
            <text:p>1998</text:p>
          </table:table-cell>
          <table:table-cell table:number-columns-repeated="4"/>
          <table:table-cell office:value-type="string" calcext:value-type="string">
            <text:p>delete</text:p>
          </table:table-cell>
          <table:table-cell table:number-columns-repeated="101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9789863611400" calcext:value-type="float">
            <text:p>9789863611400</text:p>
          </table:table-cell>
          <table:table-cell office:value-type="string" calcext:value-type="string">
            <text:p>冰火七國騎</text:p>
          </table:table-cell>
          <table:table-cell office:value-type="string" calcext:value-type="string">
            <text:p>冰與火之歌外傳：七王國的騎士</text:p>
          </table:table-cell>
          <table:table-cell office:value-type="float" office:value="874.57" calcext:value-type="float">
            <text:p>874.57</text:p>
          </table:table-cell>
          <table:table-cell office:value-type="float" office:value="834" calcext:value-type="float">
            <text:p>834</text:p>
          </table:table-cell>
          <table:table-cell office:value-type="float" office:value="2015" calcext:value-type="float">
            <text:p>2015</text:p>
          </table:table-cell>
          <table:table-cell table:number-columns-repeated="1017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9789861859750" calcext:value-type="float">
            <text:p>9789861859750</text:p>
          </table:table-cell>
          <table:table-cell office:value-type="string" calcext:value-type="string">
            <text:p>冰火.5A</text:p>
          </table:table-cell>
          <table:table-cell office:value-type="string" calcext:value-type="string">
            <text:p>冰與火之歌第五部：與龍共舞（上冊）</text:p>
          </table:table-cell>
          <table:table-cell office:value-type="float" office:value="874.57" calcext:value-type="float">
            <text:p>874.57</text:p>
          </table:table-cell>
          <table:table-cell office:value-type="float" office:value="834" calcext:value-type="float">
            <text:p>83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1</text:p>
          </table:table-cell>
          <table:table-cell table:number-columns-repeated="1016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9789861859767" calcext:value-type="float">
            <text:p>9789861859767</text:p>
          </table:table-cell>
          <table:table-cell office:value-type="string" calcext:value-type="string">
            <text:p>冰火.5B</text:p>
          </table:table-cell>
          <table:table-cell office:value-type="string" calcext:value-type="string">
            <text:p>冰與火之歌第五部：與龍共舞（中冊）</text:p>
          </table:table-cell>
          <table:table-cell office:value-type="float" office:value="874.57" calcext:value-type="float">
            <text:p>874.57</text:p>
          </table:table-cell>
          <table:table-cell office:value-type="float" office:value="834" calcext:value-type="float">
            <text:p>83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2</text:p>
          </table:table-cell>
          <table:table-cell table:number-columns-repeated="1016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9789861859774" calcext:value-type="float">
            <text:p>9789861859774</text:p>
          </table:table-cell>
          <table:table-cell office:value-type="string" calcext:value-type="string">
            <text:p>冰火.5C</text:p>
          </table:table-cell>
          <table:table-cell office:value-type="string" calcext:value-type="string">
            <text:p>冰與火之歌第五部：與龍共舞（下冊）</text:p>
          </table:table-cell>
          <table:table-cell office:value-type="float" office:value="874.57" calcext:value-type="float">
            <text:p>874.57</text:p>
          </table:table-cell>
          <table:table-cell office:value-type="float" office:value="834" calcext:value-type="float">
            <text:p>83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3</text:p>
          </table:table-cell>
          <table:table-cell table:number-columns-repeated="1016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9789863710455" calcext:value-type="float">
            <text:p>9789863710455</text:p>
          </table:table-cell>
          <table:table-cell office:value-type="string" calcext:value-type="string">
            <text:p>麵包製作書</text:p>
          </table:table-cell>
          <table:table-cell office:value-type="string" calcext:value-type="string">
            <text:p>成功vs.失敗麵包製作書</text:p>
          </table:table-cell>
          <table:table-cell office:value-type="float" office:value="427.16" calcext:value-type="float">
            <text:p>427.16</text:p>
          </table:table-cell>
          <table:table-cell office:value-type="float" office:value="4450" calcext:value-type="float">
            <text:p>4450</text:p>
          </table:table-cell>
          <table:table-cell office:value-type="float" office:value="2016" calcext:value-type="float">
            <text:p>2016</text:p>
          </table:table-cell>
          <table:table-cell table:number-columns-repeated="1017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9789869458672" calcext:value-type="float">
            <text:p>9789869458672</text:p>
          </table:table-cell>
          <table:table-cell office:value-type="string" calcext:value-type="string">
            <text:p>零失敗花樣</text:p>
          </table:table-cell>
          <table:table-cell office:value-type="string" calcext:value-type="string">
            <text:p>零失敗花樣饅頭，花捲與包子：家庭必備中式麵點食譜書，400張步驟圖保證成功！</text:p>
          </table:table-cell>
          <table:table-cell office:value-type="float" office:value="427.16" calcext:value-type="float">
            <text:p>427.16</text:p>
          </table:table-cell>
          <table:table-cell office:value-type="float" office:value="3442" calcext:value-type="float">
            <text:p>3442</text:p>
          </table:table-cell>
          <table:table-cell office:value-type="float" office:value="2017" calcext:value-type="float">
            <text:p>2017</text:p>
          </table:table-cell>
          <table:table-cell table:number-columns-repeated="4"/>
          <table:table-cell office:value-type="string" calcext:value-type="string">
            <text:p>delete</text:p>
          </table:table-cell>
          <table:table-cell table:number-columns-repeated="1012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9789575323134" calcext:value-type="float">
            <text:p>9789575323134</text:p>
          </table:table-cell>
          <table:table-cell office:value-type="string" calcext:value-type="string">
            <text:p>日本語句型</text:p>
          </table:table-cell>
          <table:table-cell office:value-type="string" calcext:value-type="string">
            <text:p>日本語句型知惠袋（附2CD）</text:p>
          </table:table-cell>
          <table:table-cell office:value-type="float" office:value="803.169" calcext:value-type="float">
            <text:p>803.169</text:p>
          </table:table-cell>
          <table:table-cell office:value-type="float" office:value="9066" calcext:value-type="float">
            <text:p>9066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9789867694393" calcext:value-type="float">
            <text:p>9789867694393</text:p>
          </table:table-cell>
          <table:table-cell office:value-type="string" calcext:value-type="string">
            <text:p>用聽的學日</text:p>
          </table:table-cell>
          <table:table-cell office:value-type="string" calcext:value-type="string">
            <text:p>用聽的學日文文法(平裝附光碟片)</text:p>
          </table:table-cell>
          <table:table-cell office:value-type="float" office:value="803.16" calcext:value-type="float">
            <text:p>803.16</text:p>
          </table:table-cell>
          <table:table-cell office:value-type="float" office:value="1144" calcext:value-type="float">
            <text:p>1144</text:p>
          </table:table-cell>
          <table:table-cell office:value-type="float" office:value="2005" calcext:value-type="float">
            <text:p>2005</text:p>
          </table:table-cell>
          <table:table-cell table:number-columns-repeated="1017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9789868409873" calcext:value-type="float">
            <text:p>9789868409873</text:p>
          </table:table-cell>
          <table:table-cell office:value-type="string" calcext:value-type="string">
            <text:p>日文結構2</text:p>
          </table:table-cell>
          <table:table-cell office:value-type="string" calcext:value-type="string">
            <text:p>日文結構訓練方法(下)句型與聽力(附MP3)(平裝)</text:p>
          </table:table-cell>
          <table:table-cell office:value-type="float" office:value="803.169" calcext:value-type="float">
            <text:p>803.169</text:p>
          </table:table-cell>
          <table:table-cell office:value-type="float" office:value="6787" calcext:value-type="float">
            <text:p>678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v.2</text:p>
          </table:table-cell>
          <table:table-cell table:number-columns-repeated="1016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9789868409866" calcext:value-type="float">
            <text:p>9789868409866</text:p>
          </table:table-cell>
          <table:table-cell office:value-type="string" calcext:value-type="string">
            <text:p>日文結構1</text:p>
          </table:table-cell>
          <table:table-cell office:value-type="string" calcext:value-type="string">
            <text:p>日文結構訓練方法(上)句型與聽力(附MP3)(平裝)</text:p>
          </table:table-cell>
          <table:table-cell office:value-type="float" office:value="803.169" calcext:value-type="float">
            <text:p>803.169</text:p>
          </table:table-cell>
          <table:table-cell office:value-type="float" office:value="6787" calcext:value-type="float">
            <text:p>678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v.1</text:p>
          </table:table-cell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9789862018644" calcext:value-type="float">
            <text:p>9789862018644</text:p>
          </table:table-cell>
          <table:table-cell office:value-type="string" calcext:value-type="string">
            <text:p>3D列印無限</text:p>
          </table:table-cell>
          <table:table-cell office:value-type="string" calcext:value-type="string">
            <text:p>3D列印無限可能：從打造自己的3D印表機到輸出個性化3D物件</text:p>
          </table:table-cell>
          <table:table-cell office:value-type="float" office:value="477.7" calcext:value-type="float">
            <text:p>477.7</text:p>
          </table:table-cell>
          <table:table-cell office:value-type="float" office:value="8468" calcext:value-type="float">
            <text:p>8468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9789868409804" calcext:value-type="float">
            <text:p>9789868409804</text:p>
          </table:table-cell>
          <table:table-cell office:value-type="string" calcext:value-type="string">
            <text:p>日文結構的</text:p>
          </table:table-cell>
          <table:table-cell office:value-type="string" calcext:value-type="string">
            <text:p>日文結構的秘密《跨越初級障礙》(平裝)</text:p>
          </table:table-cell>
          <table:table-cell office:value-type="float" office:value="803.16" calcext:value-type="float">
            <text:p>803.16</text:p>
          </table:table-cell>
          <table:table-cell office:value-type="float" office:value="8566" calcext:value-type="float">
            <text:p>8566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9789575322977" calcext:value-type="float">
            <text:p>9789575322977</text:p>
          </table:table-cell>
          <table:table-cell office:value-type="string" calcext:value-type="string">
            <text:p>日本語文法</text:p>
          </table:table-cell>
          <table:table-cell office:value-type="string" calcext:value-type="string">
            <text:p>日本語文法知惠袋</text:p>
          </table:table-cell>
          <table:table-cell office:value-type="float" office:value="803.16" calcext:value-type="float">
            <text:p>803.16</text:p>
          </table:table-cell>
          <table:table-cell office:value-type="float" office:value="8474" calcext:value-type="float">
            <text:p>8474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9789575323028" calcext:value-type="float">
            <text:p>9789575323028</text:p>
          </table:table-cell>
          <table:table-cell office:value-type="string" calcext:value-type="string">
            <text:p>日本語發音</text:p>
          </table:table-cell>
          <table:table-cell office:value-type="string" calcext:value-type="string">
            <text:p>日本語發音知惠袋（1書+ 2CD）</text:p>
          </table:table-cell>
          <table:table-cell office:value-type="float" office:value="803.14" calcext:value-type="float">
            <text:p>803.14</text:p>
          </table:table-cell>
          <table:table-cell office:value-type="float" office:value="8474" calcext:value-type="float">
            <text:p>8474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789861451169" calcext:value-type="float">
            <text:p>9789861451169</text:p>
          </table:table-cell>
          <table:table-cell table:number-columns-repeated="2" office:value-type="string" calcext:value-type="string">
            <text:p>跟我說韓語</text:p>
          </table:table-cell>
          <table:table-cell office:value-type="float" office:value="803.288" calcext:value-type="float">
            <text:p>803.288</text:p>
          </table:table-cell>
          <table:table-cell office:value-type="float" office:value="8689" calcext:value-type="float">
            <text:p>8689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789864177240" calcext:value-type="float">
            <text:p>9789864177240</text:p>
          </table:table-cell>
          <table:table-cell table:number-columns-repeated="2" office:value-type="string" calcext:value-type="string">
            <text:p>怎樣解題</text:p>
          </table:table-cell>
          <table:table-cell office:value-type="float" office:value="310" calcext:value-type="float">
            <text:p>310</text:p>
          </table:table-cell>
          <table:table-cell office:value-type="float" office:value="4417" calcext:value-type="float">
            <text:p>4417</text:p>
          </table:table-cell>
          <table:table-cell office:value-type="float" office:value="2006" calcext:value-type="float">
            <text:p>2006</text:p>
          </table:table-cell>
          <table:table-cell table:number-columns-repeated="101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789863592198" calcext:value-type="float">
            <text:p>9789863592198</text:p>
          </table:table-cell>
          <table:table-cell office:value-type="string" calcext:value-type="string">
            <text:p>寫字書：第</text:p>
          </table:table-cell>
          <table:table-cell office:value-type="string" calcext:value-type="string">
            <text:p>寫字書：第一本輕鬆寫好字的工具書</text:p>
          </table:table-cell>
          <table:table-cell office:value-type="float" office:value="523.314" calcext:value-type="float">
            <text:p>523.314</text:p>
          </table:table-cell>
          <table:table-cell office:value-type="float" office:value="466" calcext:value-type="float">
            <text:p>466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9789862355121" calcext:value-type="float">
            <text:p>9789862355121</text:p>
          </table:table-cell>
          <table:table-cell office:value-type="string" calcext:value-type="string">
            <text:p>最後一個知</text:p>
          </table:table-cell>
          <table:table-cell office:value-type="string" calcext:value-type="string">
            <text:p>最後一個知識人: 末日之後, 掌握重建文明社會的器物、技術與原理</text:p>
          </table:table-cell>
          <table:table-cell office:value-type="float" office:value="300" calcext:value-type="float">
            <text:p>300</text:p>
          </table:table-cell>
          <table:table-cell office:value-type="float" office:value="733" calcext:value-type="float">
            <text:p>733</text:p>
          </table:table-cell>
          <table:table-cell office:value-type="float" office:value="2016" calcext:value-type="float">
            <text:p>2016</text:p>
          </table:table-cell>
          <table:table-cell table:number-columns-repeated="1017"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9789575613204" calcext:value-type="float">
            <text:p>9789575613204</text:p>
          </table:table-cell>
          <table:table-cell office:value-type="string" calcext:value-type="string">
            <text:p>樂理超入門</text:p>
          </table:table-cell>
          <table:table-cell office:value-type="string" calcext:value-type="string">
            <text:p>樂理超入門〔英漢對照〕附CD</text:p>
          </table:table-cell>
          <table:table-cell office:value-type="float" office:value="911.1" calcext:value-type="float">
            <text:p>911.1</text:p>
          </table:table-cell>
          <table:table-cell office:value-type="float" office:value="1042" calcext:value-type="float">
            <text:p>1042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9789869236850" calcext:value-type="float">
            <text:p>9789869236850</text:p>
          </table:table-cell>
          <table:table-cell office:value-type="string" calcext:value-type="string">
            <text:p>世界記憶力</text:p>
          </table:table-cell>
          <table:table-cell office:value-type="string" calcext:value-type="string">
            <text:p>世界記憶力冠軍的高效記憶筆記</text:p>
          </table:table-cell>
          <table:table-cell office:value-type="float" office:value="176.33" calcext:value-type="float">
            <text:p>176.33</text:p>
          </table:table-cell>
          <table:table-cell office:value-type="float" office:value="8455" calcext:value-type="float">
            <text:p>8455</text:p>
          </table:table-cell>
          <table:table-cell office:value-type="float" office:value="2016" calcext:value-type="float">
            <text:p>2016</text:p>
          </table:table-cell>
          <table:table-cell table:number-columns-repeated="101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9789575529673" calcext:value-type="float">
            <text:p>9789575529673</text:p>
          </table:table-cell>
          <table:table-cell office:value-type="string" calcext:value-type="string">
            <text:p>最新三體書</text:p>
          </table:table-cell>
          <table:table-cell office:value-type="string" calcext:value-type="string">
            <text:p>最新三體書寫習字帖</text:p>
          </table:table-cell>
          <table:table-cell office:value-type="float" office:value="943.97" calcext:value-type="float">
            <text:p>943.97</text:p>
          </table:table-cell>
          <table:table-cell office:value-type="float" office:value="8763" calcext:value-type="float">
            <text:p>8763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9789575521202" calcext:value-type="float">
            <text:p>9789575521202</text:p>
          </table:table-cell>
          <table:table-cell office:value-type="string" calcext:value-type="string">
            <text:p>鋼筆字臨摹</text:p>
          </table:table-cell>
          <table:table-cell office:value-type="string" calcext:value-type="string">
            <text:p>鋼筆字臨摹範典</text:p>
          </table:table-cell>
          <table:table-cell office:value-type="float" office:value="943.97" calcext:value-type="float">
            <text:p>943.97</text:p>
          </table:table-cell>
          <table:table-cell office:value-type="float" office:value="8763" calcext:value-type="float">
            <text:p>8763</text:p>
          </table:table-cell>
          <table:table-cell office:value-type="float" office:value="1986" calcext:value-type="float">
            <text:p>1986</text:p>
          </table:table-cell>
          <table:table-cell table:number-columns-repeated="1017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9789575521431" calcext:value-type="float">
            <text:p>9789575521431</text:p>
          </table:table-cell>
          <table:table-cell office:value-type="string" calcext:value-type="string">
            <text:p>寫好鋼筆字</text:p>
          </table:table-cell>
          <table:table-cell office:value-type="string" calcext:value-type="string">
            <text:p>寫好鋼筆字的書</text:p>
          </table:table-cell>
          <table:table-cell office:value-type="float" office:value="943.97" calcext:value-type="float">
            <text:p>943.97</text:p>
          </table:table-cell>
          <table:table-cell office:value-type="float" office:value="8763" calcext:value-type="float">
            <text:p>8763</text:p>
          </table:table-cell>
          <table:table-cell office:value-type="float" office:value="1986" calcext:value-type="float">
            <text:p>198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9789575266981" calcext:value-type="float">
            <text:p>9789575266981</text:p>
          </table:table-cell>
          <table:table-cell office:value-type="string" calcext:value-type="string">
            <text:p>MTB自行車</text:p>
          </table:table-cell>
          <table:table-cell office:value-type="string" calcext:value-type="string">
            <text:p>MTB自行車改裝＆維修(平裝)</text:p>
          </table:table-cell>
          <table:table-cell office:value-type="float" office:value="477.32" calcext:value-type="float">
            <text:p>477.32</text:p>
          </table:table-cell>
          <table:table-cell office:value-type="float" office:value="8663" calcext:value-type="float">
            <text:p>8663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9789573272946" calcext:value-type="float">
            <text:p>9789573272946</text:p>
          </table:table-cell>
          <table:table-cell office:value-type="string" calcext:value-type="string">
            <text:p>郭老師跑步</text:p>
          </table:table-cell>
          <table:table-cell office:value-type="string" calcext:value-type="string">
            <text:p>郭老師的跑步課：從入門到進階，300個正確的跑步要訣</text:p>
          </table:table-cell>
          <table:table-cell office:value-type="float" office:value="528.946" calcext:value-type="float">
            <text:p>528.946</text:p>
          </table:table-cell>
          <table:table-cell office:value-type="float" office:value="723" calcext:value-type="float">
            <text:p>723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9789861205502" calcext:value-type="float">
            <text:p>9789861205502</text:p>
          </table:table-cell>
          <table:table-cell office:value-type="string" calcext:value-type="string">
            <text:p>跑步，該怎</text:p>
          </table:table-cell>
          <table:table-cell office:value-type="string" calcext:value-type="string">
            <text:p>跑步，該怎麼跑？－學會「姿勢跑法」，提高跑步效能、不受傷！(平裝)</text:p>
          </table:table-cell>
          <table:table-cell office:value-type="float" office:value="548.946" calcext:value-type="float">
            <text:p>548.946</text:p>
          </table:table-cell>
          <table:table-cell office:value-type="float" office:value="6605" calcext:value-type="float">
            <text:p>6605</text:p>
          </table:table-cell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9789575268459" calcext:value-type="float">
            <text:p>9789575268459</text:p>
          </table:table-cell>
          <table:table-cell office:value-type="string" calcext:value-type="string">
            <text:p>機車修保</text:p>
          </table:table-cell>
          <table:table-cell office:value-type="string" calcext:value-type="string">
            <text:p>我的第一本！機車維修&amp;保養(平裝)</text:p>
          </table:table-cell>
          <table:table-cell office:value-type="float" office:value="447.33" calcext:value-type="float">
            <text:p>447.33</text:p>
          </table:table-cell>
          <table:table-cell office:value-type="float" office:value="8946" calcext:value-type="float">
            <text:p>8946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9789866056796" calcext:value-type="float">
            <text:p>9789866056796</text:p>
          </table:table-cell>
          <table:table-cell office:value-type="string" calcext:value-type="string">
            <text:p>汽車維修Diy</text:p>
          </table:table-cell>
          <table:table-cell office:value-type="string" calcext:value-type="string">
            <text:p>汽車維修DIY：新手都能學會自己來的汽車保養圖解全集</text:p>
          </table:table-cell>
          <table:table-cell office:value-type="float" office:value="447.166" calcext:value-type="float">
            <text:p>447.166</text:p>
          </table:table-cell>
          <table:table-cell office:value-type="float" office:value="4353" calcext:value-type="float">
            <text:p>4353</text:p>
          </table:table-cell>
          <table:table-cell office:value-type="float" office:value="2017" calcext:value-type="float">
            <text:p>2017</text:p>
          </table:table-cell>
          <table:table-cell table:number-columns-repeated="1017"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9789571362816" calcext:value-type="float">
            <text:p>9789571362816</text:p>
          </table:table-cell>
          <table:table-cell office:value-type="string" calcext:value-type="string">
            <text:p>2050科幻</text:p>
          </table:table-cell>
          <table:table-cell office:value-type="string" calcext:value-type="string">
            <text:p>2050科幻大成真：超能力、心智控制、人造記憶、遺忘藥丸、奈米機器人，即將改變我們的世界</text:p>
          </table:table-cell>
          <table:table-cell office:value-type="float" office:value="394.911" calcext:value-type="float">
            <text:p>394.911</text:p>
          </table:table-cell>
          <table:table-cell office:value-type="float" office:value="8476" calcext:value-type="float">
            <text:p>8476</text:p>
          </table:table-cell>
          <table:table-cell office:value-type="float" office:value="2015" calcext:value-type="float">
            <text:p>2015</text:p>
          </table:table-cell>
          <table:table-cell table:number-columns-repeated="1017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9789576474026" calcext:value-type="float">
            <text:p>9789576474026</text:p>
          </table:table-cell>
          <table:table-cell office:value-type="string" calcext:value-type="string">
            <text:p>圍棋初學指</text:p>
          </table:table-cell>
          <table:table-cell office:value-type="string" calcext:value-type="string">
            <text:p>圍棋初學指南</text:p>
          </table:table-cell>
          <table:table-cell office:value-type="float" office:value="997.11" calcext:value-type="float">
            <text:p>997.11</text:p>
          </table:table-cell>
          <table:table-cell office:value-type="float" office:value="4432" calcext:value-type="float">
            <text:p>4432</text:p>
          </table:table-cell>
          <table:table-cell office:value-type="float" office:value="1999" calcext:value-type="float">
            <text:p>1999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9789865802110" calcext:value-type="float">
            <text:p>9789865802110</text:p>
          </table:table-cell>
          <table:table-cell office:value-type="string" calcext:value-type="string">
            <text:p>花草遊戲69</text:p>
          </table:table-cell>
          <table:table-cell office:value-type="string" calcext:value-type="string">
            <text:p>花草遊戲No.69日日鮮採！用盆栽就有好結果的家庭果樹</text:p>
          </table:table-cell>
          <table:table-cell office:value-type="float" office:value="435.3" calcext:value-type="float">
            <text:p>435.3</text:p>
          </table:table-cell>
          <table:table-cell office:value-type="float" office:value="4432" calcext:value-type="float">
            <text:p>4432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9789866086632" calcext:value-type="float">
            <text:p>9789866086632</text:p>
          </table:table-cell>
          <table:table-cell office:value-type="string" calcext:value-type="string">
            <text:p>花草遊戲59</text:p>
          </table:table-cell>
          <table:table-cell office:value-type="string" calcext:value-type="string">
            <text:p>花草遊戲No.59 活用解析！我的鄉村風花園(平裝)</text:p>
          </table:table-cell>
          <table:table-cell office:value-type="float" office:value="435" calcext:value-type="float">
            <text:p>435</text:p>
          </table:table-cell>
          <table:table-cell office:value-type="float" office:value="1132" calcext:value-type="float">
            <text:p>1132</text:p>
          </table:table-cell>
          <table:table-cell office:value-type="float" office:value="2001" calcext:value-type="float">
            <text:p>2001</text:p>
          </table:table-cell>
          <table:table-cell table:number-columns-repeated="1017"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9789578804739" calcext:value-type="float">
            <text:p>9789578804739</text:p>
          </table:table-cell>
          <table:table-cell table:number-columns-repeated="2" office:value-type="string" calcext:value-type="string">
            <text:p>ACLS精華</text:p>
          </table:table-cell>
          <table:table-cell office:value-type="float" office:value="415.22" calcext:value-type="float">
            <text:p>415.22</text:p>
          </table:table-cell>
          <table:table-cell office:value-type="float" office:value="4772" calcext:value-type="float">
            <text:p>4772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9789865623142" calcext:value-type="float">
            <text:p>9789865623142</text:p>
          </table:table-cell>
          <table:table-cell office:value-type="string" calcext:value-type="string">
            <text:p>人體解剖著</text:p>
          </table:table-cell>
          <table:table-cell office:value-type="string" calcext:value-type="string">
            <text:p>人體解剖著色學習手冊</text:p>
          </table:table-cell>
          <table:table-cell office:value-type="float" office:value="394.025" calcext:value-type="float">
            <text:p>394.025</text:p>
          </table:table-cell>
          <table:table-cell office:value-type="float" office:value="2722" calcext:value-type="float">
            <text:p>2722</text:p>
          </table:table-cell>
          <table:table-cell office:value-type="float" office:value="2015" calcext:value-type="float">
            <text:p>2015</text:p>
          </table:table-cell>
          <table:table-cell table:number-columns-repeated="1017"/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9789866787362" calcext:value-type="float">
            <text:p>9789866787362</text:p>
          </table:table-cell>
          <table:table-cell office:value-type="string" calcext:value-type="string">
            <text:p>吉他手冊系</text:p>
          </table:table-cell>
          <table:table-cell office:value-type="string" calcext:value-type="string">
            <text:p>吉他手冊系列叢書－彈指之間十二版（附CD）(平裝)</text:p>
          </table:table-cell>
          <table:table-cell office:value-type="float" office:value="916.65" calcext:value-type="float">
            <text:p>916.65</text:p>
          </table:table-cell>
          <table:table-cell office:value-type="float" office:value="8356" calcext:value-type="float">
            <text:p>8356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9789866033438" calcext:value-type="float">
            <text:p>9789866033438</text:p>
          </table:table-cell>
          <table:table-cell office:value-type="string" calcext:value-type="string">
            <text:p>人體解剖全</text:p>
          </table:table-cell>
          <table:table-cell office:value-type="string" calcext:value-type="string">
            <text:p>人體解剖全書</text:p>
          </table:table-cell>
          <table:table-cell office:value-type="float" office:value="394" calcext:value-type="float">
            <text:p>394</text:p>
          </table:table-cell>
          <table:table-cell office:value-type="float" office:value="6010" calcext:value-type="float">
            <text:p>6010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9789865973391" calcext:value-type="float">
            <text:p>9789865973391</text:p>
          </table:table-cell>
          <table:table-cell office:value-type="string" calcext:value-type="string">
            <text:p>手工書設計</text:p>
          </table:table-cell>
          <table:table-cell office:value-type="string" calcext:value-type="string">
            <text:p>手工書 設計&amp;製作</text:p>
          </table:table-cell>
          <table:table-cell office:value-type="float" office:value="999" calcext:value-type="float">
            <text:p>999</text:p>
          </table:table-cell>
          <table:table-cell office:value-type="float" office:value="8363" calcext:value-type="float">
            <text:p>8363</text:p>
          </table:table-cell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9789863425588" calcext:value-type="float">
            <text:p>9789863425588</text:p>
          </table:table-cell>
          <table:table-cell office:value-type="string" calcext:value-type="string">
            <text:p>一支筆就能</text:p>
          </table:table-cell>
          <table:table-cell office:value-type="string" calcext:value-type="string">
            <text:p>一支筆就能寫! 手寫英文藝術字 (附黑白雙色練習帖)</text:p>
          </table:table-cell>
          <table:table-cell office:value-type="float" office:value="943.98" calcext:value-type="float">
            <text:p>943.98</text:p>
          </table:table-cell>
          <table:table-cell office:value-type="float" office:value="8629" calcext:value-type="float">
            <text:p>8629</text:p>
          </table:table-cell>
          <table:table-cell office:value-type="float" office:value="2016" calcext:value-type="float">
            <text:p>2016</text:p>
          </table:table-cell>
          <table:table-cell table:number-columns-repeated="1017"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float" office:value="9789575279073" calcext:value-type="float">
            <text:p>9789575279073</text:p>
          </table:table-cell>
          <table:table-cell office:value-type="string" calcext:value-type="string">
            <text:p>DTP桌上</text:p>
          </table:table-cell>
          <table:table-cell office:value-type="string" calcext:value-type="string">
            <text:p>DTP桌上排版活用技術修煉　(平裝)</text:p>
          </table:table-cell>
          <table:table-cell office:value-type="float" office:value="477.22029" calcext:value-type="float">
            <text:p>477.22029</text:p>
          </table:table-cell>
          <table:table-cell office:value-type="float" office:value="2621" calcext:value-type="float">
            <text:p>2621</text:p>
          </table:table-cell>
          <table:table-cell office:value-type="float" office:value="2006" calcext:value-type="float">
            <text:p>2006</text:p>
          </table:table-cell>
          <table:table-cell table:number-columns-repeated="1017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9789863700289" calcext:value-type="float">
            <text:p>9789863700289</text:p>
          </table:table-cell>
          <table:table-cell office:value-type="string" calcext:value-type="string">
            <text:p>節能建築設</text:p>
          </table:table-cell>
          <table:table-cell office:value-type="string" calcext:value-type="string">
            <text:p>節能建築設備教科書：集合住宅、辦公建築篇</text:p>
          </table:table-cell>
          <table:table-cell office:value-type="float" office:value="441.6" calcext:value-type="float">
            <text:p>441.6</text:p>
          </table:table-cell>
          <table:table-cell office:value-type="float" office:value="2634" calcext:value-type="float">
            <text:p>2634</text:p>
          </table:table-cell>
          <table:table-cell office:value-type="float" office:value="2015" calcext:value-type="float">
            <text:p>2015</text:p>
          </table:table-cell>
          <table:table-cell table:number-columns-repeated="1017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9789576500992" calcext:value-type="float">
            <text:p>9789576500992</text:p>
          </table:table-cell>
          <table:table-cell table:number-columns-repeated="2" office:value-type="string" calcext:value-type="string">
            <text:p>大亨小傳</text:p>
          </table:table-cell>
          <table:table-cell office:value-type="float" office:value="874.57" calcext:value-type="float">
            <text:p>874.57</text:p>
          </table:table-cell>
          <table:table-cell office:value-type="float" office:value="7544" calcext:value-type="float">
            <text:p>7544</text:p>
          </table:table-cell>
          <table:table-cell office:value-type="float" office:value="1993" calcext:value-type="float">
            <text:p>1993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9789575451462" calcext:value-type="float">
            <text:p>9789575451462</text:p>
          </table:table-cell>
          <table:table-cell table:number-columns-repeated="2" office:value-type="string" calcext:value-type="string">
            <text:p>希臘神話</text:p>
          </table:table-cell>
          <table:table-cell office:value-type="float" office:value="813.08" calcext:value-type="float">
            <text:p>813.08</text:p>
          </table:table-cell>
          <table:table-cell office:value-type="float" office:value="8436" calcext:value-type="float">
            <text:p>8436</text:p>
          </table:table-cell>
          <table:table-cell office:value-type="float" office:value="1992" calcext:value-type="float">
            <text:p>1992</text:p>
          </table:table-cell>
          <table:table-cell table:number-columns-repeated="1017"/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float" office:value="9789570830811" calcext:value-type="float">
            <text:p>9789570830811</text:p>
          </table:table-cell>
          <table:table-cell office:value-type="string" calcext:value-type="string">
            <text:p>鐵母雞遊世</text:p>
          </table:table-cell>
          <table:table-cell office:value-type="string" calcext:value-type="string">
            <text:p>鐵母雞遊世界(平裝)</text:p>
          </table:table-cell>
          <table:table-cell office:value-type="float" office:value="992.026" calcext:value-type="float">
            <text:p>992.026</text:p>
          </table:table-cell>
          <table:table-cell office:value-type="float" office:value="8446" calcext:value-type="float">
            <text:p>8446</text:p>
          </table:table-cell>
          <table:table-cell office:value-type="float" office:value="2006" calcext:value-type="float">
            <text:p>2006</text:p>
          </table:table-cell>
          <table:table-cell table:number-columns-repeated="1017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9789571365091" calcext:value-type="float">
            <text:p>9789571365091</text:p>
          </table:table-cell>
          <table:table-cell office:value-type="string" calcext:value-type="string">
            <text:p>身為職業小</text:p>
          </table:table-cell>
          <table:table-cell office:value-type="string" calcext:value-type="string">
            <text:p>身為職業小說家</text:p>
          </table:table-cell>
          <table:table-cell office:value-type="float" office:value="861.67" calcext:value-type="float">
            <text:p>861.67</text:p>
          </table:table-cell>
          <table:table-cell office:value-type="float" office:value="8354" calcext:value-type="float">
            <text:p>8354</text:p>
          </table:table-cell>
          <table:table-cell office:value-type="float" office:value="2016" calcext:value-type="float">
            <text:p>2016</text:p>
          </table:table-cell>
          <table:table-cell table:number-columns-repeated="1017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9789571360782" calcext:value-type="float">
            <text:p>9789571360782</text:p>
          </table:table-cell>
          <table:table-cell office:value-type="string" calcext:value-type="string">
            <text:p>沒有女人的</text:p>
          </table:table-cell>
          <table:table-cell office:value-type="string" calcext:value-type="string">
            <text:p>沒有女人的男人們</text:p>
          </table:table-cell>
          <table:table-cell office:value-type="float" office:value="861.57" calcext:value-type="float">
            <text:p>861.57</text:p>
          </table:table-cell>
          <table:table-cell office:value-type="float" office:value="8357" calcext:value-type="float">
            <text:p>8357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float" office:value="9789862351192" calcext:value-type="float">
            <text:p>9789862351192</text:p>
          </table:table-cell>
          <table:table-cell office:value-type="string" calcext:value-type="string">
            <text:p>鐵人三項</text:p>
          </table:table-cell>
          <table:table-cell office:value-type="string" calcext:value-type="string">
            <text:p>鐵人三項--游泳、自行車、跑步三項全能運動入門(平裝)</text:p>
          </table:table-cell>
          <table:table-cell office:value-type="float" office:value="528.9474" calcext:value-type="float">
            <text:p>528.9474</text:p>
          </table:table-cell>
          <table:table-cell office:value-type="float" office:value="2862" calcext:value-type="float">
            <text:p>2862</text:p>
          </table:table-cell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9789862351796" calcext:value-type="float">
            <text:p>9789862351796</text:p>
          </table:table-cell>
          <table:table-cell office:value-type="string" calcext:value-type="string">
            <text:p>在水裡自由</text:p>
          </table:table-cell>
          <table:table-cell office:value-type="string" calcext:value-type="string">
            <text:p>在水裡自由練功 ：掌握游泳招式、心法，精進技術，突破速度！</text:p>
          </table:table-cell>
          <table:table-cell office:value-type="float" office:value="528.961" calcext:value-type="float">
            <text:p>528.961</text:p>
          </table:table-cell>
          <table:table-cell office:value-type="float" office:value="2862" calcext:value-type="float">
            <text:p>2862</text:p>
          </table:table-cell>
          <table:table-cell office:value-type="float" office:value="2012" calcext:value-type="float">
            <text:p>2012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9789572313756" calcext:value-type="float">
            <text:p>9789572313756</text:p>
          </table:table-cell>
          <table:table-cell table:number-columns-repeated="2" office:value-type="string" calcext:value-type="string">
            <text:p>柏德之門</text:p>
          </table:table-cell>
          <table:table-cell office:value-type="float" office:value="874.57" calcext:value-type="float">
            <text:p>874.57</text:p>
          </table:table-cell>
          <table:table-cell office:value-type="float" office:value="7464" calcext:value-type="float">
            <text:p>7464</text:p>
          </table:table-cell>
          <table:table-cell office:value-type="float" office:value="2002" calcext:value-type="float">
            <text:p>2002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float" office:value="9789863191469" calcext:value-type="float">
            <text:p>9789863191469</text:p>
          </table:table-cell>
          <table:table-cell office:value-type="string" calcext:value-type="string">
            <text:p>獵魔士3</text:p>
          </table:table-cell>
          <table:table-cell office:value-type="string" calcext:value-type="string">
            <text:p>獵魔士長篇３：火之洗禮</text:p>
          </table:table-cell>
          <table:table-cell office:value-type="float" office:value="882.157" calcext:value-type="float">
            <text:p>882.157</text:p>
          </table:table-cell>
          <table:table-cell office:value-type="float" office:value="8537" calcext:value-type="float">
            <text:p>853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v.3</text:p>
          </table:table-cell>
          <table:table-cell table:number-columns-repeated="1016"/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float" office:value="9789863191230" calcext:value-type="float">
            <text:p>9789863191230</text:p>
          </table:table-cell>
          <table:table-cell office:value-type="string" calcext:value-type="string">
            <text:p>獵魔士2</text:p>
          </table:table-cell>
          <table:table-cell office:value-type="string" calcext:value-type="string">
            <text:p>獵魔士長篇２：蔑視時代</text:p>
          </table:table-cell>
          <table:table-cell office:value-type="float" office:value="882.157" calcext:value-type="float">
            <text:p>882.157</text:p>
          </table:table-cell>
          <table:table-cell office:value-type="float" office:value="8537" calcext:value-type="float">
            <text:p>853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v.2</text:p>
          </table:table-cell>
          <table:table-cell table:number-columns-repeated="1016"/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float" office:value="9789863191940" calcext:value-type="float">
            <text:p>9789863191940</text:p>
          </table:table-cell>
          <table:table-cell office:value-type="string" calcext:value-type="string">
            <text:p>獵魔士4</text:p>
          </table:table-cell>
          <table:table-cell office:value-type="string" calcext:value-type="string">
            <text:p>獵魔士長篇４：燕之塔</text:p>
          </table:table-cell>
          <table:table-cell office:value-type="float" office:value="882.157" calcext:value-type="float">
            <text:p>882.157</text:p>
          </table:table-cell>
          <table:table-cell office:value-type="float" office:value="8537" calcext:value-type="float">
            <text:p>853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v.4</text:p>
          </table:table-cell>
          <table:table-cell table:number-columns-repeated="1016"/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float" office:value="9789863191124" calcext:value-type="float">
            <text:p>9789863191124</text:p>
          </table:table-cell>
          <table:table-cell office:value-type="string" calcext:value-type="string">
            <text:p>獵魔士1</text:p>
          </table:table-cell>
          <table:table-cell office:value-type="string" calcext:value-type="string">
            <text:p>獵魔士長篇１：精靈血</text:p>
          </table:table-cell>
          <table:table-cell office:value-type="float" office:value="882.157" calcext:value-type="float">
            <text:p>882.157</text:p>
          </table:table-cell>
          <table:table-cell office:value-type="float" office:value="8537" calcext:value-type="float">
            <text:p>853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.1</text:p>
          </table:table-cell>
          <table:table-cell table:number-columns-repeated="1016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9789866157752" calcext:value-type="float">
            <text:p>9789866157752</text:p>
          </table:table-cell>
          <table:table-cell office:value-type="string" calcext:value-type="string">
            <text:p>獵魔士：命</text:p>
          </table:table-cell>
          <table:table-cell office:value-type="string" calcext:value-type="string">
            <text:p>獵魔士：命運之劍</text:p>
          </table:table-cell>
          <table:table-cell office:value-type="float" office:value="882.157" calcext:value-type="float">
            <text:p>882.157</text:p>
          </table:table-cell>
          <table:table-cell office:value-type="float" office:value="8537" calcext:value-type="float">
            <text:p>8537</text:p>
          </table:table-cell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9789866157493" calcext:value-type="float">
            <text:p>9789866157493</text:p>
          </table:table-cell>
          <table:table-cell office:value-type="string" calcext:value-type="string">
            <text:p>獵魔士：最</text:p>
          </table:table-cell>
          <table:table-cell office:value-type="string" calcext:value-type="string">
            <text:p>獵魔士：最後的願望</text:p>
          </table:table-cell>
          <table:table-cell office:value-type="float" office:value="882.157" calcext:value-type="float">
            <text:p>882.157</text:p>
          </table:table-cell>
          <table:table-cell office:value-type="float" office:value="8537" calcext:value-type="float">
            <text:p>8537</text:p>
          </table:table-cell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float" office:value="9789571407432" calcext:value-type="float">
            <text:p>9789571407432</text:p>
          </table:table-cell>
          <table:table-cell office:value-type="string" calcext:value-type="string">
            <text:p>新譯古文觀</text:p>
          </table:table-cell>
          <table:table-cell office:value-type="string" calcext:value-type="string">
            <text:p>新譯古文觀止(上/下)(革新版)(修訂三版)</text:p>
          </table:table-cell>
          <table:table-cell office:value-type="float" office:value="835" calcext:value-type="float">
            <text:p>835</text:p>
          </table:table-cell>
          <table:table-cell office:value-type="float" office:value="439" calcext:value-type="float">
            <text:p>439</text:p>
          </table:table-cell>
          <table:table-cell office:value-type="float" office:value="1999" calcext:value-type="float">
            <text:p>1999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float" office:value="9789866558238" calcext:value-type="float">
            <text:p>9789866558238</text:p>
          </table:table-cell>
          <table:table-cell office:value-type="string" calcext:value-type="string">
            <text:p>Help!119</text:p>
          </table:table-cell>
          <table:table-cell office:value-type="string" calcext:value-type="string">
            <text:p>Help!Help!急救119</text:p>
          </table:table-cell>
          <table:table-cell office:value-type="float" office:value="415.22" calcext:value-type="float">
            <text:p>415.22</text:p>
          </table:table-cell>
          <table:table-cell office:value-type="float" office:value="4054" calcext:value-type="float">
            <text:p>4054</text:p>
          </table:table-cell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789578782099" calcext:value-type="float">
            <text:p>9789578782099</text:p>
          </table:table-cell>
          <table:table-cell office:value-type="string" calcext:value-type="string">
            <text:p>孫子兵法釋</text:p>
          </table:table-cell>
          <table:table-cell office:value-type="string" calcext:value-type="string">
            <text:p>孫子兵法釋義</text:p>
          </table:table-cell>
          <table:table-cell office:value-type="float" office:value="592.092" calcext:value-type="float">
            <text:p>592.092</text:p>
          </table:table-cell>
          <table:table-cell office:value-type="float" office:value="2537" calcext:value-type="float">
            <text:p>2537</text:p>
          </table:table-cell>
          <table:table-cell office:value-type="float" office:value="1993" calcext:value-type="float">
            <text:p>1993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float" office:value="9789575867867" calcext:value-type="float">
            <text:p>9789575867867</text:p>
          </table:table-cell>
          <table:table-cell office:value-type="string" calcext:value-type="string">
            <text:p>語言學導論</text:p>
          </table:table-cell>
          <table:table-cell office:value-type="string" calcext:value-type="string">
            <text:p>語言學導論(平裝)</text:p>
          </table:table-cell>
          <table:table-cell office:value-type="float" office:value="800" calcext:value-type="float">
            <text:p>800</text:p>
          </table:table-cell>
          <table:table-cell office:value-type="float" office:value="1105" calcext:value-type="float">
            <text:p>1105</text:p>
          </table:table-cell>
          <table:table-cell office:value-type="float" office:value="1999" calcext:value-type="float">
            <text:p>1999</text:p>
          </table:table-cell>
          <table:table-cell table:number-columns-repeated="1017"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float" office:value="9789861734606" calcext:value-type="float">
            <text:p>9789861734606</text:p>
          </table:table-cell>
          <table:table-cell office:value-type="string" calcext:value-type="string">
            <text:p>我不當陀螺</text:p>
          </table:table-cell>
          <table:table-cell office:value-type="string" calcext:value-type="string">
            <text:p>我不當陀螺族！—「永遠嫌時間不夠用」的現代人全方位時間管理術(平裝)</text:p>
          </table:table-cell>
          <table:table-cell office:value-type="float" office:value="494.01" calcext:value-type="float">
            <text:p>494.01</text:p>
          </table:table-cell>
          <table:table-cell office:value-type="float" office:value="4424" calcext:value-type="float">
            <text:p>4424</text:p>
          </table:table-cell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float" office:value="9789864761388" calcext:value-type="float">
            <text:p>9789864761388</text:p>
          </table:table-cell>
          <table:table-cell office:value-type="string" calcext:value-type="string">
            <text:p>機器學習Py</text:p>
          </table:table-cell>
          <table:table-cell office:value-type="string" calcext:value-type="string">
            <text:p>機器學習：使用Python進行預測分析的基本技術</text:p>
          </table:table-cell>
          <table:table-cell office:value-type="string" calcext:value-type="string">
            <text:p>312.932P97</text:p>
          </table:table-cell>
          <table:table-cell office:value-type="float" office:value="2742" calcext:value-type="float">
            <text:p>2742</text:p>
          </table:table-cell>
          <table:table-cell office:value-type="float" office:value="2016" calcext:value-type="float">
            <text:p>2016</text:p>
          </table:table-cell>
          <table:table-cell table:number-columns-repeated="1017"/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float" office:value="9789862018439" calcext:value-type="float">
            <text:p>9789862018439</text:p>
          </table:table-cell>
          <table:table-cell office:value-type="string" calcext:value-type="string">
            <text:p>雲端整理術</text:p>
          </table:table-cell>
          <table:table-cell office:value-type="string" calcext:value-type="string">
            <text:p>Evernote雲端整理術：提升記事效率的137個實用筆記</text:p>
          </table:table-cell>
          <table:table-cell office:value-type="float" office:value="312.136" calcext:value-type="float">
            <text:p>312.136</text:p>
          </table:table-cell>
          <table:table-cell office:value-type="float" office:value="8645" calcext:value-type="float">
            <text:p>8645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fail</text:p>
          </table:table-cell>
          <table:table-cell table:number-columns-repeated="2"/>
          <table:table-cell office:value-type="string" calcext:value-type="string">
            <text:p>delete</text:p>
          </table:table-cell>
          <table:table-cell table:number-columns-repeated="1012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9789869340571" calcext:value-type="float">
            <text:p>9789869340571</text:p>
          </table:table-cell>
          <table:table-cell office:value-type="string" calcext:value-type="string">
            <text:p>搞定GTD</text:p>
          </table:table-cell>
          <table:table-cell office:value-type="string" calcext:value-type="string">
            <text:p>搞定！：工作效率大師教你:事情再多照樣做好的搞定5步驟</text:p>
          </table:table-cell>
          <table:table-cell office:value-type="float" office:value="494.01" calcext:value-type="float">
            <text:p>494.01</text:p>
          </table:table-cell>
          <table:table-cell office:value-type="float" office:value="4428" calcext:value-type="float">
            <text:p>4428</text:p>
          </table:table-cell>
          <table:table-cell office:value-type="float" office:value="2016" calcext:value-type="float">
            <text:p>2016</text:p>
          </table:table-cell>
          <table:table-cell table:number-columns-repeated="1017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9789571368542" calcext:value-type="float">
            <text:p>9789571368542</text:p>
          </table:table-cell>
          <table:table-cell office:value-type="string" calcext:value-type="string">
            <text:p>你說，寮國</text:p>
          </table:table-cell>
          <table:table-cell office:value-type="string" calcext:value-type="string">
            <text:p>你說，寮國到底有什麼？</text:p>
          </table:table-cell>
          <table:table-cell office:value-type="float" office:value="861.67" calcext:value-type="float">
            <text:p>861.67</text:p>
          </table:table-cell>
          <table:table-cell office:value-type="float" office:value="4254" calcext:value-type="float">
            <text:p>4254</text:p>
          </table:table-cell>
          <table:table-cell office:value-type="float" office:value="2017" calcext:value-type="float">
            <text:p>2017</text:p>
          </table:table-cell>
          <table:table-cell table:number-columns-repeated="1017"/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float" office:value="9789571371894" calcext:value-type="float">
            <text:p>9789571371894</text:p>
          </table:table-cell>
          <table:table-cell office:value-type="string" calcext:value-type="string">
            <text:p>刺殺騎士團</text:p>
          </table:table-cell>
          <table:table-cell office:value-type="string" calcext:value-type="string">
            <text:p>刺殺騎士團長 第二部 隱喻遷移篇(平裝)</text:p>
          </table:table-cell>
          <table:table-cell office:value-type="float" office:value="861.57" calcext:value-type="float">
            <text:p>861.57</text:p>
          </table:table-cell>
          <table:table-cell office:value-type="float" office:value="8354" calcext:value-type="float">
            <text:p>8354</text:p>
          </table:table-cell>
          <table:table-cell office:value-type="float" office:value="2017" calcext:value-type="float">
            <text:p>2017</text:p>
          </table:table-cell>
          <table:table-cell table:number-columns-repeated="1017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9789575451615" calcext:value-type="float">
            <text:p>9789575451615</text:p>
          </table:table-cell>
          <table:table-cell table:number-columns-repeated="2" office:value-type="string" calcext:value-type="string">
            <text:p>動物農莊</text:p>
          </table:table-cell>
          <table:table-cell office:value-type="float" office:value="873.57" calcext:value-type="float">
            <text:p>873.57</text:p>
          </table:table-cell>
          <table:table-cell office:value-type="float" office:value="7751" calcext:value-type="float">
            <text:p>7751</text:p>
          </table:table-cell>
          <table:table-cell office:value-type="float" office:value="1977" calcext:value-type="float">
            <text:p>1977</text:p>
          </table:table-cell>
          <table:table-cell table:number-columns-repeated="1017"/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float" office:value="9789864761678" calcext:value-type="float">
            <text:p>9789864761678</text:p>
          </table:table-cell>
          <table:table-cell office:value-type="string" calcext:value-type="string">
            <text:p>TLI v1</text:p>
          </table:table-cell>
          <table:table-cell office:value-type="string" calcext:value-type="string">
            <text:p>The Linux Programming Interface 國際中文版（上冊）</text:p>
          </table:table-cell>
          <table:table-cell office:value-type="float" office:value="312.54" calcext:value-type="float">
            <text:p>312.54</text:p>
          </table:table-cell>
          <table:table-cell office:value-type="float" office:value="2714" calcext:value-type="float">
            <text:p>271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v.1</text:p>
          </table:table-cell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9789866151705" calcext:value-type="float">
            <text:p>9789866151705</text:p>
          </table:table-cell>
          <table:table-cell office:value-type="string" calcext:value-type="string">
            <text:p>書櫃偏執狂</text:p>
          </table:table-cell>
          <table:table-cell office:value-type="string" calcext:value-type="string">
            <text:p>書櫃偏執狂的木工聖經：0.1mm決不退讓！跟著日本宅男大叔的手作魂打造完美書櫃！</text:p>
          </table:table-cell>
          <table:table-cell office:value-type="float" office:value="474.3" calcext:value-type="float">
            <text:p>474.3</text:p>
          </table:table-cell>
          <table:table-cell office:value-type="float" office:value="8559" calcext:value-type="float">
            <text:p>8559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float" office:value="9789864762514" calcext:value-type="float">
            <text:p>9789864762514</text:p>
          </table:table-cell>
          <table:table-cell office:value-type="string" calcext:value-type="string">
            <text:p>Debugging</text:p>
          </table:table-cell>
          <table:table-cell office:value-type="string" calcext:value-type="string">
            <text:p>Debugging 中文版：軟體與系統除錯的 66 個具體作法</text:p>
          </table:table-cell>
          <table:table-cell office:value-type="float" office:value="312.923" calcext:value-type="float">
            <text:p>312.923</text:p>
          </table:table-cell>
          <table:table-cell office:value-type="float" office:value="5322" calcext:value-type="float">
            <text:p>5322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9789869307055" calcext:value-type="float">
            <text:p>9789869307055</text:p>
          </table:table-cell>
          <table:table-cell office:value-type="string" calcext:value-type="string">
            <text:p>現代樂理1</text:p>
          </table:table-cell>
          <table:table-cell office:value-type="string" calcext:value-type="string">
            <text:p>現代樂理（一）超簡單學習法（第七版）</text:p>
          </table:table-cell>
          <table:table-cell office:value-type="float" office:value="911.1" calcext:value-type="float">
            <text:p>911.1</text:p>
          </table:table-cell>
          <table:table-cell office:value-type="float" office:value="4407" calcext:value-type="float">
            <text:p>4407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float" office:value="9789862019689" calcext:value-type="float">
            <text:p>9789862019689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Eclipse完全攻略：從基礎Java到PDF外掛開發（第三版）</text:p>
          </table:table-cell>
          <table:table-cell office:value-type="float" office:value="312.92" calcext:value-type="float">
            <text:p>312.92</text:p>
          </table:table-cell>
          <table:table-cell office:value-type="float" office:value="3521" calcext:value-type="float">
            <text:p>3521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float" office:value="9789864341030" calcext:value-type="float">
            <text:p>9789864341030</text:p>
          </table:table-cell>
          <table:table-cell office:value-type="string" calcext:value-type="string">
            <text:p>MC新魔法</text:p>
          </table:table-cell>
          <table:table-cell office:value-type="string" calcext:value-type="string">
            <text:p>Minecraft的新魔法: 打破虛擬沙盒世界的界限</text:p>
          </table:table-cell>
          <table:table-cell office:value-type="float" office:value="312.8" calcext:value-type="float">
            <text:p>312.8</text:p>
          </table:table-cell>
          <table:table-cell office:value-type="float" office:value="8767" calcext:value-type="float">
            <text:p>8767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float" office:value="9789864342365" calcext:value-type="float">
            <text:p>9789864342365</text:p>
          </table:table-cell>
          <table:table-cell office:value-type="string" calcext:value-type="string">
            <text:p>資料結構Py</text:p>
          </table:table-cell>
          <table:table-cell office:value-type="string" calcext:value-type="string">
            <text:p>圖解資料結構：使用Python</text:p>
          </table:table-cell>
          <table:table-cell office:value-type="float" office:value="312.73" calcext:value-type="float">
            <text:p>312.73</text:p>
          </table:table-cell>
          <table:table-cell office:value-type="float" office:value="8866" calcext:value-type="float">
            <text:p>8866</text:p>
          </table:table-cell>
          <table:table-cell office:value-type="float" office:value="2017" calcext:value-type="float">
            <text:p>2017</text:p>
          </table:table-cell>
          <table:table-cell table:number-columns-repeated="1017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9789862017883" calcext:value-type="float">
            <text:p>9789862017883</text:p>
          </table:table-cell>
          <table:table-cell office:value-type="string" calcext:value-type="string">
            <text:p>無瑕番外篇</text:p>
          </table:table-cell>
          <table:table-cell office:value-type="string" calcext:value-type="string">
            <text:p>無瑕的程式碼（番外篇）專業程式設計師的生存之道</text:p>
          </table:table-cell>
          <table:table-cell office:value-type="float" office:value="312.2" calcext:value-type="float">
            <text:p>312.2</text:p>
          </table:table-cell>
          <table:table-cell office:value-type="float" office:value="7131" calcext:value-type="float">
            <text:p>7131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9789862767191" calcext:value-type="float">
            <text:p>9789862767191</text:p>
          </table:table-cell>
          <table:table-cell office:value-type="string" calcext:value-type="string">
            <text:p>易讀程式之</text:p>
          </table:table-cell>
          <table:table-cell office:value-type="string" calcext:value-type="string">
            <text:p>易讀程式之美學：提升程式碼可讀性的簡單法則</text:p>
          </table:table-cell>
          <table:table-cell office:value-type="float" office:value="312.2" calcext:value-type="float">
            <text:p>312.2</text:p>
          </table:table-cell>
          <table:table-cell office:value-type="float" office:value="2451" calcext:value-type="float">
            <text:p>2451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float" office:value="9789864763269" calcext:value-type="float">
            <text:p>9789864763269</text:p>
          </table:table-cell>
          <table:table-cell office:value-type="string" calcext:value-type="string">
            <text:p>資料視覺化</text:p>
          </table:table-cell>
          <table:table-cell office:value-type="string" calcext:value-type="string">
            <text:p>資料視覺化：使用Python與JavaScript</text:p>
          </table:table-cell>
          <table:table-cell office:value-type="float" office:value="312.74" calcext:value-type="float">
            <text:p>312.74</text:p>
          </table:table-cell>
          <table:table-cell office:value-type="float" office:value="8765" calcext:value-type="float">
            <text:p>8765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float" office:value="9789864761982" calcext:value-type="float">
            <text:p>9789864761982</text:p>
          </table:table-cell>
          <table:table-cell office:value-type="string" calcext:value-type="string">
            <text:p>資料科學Py</text:p>
          </table:table-cell>
          <table:table-cell office:value-type="string" calcext:value-type="string">
            <text:p>Data Science from Scratch中文版：用Python學資料科學</text:p>
          </table:table-cell>
          <table:table-cell office:value-type="string" calcext:value-type="string">
            <text:p>312.32P97</text:p>
          </table:table-cell>
          <table:table-cell office:value-type="float" office:value="4724" calcext:value-type="float">
            <text:p>4724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9789866076992" calcext:value-type="float">
            <text:p>9789866076992</text:p>
          </table:table-cell>
          <table:table-cell office:value-type="string" calcext:value-type="string">
            <text:p>Make：15</text:p>
          </table:table-cell>
          <table:table-cell office:value-type="string" calcext:value-type="string">
            <text:p>Make：國際中文版15</text:p>
          </table:table-cell>
          <table:table-cell office:value-type="float" office:value="400" calcext:value-type="float">
            <text:p>400</text:p>
          </table:table-cell>
          <table:table-cell office:value-type="float" office:value="8024" calcext:value-type="float">
            <text:p>802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v.15</text:p>
          </table:table-cell>
          <table:table-cell table:number-columns-repeated="1016"/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float" office:value="9789862283356" calcext:value-type="float">
            <text:p>9789862283356</text:p>
          </table:table-cell>
          <table:table-cell office:value-type="string" calcext:value-type="string">
            <text:p>別笑德語</text:p>
          </table:table-cell>
          <table:table-cell office:value-type="string" calcext:value-type="string">
            <text:p>別笑！我是德語學習書（附MP3 CD）</text:p>
          </table:table-cell>
          <table:table-cell office:value-type="float" office:value="805.28" calcext:value-type="float">
            <text:p>805.28</text:p>
          </table:table-cell>
          <table:table-cell office:value-type="float" office:value="8088" calcext:value-type="float">
            <text:p>8088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float" office:value="9789866703638" calcext:value-type="float">
            <text:p>9789866703638</text:p>
          </table:table-cell>
          <table:table-cell office:value-type="string" calcext:value-type="string">
            <text:p>標準日本語3</text:p>
          </table:table-cell>
          <table:table-cell office:value-type="string" calcext:value-type="string">
            <text:p>大家學標準日本語（高級本）</text:p>
          </table:table-cell>
          <table:table-cell office:value-type="float" office:value="803.18" calcext:value-type="float">
            <text:p>803.18</text:p>
          </table:table-cell>
          <table:table-cell office:value-type="float" office:value="8656" calcext:value-type="float">
            <text:p>8656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v.3</text:p>
          </table:table-cell>
          <table:table-cell table:number-columns-repeated="1016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9789866703621" calcext:value-type="float">
            <text:p>9789866703621</text:p>
          </table:table-cell>
          <table:table-cell office:value-type="string" calcext:value-type="string">
            <text:p>標準日本語2</text:p>
          </table:table-cell>
          <table:table-cell office:value-type="string" calcext:value-type="string">
            <text:p>大家學標準日本語（中級本）</text:p>
          </table:table-cell>
          <table:table-cell office:value-type="float" office:value="803.18" calcext:value-type="float">
            <text:p>803.18</text:p>
          </table:table-cell>
          <table:table-cell office:value-type="float" office:value="8656" calcext:value-type="float">
            <text:p>8656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v.2</text:p>
          </table:table-cell>
          <table:table-cell table:number-columns-repeated="1016"/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float" office:value="9789864761333" calcext:value-type="float">
            <text:p>9789864761333</text:p>
          </table:table-cell>
          <table:table-cell office:value-type="string" calcext:value-type="string">
            <text:p>精通 Go</text:p>
          </table:table-cell>
          <table:table-cell office:value-type="string" calcext:value-type="string">
            <text:p>精通 Go 程式設計</text:p>
          </table:table-cell>
          <table:table-cell office:value-type="string" calcext:value-type="string">
            <text:p>312.32G6</text:p>
          </table:table-cell>
          <table:table-cell office:value-type="float" office:value="8622" calcext:value-type="float">
            <text:p>8622</text:p>
          </table:table-cell>
          <table:table-cell office:value-type="float" office:value="2016" calcext:value-type="float">
            <text:p>2016</text:p>
          </table:table-cell>
          <table:table-cell table:number-columns-repeated="1017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float" office:value="9789864761753" calcext:value-type="float">
            <text:p>9789864761753</text:p>
          </table:table-cell>
          <table:table-cell office:value-type="string" calcext:value-type="string">
            <text:p>網站擷取Py</text:p>
          </table:table-cell>
          <table:table-cell office:value-type="string" calcext:value-type="string">
            <text:p>網站擷取：使用Python</text:p>
          </table:table-cell>
          <table:table-cell office:value-type="string" calcext:value-type="string">
            <text:p>312.32P97</text:p>
          </table:table-cell>
          <table:table-cell office:value-type="float" office:value="8733" calcext:value-type="float">
            <text:p>8733</text:p>
          </table:table-cell>
          <table:table-cell office:value-type="float" office:value="2016" calcext:value-type="float">
            <text:p>2016</text:p>
          </table:table-cell>
          <table:table-cell table:number-columns-repeated="1017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float" office:value="9789862766699" calcext:value-type="float">
            <text:p>9789862766699</text:p>
          </table:table-cell>
          <table:table-cell office:value-type="string" calcext:value-type="string">
            <text:p>Git2e</text:p>
          </table:table-cell>
          <table:table-cell office:value-type="string" calcext:value-type="string">
            <text:p>版本控制使用Git（第二版）</text:p>
          </table:table-cell>
          <table:table-cell office:value-type="float" office:value="312.92" calcext:value-type="float">
            <text:p>312.92</text:p>
          </table:table-cell>
          <table:table-cell office:value-type="float" office:value="8544" calcext:value-type="float">
            <text:p>8544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float" office:value="9789864762729" calcext:value-type="float">
            <text:p>9789864762729</text:p>
          </table:table-cell>
          <table:table-cell office:value-type="string" calcext:value-type="string">
            <text:p>Python自動</text:p>
          </table:table-cell>
          <table:table-cell office:value-type="string" calcext:value-type="string">
            <text:p>Python自動化的樂趣: 搞定重複瑣碎&amp;單調無聊的工作</text:p>
          </table:table-cell>
          <table:table-cell office:value-type="string" calcext:value-type="string">
            <text:p>312.32P97</text:p>
          </table:table-cell>
          <table:table-cell office:value-type="float" office:value="4224" calcext:value-type="float">
            <text:p>4224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float" office:value="9789863123439" calcext:value-type="float">
            <text:p>9789863123439</text:p>
          </table:table-cell>
          <table:table-cell office:value-type="string" calcext:value-type="string">
            <text:p>圖解IOT</text:p>
          </table:table-cell>
          <table:table-cell office:value-type="string" calcext:value-type="string">
            <text:p>超圖解物聯網IoT實作入門：使用JavaScript、Node.JS、Arduino、Raspberry Pi、ESP8266、Espruino</text:p>
          </table:table-cell>
          <table:table-cell office:value-type="float" office:value="312.952" calcext:value-type="float">
            <text:p>312.952</text:p>
          </table:table-cell>
          <table:table-cell office:value-type="float" office:value="4942" calcext:value-type="float">
            <text:p>4942</text:p>
          </table:table-cell>
          <table:table-cell office:value-type="float" office:value="2016" calcext:value-type="float">
            <text:p>2016</text:p>
          </table:table-cell>
          <table:table-cell table:number-columns-repeated="1017"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float" office:value="9789863700180" calcext:value-type="float">
            <text:p>9789863700180</text:p>
          </table:table-cell>
          <table:table-cell office:value-type="string" calcext:value-type="string">
            <text:p>素人木作！</text:p>
          </table:table-cell>
          <table:table-cell office:value-type="string" calcext:value-type="string">
            <text:p>素人木作！超easy的木作收納百科</text:p>
          </table:table-cell>
          <table:table-cell office:value-type="float" office:value="474.3" calcext:value-type="float">
            <text:p>474.3</text:p>
          </table:table-cell>
          <table:table-cell office:value-type="float" office:value="8773" calcext:value-type="float">
            <text:p>877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.1</text:p>
          </table:table-cell>
          <table:table-cell table:number-columns-repeated="101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9789861793405" calcext:value-type="float">
            <text:p>9789861793405</text:p>
          </table:table-cell>
          <table:table-cell office:value-type="string" calcext:value-type="string">
            <text:p>一輩子旅行</text:p>
          </table:table-cell>
          <table:table-cell office:value-type="string" calcext:value-type="string">
            <text:p>活用一輩子的旅行筆記術</text:p>
          </table:table-cell>
          <table:table-cell office:value-type="string" calcext:value-type="string">
            <text:p>019.2</text:p>
          </table:table-cell>
          <table:table-cell office:value-type="float" office:value="2633" calcext:value-type="float">
            <text:p>2633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float" office:value="9789869124010" calcext:value-type="float">
            <text:p>9789869124010</text:p>
          </table:table-cell>
          <table:table-cell office:value-type="string" calcext:value-type="string">
            <text:p>高效手帳筆</text:p>
          </table:table-cell>
          <table:table-cell office:value-type="string" calcext:value-type="string">
            <text:p>圖解．一寫就成真！神奇高效手帳筆記術：4色手寫＋40種記事提案，第一本真正教你如何寫手帳的工具書</text:p>
          </table:table-cell>
          <table:table-cell office:value-type="string" calcext:value-type="string">
            <text:p>019.2</text:p>
          </table:table-cell>
          <table:table-cell office:value-type="float" office:value="2750" calcext:value-type="float">
            <text:p>2750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float" office:value="9789862019542" calcext:value-type="float">
            <text:p>9789862019542</text:p>
          </table:table-cell>
          <table:table-cell office:value-type="string" calcext:value-type="string">
            <text:p>告別瀑布Scr</text:p>
          </table:table-cell>
          <table:table-cell office:value-type="string" calcext:value-type="string">
            <text:p>告別瀑布，擁抱Scrum：解析微軟與Adobe如何在30天內開發出新軟體</text:p>
          </table:table-cell>
          <table:table-cell office:value-type="float" office:value="312.92" calcext:value-type="float">
            <text:p>312.92</text:p>
          </table:table-cell>
          <table:table-cell office:value-type="float" office:value="5014" calcext:value-type="float">
            <text:p>5014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float" office:value="9789863795230" calcext:value-type="float">
            <text:p>9789863795230</text:p>
          </table:table-cell>
          <table:table-cell office:value-type="string" calcext:value-type="string">
            <text:p>全能Android</text:p>
          </table:table-cell>
          <table:table-cell office:value-type="string" calcext:value-type="string">
            <text:p>全能Android絕對正確培養聖經</text:p>
          </table:table-cell>
          <table:table-cell office:value-type="float" office:value="312.52" calcext:value-type="float">
            <text:p>312.52</text:p>
          </table:table-cell>
          <table:table-cell office:value-type="float" office:value="3138" calcext:value-type="float">
            <text:p>3138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float" office:value="9789861794648" calcext:value-type="float">
            <text:p>9789861794648</text:p>
          </table:table-cell>
          <table:table-cell office:value-type="string" calcext:value-type="string">
            <text:p>一輩子筆記2</text:p>
          </table:table-cell>
          <table:table-cell office:value-type="string" calcext:value-type="string">
            <text:p>活用一輩子的讀書筆記術【完全攻略版】</text:p>
          </table:table-cell>
          <table:table-cell office:value-type="string" calcext:value-type="string">
            <text:p>019.2</text:p>
          </table:table-cell>
          <table:table-cell office:value-type="float" office:value="2633" calcext:value-type="float">
            <text:p>2633</text:p>
          </table:table-cell>
          <table:table-cell office:value-type="float" office:value="2016" calcext:value-type="float">
            <text:p>2016</text:p>
          </table:table-cell>
          <table:table-cell table:number-columns-repeated="1017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9789578279063" calcext:value-type="float">
            <text:p>9789578279063</text:p>
          </table:table-cell>
          <table:table-cell office:value-type="string" calcext:value-type="string">
            <text:p>大家的日本</text:p>
          </table:table-cell>
          <table:table-cell office:value-type="string" calcext:value-type="string">
            <text:p>大家的日本語 初級Ⅰ</text:p>
          </table:table-cell>
          <table:table-cell office:value-type="float" office:value="803.18" calcext:value-type="float">
            <text:p>803.18</text:p>
          </table:table-cell>
          <table:table-cell office:value-type="float" office:value="1721" calcext:value-type="float">
            <text:p>1721</text:p>
          </table:table-cell>
          <table:table-cell office:value-type="float" office:value="2006" calcext:value-type="float">
            <text:p>2006</text:p>
          </table:table-cell>
          <table:table-cell table:number-columns-repeated="1017"/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float" office:value="9789868774193" calcext:value-type="float">
            <text:p>9789868774193</text:p>
          </table:table-cell>
          <table:table-cell office:value-type="string" calcext:value-type="string">
            <text:p>完美牛排烹</text:p>
          </table:table-cell>
          <table:table-cell office:value-type="string" calcext:value-type="string">
            <text:p>完美牛排烹飪全書─12道全世界都在享用的經典牛排食譜</text:p>
          </table:table-cell>
          <table:table-cell office:value-type="float" office:value="427.212" calcext:value-type="float">
            <text:p>427.212</text:p>
          </table:table-cell>
          <table:table-cell office:value-type="float" office:value="1037" calcext:value-type="float">
            <text:p>1037</text:p>
          </table:table-cell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9789869015257" calcext:value-type="float">
            <text:p>9789869015257</text:p>
          </table:table-cell>
          <table:table-cell office:value-type="string" calcext:value-type="string">
            <text:p>就是愛烤肉</text:p>
          </table:table-cell>
          <table:table-cell office:value-type="string" calcext:value-type="string">
            <text:p>就是愛烤肉：詹姆士烤肉訣竅全公開</text:p>
          </table:table-cell>
          <table:table-cell office:value-type="float" office:value="427.1" calcext:value-type="float">
            <text:p>427.1</text:p>
          </table:table-cell>
          <table:table-cell office:value-type="float" office:value="8445" calcext:value-type="float">
            <text:p>8445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9789866033759" calcext:value-type="float">
            <text:p>9789866033759</text:p>
          </table:table-cell>
          <table:table-cell office:value-type="string" calcext:value-type="string">
            <text:p>咖啡入門教</text:p>
          </table:table-cell>
          <table:table-cell office:value-type="string" calcext:value-type="string">
            <text:p>咖啡入門教科書</text:p>
          </table:table-cell>
          <table:table-cell office:value-type="float" office:value="427.42" calcext:value-type="float">
            <text:p>427.42</text:p>
          </table:table-cell>
          <table:table-cell office:value-type="float" office:value="8559" calcext:value-type="float">
            <text:p>8559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float" office:value="9789866703607" calcext:value-type="float">
            <text:p>9789866703607</text:p>
          </table:table-cell>
          <table:table-cell office:value-type="string" calcext:value-type="string">
            <text:p>標準日本語1</text:p>
          </table:table-cell>
          <table:table-cell office:value-type="string" calcext:value-type="string">
            <text:p>大家學標準日本語（初級本）</text:p>
          </table:table-cell>
          <table:table-cell office:value-type="float" office:value="803.18" calcext:value-type="float">
            <text:p>803.18</text:p>
          </table:table-cell>
          <table:table-cell office:value-type="float" office:value="8656" calcext:value-type="float">
            <text:p>8656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v.1</text:p>
          </table:table-cell>
          <table:table-cell table:number-columns-repeated="1016"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float" office:value="9789571371870" calcext:value-type="float">
            <text:p>9789571371870</text:p>
          </table:table-cell>
          <table:table-cell office:value-type="string" calcext:value-type="string">
            <text:p>刺殺騎士團1</text:p>
          </table:table-cell>
          <table:table-cell office:value-type="string" calcext:value-type="string">
            <text:p>刺殺騎士團長 第一部 意念顯現篇(平裝)</text:p>
          </table:table-cell>
          <table:table-cell office:value-type="float" office:value="861.57" calcext:value-type="float">
            <text:p>861.57</text:p>
          </table:table-cell>
          <table:table-cell office:value-type="float" office:value="4254" calcext:value-type="float">
            <text:p>4254</text:p>
          </table:table-cell>
          <table:table-cell office:value-type="float" office:value="2017" calcext:value-type="float">
            <text:p>2017</text:p>
          </table:table-cell>
          <table:table-cell table:number-columns-repeated="1017"/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float" office:value="9789865680367" calcext:value-type="float">
            <text:p>9789865680367</text:p>
          </table:table-cell>
          <table:table-cell office:value-type="string" calcext:value-type="string">
            <text:p>省錢修繕DIY</text:p>
          </table:table-cell>
          <table:table-cell office:value-type="string" calcext:value-type="string">
            <text:p>省錢修繕DIY全書</text:p>
          </table:table-cell>
          <table:table-cell office:value-type="float" office:value="422.9" calcext:value-type="float">
            <text:p>422.9</text:p>
          </table:table-cell>
          <table:table-cell office:value-type="float" office:value="2225" calcext:value-type="float">
            <text:p>2225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float" office:value="9789863477310" calcext:value-type="float">
            <text:p>9789863477310</text:p>
          </table:table-cell>
          <table:table-cell office:value-type="string" calcext:value-type="string">
            <text:p>IntroPython</text:p>
          </table:table-cell>
          <table:table-cell office:value-type="string" calcext:value-type="string">
            <text:p>精通 Python：運用簡單的套件進行現代運算</text:p>
          </table:table-cell>
          <table:table-cell office:value-type="string" calcext:value-type="string">
            <text:p>312.32P97</text:p>
          </table:table-cell>
          <table:table-cell office:value-type="float" office:value="2702" calcext:value-type="float">
            <text:p>2702</text:p>
          </table:table-cell>
          <table:table-cell office:value-type="float" office:value="2015" calcext:value-type="float">
            <text:p>2015</text:p>
          </table:table-cell>
          <table:table-cell table:number-columns-repeated="1017"/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float" office:value="9789861792286" calcext:value-type="float">
            <text:p>9789861792286</text:p>
          </table:table-cell>
          <table:table-cell office:value-type="string" calcext:value-type="string">
            <text:p>一輩子筆記1</text:p>
          </table:table-cell>
          <table:table-cell office:value-type="string" calcext:value-type="string">
            <text:p>活用一輩子的筆記術</text:p>
          </table:table-cell>
          <table:table-cell office:value-type="string" calcext:value-type="string">
            <text:p>019.2</text:p>
          </table:table-cell>
          <table:table-cell office:value-type="float" office:value="2633" calcext:value-type="float">
            <text:p>2633</text:p>
          </table:table-cell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float" office:value="9789576866067" calcext:value-type="float">
            <text:p>9789576866067</text:p>
          </table:table-cell>
          <table:table-cell office:value-type="string" calcext:value-type="string">
            <text:p>一次搞定QA</text:p>
          </table:table-cell>
          <table:table-cell office:value-type="string" calcext:value-type="string">
            <text:p>一次搞定！木工Q&amp;A</text:p>
          </table:table-cell>
          <table:table-cell office:value-type="float" office:value="474.3022" calcext:value-type="float">
            <text:p>474.3022</text:p>
          </table:table-cell>
          <table:table-cell office:value-type="float" office:value="8654" calcext:value-type="float">
            <text:p>8654</text:p>
          </table:table-cell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float" office:value="9789866185601" calcext:value-type="float">
            <text:p>9789866185601</text:p>
          </table:table-cell>
          <table:table-cell office:value-type="string" calcext:value-type="string">
            <text:p>大師木工秘</text:p>
          </table:table-cell>
          <table:table-cell office:value-type="string" calcext:value-type="string">
            <text:p>大師不傳的木工秘訣(平裝)</text:p>
          </table:table-cell>
          <table:table-cell office:value-type="float" office:value="474.3" calcext:value-type="float">
            <text:p>474.3</text:p>
          </table:table-cell>
          <table:table-cell office:value-type="float" office:value="8434" calcext:value-type="float">
            <text:p>8434</text:p>
          </table:table-cell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9789571352503" calcext:value-type="float">
            <text:p>9789571352503</text:p>
          </table:table-cell>
          <table:table-cell office:value-type="string" calcext:value-type="string">
            <text:p>1Q84B3</text:p>
          </table:table-cell>
          <table:table-cell office:value-type="string" calcext:value-type="string">
            <text:p>1Q84(Book3)</text:p>
          </table:table-cell>
          <table:table-cell office:value-type="float" office:value="861.479" calcext:value-type="float">
            <text:p>861.479</text:p>
          </table:table-cell>
          <table:table-cell office:value-type="float" office:value="8354" calcext:value-type="float">
            <text:p>8354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v.3</text:p>
          </table:table-cell>
          <table:table-cell table:number-columns-repeated="101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9789867139283" calcext:value-type="float">
            <text:p>9789867139283</text:p>
          </table:table-cell>
          <table:table-cell office:value-type="string" calcext:value-type="string">
            <text:p>圓滿家庭木</text:p>
          </table:table-cell>
          <table:table-cell office:value-type="string" calcext:value-type="string">
            <text:p>圓滿家庭木作計畫</text:p>
          </table:table-cell>
          <table:table-cell office:value-type="float" office:value="474.3" calcext:value-type="float">
            <text:p>474.3</text:p>
          </table:table-cell>
          <table:table-cell office:value-type="float" office:value="863" calcext:value-type="float">
            <text:p>863</text:p>
          </table:table-cell>
          <table:table-cell office:value-type="float" office:value="2010" calcext:value-type="float">
            <text:p>2010</text:p>
          </table:table-cell>
          <table:table-cell table:number-columns-repeated="4"/>
          <table:table-cell office:value-type="string" calcext:value-type="string">
            <text:p>delete</text:p>
          </table:table-cell>
          <table:table-cell table:number-columns-repeated="1012"/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float" office:value="9789867637420" calcext:value-type="float">
            <text:p>9789867637420</text:p>
          </table:table-cell>
          <table:table-cell office:value-type="string" calcext:value-type="string">
            <text:p>一坪家庭菜</text:p>
          </table:table-cell>
          <table:table-cell office:value-type="string" calcext:value-type="string">
            <text:p>一坪家庭菜園(平裝)</text:p>
          </table:table-cell>
          <table:table-cell office:value-type="float" office:value="435.2" calcext:value-type="float">
            <text:p>435.2</text:p>
          </table:table-cell>
          <table:table-cell office:value-type="float" office:value="7456" calcext:value-type="float">
            <text:p>7456</text:p>
          </table:table-cell>
          <table:table-cell office:value-type="float" office:value="2009" calcext:value-type="float">
            <text:p>2009</text:p>
          </table:table-cell>
          <table:table-cell table:number-columns-repeated="4"/>
          <table:table-cell office:value-type="string" calcext:value-type="string">
            <text:p>delete</text:p>
          </table:table-cell>
          <table:table-cell table:number-columns-repeated="1012"/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float" office:value="9789572239346" calcext:value-type="float">
            <text:p>9789572239346</text:p>
          </table:table-cell>
          <table:table-cell office:value-type="string" calcext:value-type="string">
            <text:p>Android3</text:p>
          </table:table-cell>
          <table:table-cell office:value-type="string" calcext:value-type="string">
            <text:p>Google！Android 3手機應用程式設計入門 第四版 (平裝)</text:p>
          </table:table-cell>
          <table:table-cell office:value-type="float" office:value="448.845029" calcext:value-type="float">
            <text:p>448.845029</text:p>
          </table:table-cell>
          <table:table-cell office:value-type="float" office:value="8537" calcext:value-type="float">
            <text:p>8537</text:p>
          </table:table-cell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9780321680563" calcext:value-type="float">
            <text:p>9780321680563</text:p>
          </table:table-cell>
          <table:table-cell office:value-type="string" calcext:value-type="string">
            <text:p>PPython3</text:p>
          </table:table-cell>
          <table:table-cell office:value-type="string" calcext:value-type="string">
            <text:p>Programming in Python 3</text:p>
          </table:table-cell>
          <table:table-cell office:value-type="string" calcext:value-type="string">
            <text:p>QA76.73.P98</text:p>
          </table:table-cell>
          <table:table-cell office:value-type="string" calcext:value-type="string">
            <text:p>S85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string" calcext:value-type="string">
            <text:p>fail</text:p>
          </table:table-cell>
          <table:table-cell table:number-columns-repeated="2"/>
          <table:table-cell office:value-type="string" calcext:value-type="string">
            <text:p>delete</text:p>
          </table:table-cell>
          <table:table-cell table:number-columns-repeated="101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9789571342474" calcext:value-type="float">
            <text:p>9789571342474</text:p>
          </table:table-cell>
          <table:table-cell table:number-columns-repeated="2" office:value-type="string" calcext:value-type="string">
            <text:p>黑夜之後</text:p>
          </table:table-cell>
          <table:table-cell office:value-type="float" office:value="861.57" calcext:value-type="float">
            <text:p>861.57</text:p>
          </table:table-cell>
          <table:table-cell office:value-type="float" office:value="4254" calcext:value-type="float">
            <text:p>4254</text:p>
          </table:table-cell>
          <table:table-cell office:value-type="float" office:value="2005" calcext:value-type="float">
            <text:p>2005</text:p>
          </table:table-cell>
          <table:table-cell table:number-columns-repeated="1017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9789867415912" calcext:value-type="float">
            <text:p>9789867415912</text:p>
          </table:table-cell>
          <table:table-cell table:number-columns-repeated="2" office:value-type="string" calcext:value-type="string">
            <text:p>我，機器人</text:p>
          </table:table-cell>
          <table:table-cell office:value-type="float" office:value="874.57" calcext:value-type="float">
            <text:p>874.57</text:p>
          </table:table-cell>
          <table:table-cell office:value-type="float" office:value="1040" calcext:value-type="float">
            <text:p>1040</text:p>
          </table:table-cell>
          <table:table-cell office:value-type="float" office:value="2006" calcext:value-type="float">
            <text:p>2006</text:p>
          </table:table-cell>
          <table:table-cell table:number-columns-repeated="1017"/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float" office:value="9789862766064" calcext:value-type="float">
            <text:p>9789862766064</text:p>
          </table:table-cell>
          <table:table-cell office:value-type="string" calcext:value-type="string">
            <text:p>互動Arduino</text:p>
          </table:table-cell>
          <table:table-cell office:value-type="string" calcext:value-type="string">
            <text:p>最簡單的互動設計Arduino一試就上手（第二版）</text:p>
          </table:table-cell>
          <table:table-cell office:value-type="float" office:value="471.516" calcext:value-type="float">
            <text:p>471.516</text:p>
          </table:table-cell>
          <table:table-cell office:value-type="float" office:value="1279" calcext:value-type="float">
            <text:p>1279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float" office:value="9789862762639" calcext:value-type="float">
            <text:p>9789862762639</text:p>
          </table:table-cell>
          <table:table-cell office:value-type="string" calcext:value-type="string">
            <text:p>8051C語言</text:p>
          </table:table-cell>
          <table:table-cell office:value-type="string" calcext:value-type="string">
            <text:p>8051單晶片/C語言設計實務（第二版）</text:p>
          </table:table-cell>
          <table:table-cell office:value-type="string" calcext:value-type="string">
            <text:p>312.32C</text:p>
          </table:table-cell>
          <table:table-cell office:value-type="float" office:value="8655" calcext:value-type="float">
            <text:p>8655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float" office:value="9789866482588" calcext:value-type="float">
            <text:p>9789866482588</text:p>
          </table:table-cell>
          <table:table-cell office:value-type="string" calcext:value-type="string">
            <text:p>數位攝影的</text:p>
          </table:table-cell>
          <table:table-cell office:value-type="string" calcext:value-type="string">
            <text:p>數位攝影的第一堂課(附CD)</text:p>
          </table:table-cell>
          <table:table-cell office:value-type="float" office:value="950" calcext:value-type="float">
            <text:p>950</text:p>
          </table:table-cell>
          <table:table-cell office:value-type="float" office:value="8746" calcext:value-type="float">
            <text:p>8746</text:p>
          </table:table-cell>
          <table:table-cell office:value-type="float" office:value="2009" calcext:value-type="float">
            <text:p>2009</text:p>
          </table:table-cell>
          <table:table-cell table:number-columns-repeated="4"/>
          <table:table-cell office:value-type="string" calcext:value-type="string">
            <text:p>delete</text:p>
          </table:table-cell>
          <table:table-cell table:number-columns-repeated="101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9789866555633" calcext:value-type="float">
            <text:p>9789866555633</text:p>
          </table:table-cell>
          <table:table-cell office:value-type="string" calcext:value-type="string">
            <text:p>居家修繕自</text:p>
          </table:table-cell>
          <table:table-cell office:value-type="string" calcext:value-type="string">
            <text:p>居家修繕自己來完全圖解</text:p>
          </table:table-cell>
          <table:table-cell office:value-type="float" office:value="422.9" calcext:value-type="float">
            <text:p>422.9</text:p>
          </table:table-cell>
          <table:table-cell office:value-type="float" office:value="2225" calcext:value-type="float">
            <text:p>2225</text:p>
          </table:table-cell>
          <table:table-cell office:value-type="float" office:value="2010" calcext:value-type="float">
            <text:p>2010</text:p>
          </table:table-cell>
          <table:table-cell table:number-columns-repeated="4"/>
          <table:table-cell office:value-type="string" calcext:value-type="string">
            <text:p>delete</text:p>
          </table:table-cell>
          <table:table-cell table:number-columns-repeated="101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9789571313405" calcext:value-type="float">
            <text:p>9789571313405</text:p>
          </table:table-cell>
          <table:table-cell office:value-type="string" calcext:value-type="string">
            <text:p>世界末日與</text:p>
          </table:table-cell>
          <table:table-cell office:value-type="string" calcext:value-type="string">
            <text:p>世界末日與冷酷異境</text:p>
          </table:table-cell>
          <table:table-cell office:value-type="float" office:value="861.57" calcext:value-type="float">
            <text:p>861.57</text:p>
          </table:table-cell>
          <table:table-cell office:value-type="float" office:value="4425" calcext:value-type="float">
            <text:p>4425</text:p>
          </table:table-cell>
          <table:table-cell office:value-type="float" office:value="1994" calcext:value-type="float">
            <text:p>1994</text:p>
          </table:table-cell>
          <table:table-cell table:number-columns-repeated="1017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9789571351032" calcext:value-type="float">
            <text:p>9789571351032</text:p>
          </table:table-cell>
          <table:table-cell office:value-type="string" calcext:value-type="string">
            <text:p>1Q84B1</text:p>
          </table:table-cell>
          <table:table-cell office:value-type="string" calcext:value-type="string">
            <text:p>1Q84(Book1)</text:p>
          </table:table-cell>
          <table:table-cell office:value-type="float" office:value="861.57" calcext:value-type="float">
            <text:p>861.57</text:p>
          </table:table-cell>
          <table:table-cell office:value-type="float" office:value="4254" calcext:value-type="float">
            <text:p>4254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v.1</text:p>
          </table:table-cell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9780321699879" calcext:value-type="float">
            <text:p>9780321699879</text:p>
          </table:table-cell>
          <table:table-cell office:value-type="string" calcext:value-type="string">
            <text:p>PPython3</text:p>
          </table:table-cell>
          <table:table-cell office:value-type="string" calcext:value-type="string">
            <text:p>Programming in Python 3</text:p>
          </table:table-cell>
          <table:table-cell office:value-type="string" calcext:value-type="string">
            <text:p>312.32P97</text:p>
          </table:table-cell>
          <table:table-cell office:value-type="float" office:value="7899" calcext:value-type="float">
            <text:p>7899</text:p>
          </table:table-cell>
          <table:table-cell office:value-type="float" office:value="2017" calcext:value-type="float">
            <text:p>2017</text:p>
          </table:table-cell>
          <table:table-cell table:number-columns-repeated="4"/>
          <table:table-cell office:value-type="string" calcext:value-type="string">
            <text:p>delete</text:p>
          </table:table-cell>
          <table:table-cell table:number-columns-repeated="1012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9789862013571" calcext:value-type="float">
            <text:p>9789862013571</text:p>
          </table:table-cell>
          <table:table-cell office:value-type="string" calcext:value-type="string">
            <text:p>Matz14思考</text:p>
          </table:table-cell>
          <table:table-cell office:value-type="string" calcext:value-type="string">
            <text:p>松本行弘的程式世界 ─ 成為一流程式設計師的14種思考術(平裝)</text:p>
          </table:table-cell>
          <table:table-cell office:value-type="float" office:value="312.1695" calcext:value-type="float">
            <text:p>312.1695</text:p>
          </table:table-cell>
          <table:table-cell office:value-type="float" office:value="8347" calcext:value-type="float">
            <text:p>8347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float" office:value="9789571341156" calcext:value-type="float">
            <text:p>9789571341156</text:p>
          </table:table-cell>
          <table:table-cell office:value-type="string" calcext:value-type="string">
            <text:p>聽見100村上</text:p>
          </table:table-cell>
          <table:table-cell office:value-type="string" calcext:value-type="string">
            <text:p>聽見100%的村上春樹</text:p>
          </table:table-cell>
          <table:table-cell office:value-type="float" office:value="783.18" calcext:value-type="float">
            <text:p>783.18</text:p>
          </table:table-cell>
          <table:table-cell office:value-type="float" office:value="4254" calcext:value-type="float">
            <text:p>4254</text:p>
          </table:table-cell>
          <table:table-cell office:value-type="float" office:value="2004" calcext:value-type="float">
            <text:p>2004</text:p>
          </table:table-cell>
          <table:table-cell table:number-columns-repeated="1017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9789571348858" calcext:value-type="float">
            <text:p>9789571348858</text:p>
          </table:table-cell>
          <table:table-cell office:value-type="string" calcext:value-type="string">
            <text:p>村上春樹心</text:p>
          </table:table-cell>
          <table:table-cell office:value-type="string" calcext:value-type="string">
            <text:p>村上春樹心底的中國</text:p>
          </table:table-cell>
          <table:table-cell office:value-type="float" office:value="861.57" calcext:value-type="float">
            <text:p>861.57</text:p>
          </table:table-cell>
          <table:table-cell office:value-type="float" office:value="4591" calcext:value-type="float">
            <text:p>4591</text:p>
          </table:table-cell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9789571324906" calcext:value-type="float">
            <text:p>9789571324906</text:p>
          </table:table-cell>
          <table:table-cell office:value-type="string" calcext:value-type="string">
            <text:p>萊辛頓的幽</text:p>
          </table:table-cell>
          <table:table-cell office:value-type="string" calcext:value-type="string">
            <text:p>萊辛頓的幽靈</text:p>
          </table:table-cell>
          <table:table-cell office:value-type="float" office:value="861.57" calcext:value-type="float">
            <text:p>861.57</text:p>
          </table:table-cell>
          <table:table-cell office:value-type="float" office:value="8357" calcext:value-type="float">
            <text:p>8357</text:p>
          </table:table-cell>
          <table:table-cell office:value-type="float" office:value="1998" calcext:value-type="float">
            <text:p>1998</text:p>
          </table:table-cell>
          <table:table-cell table:number-columns-repeated="1017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9789571343945" calcext:value-type="float">
            <text:p>9789571343945</text:p>
          </table:table-cell>
          <table:table-cell office:value-type="string" calcext:value-type="string">
            <text:p>終於悲哀的</text:p>
          </table:table-cell>
          <table:table-cell office:value-type="string" calcext:value-type="string">
            <text:p>終於悲哀的外國語</text:p>
          </table:table-cell>
          <table:table-cell office:value-type="float" office:value="861.6" calcext:value-type="float">
            <text:p>861.6</text:p>
          </table:table-cell>
          <table:table-cell office:value-type="float" office:value="8354" calcext:value-type="float">
            <text:p>8354</text:p>
          </table:table-cell>
          <table:table-cell office:value-type="float" office:value="2006" calcext:value-type="float">
            <text:p>2006</text:p>
          </table:table-cell>
          <table:table-cell table:number-columns-repeated="4"/>
          <table:table-cell office:value-type="string" calcext:value-type="string">
            <text:p>delete</text:p>
          </table:table-cell>
          <table:table-cell table:number-columns-repeated="101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9789861242453" calcext:value-type="float">
            <text:p>9789861242453</text:p>
          </table:table-cell>
          <table:table-cell office:value-type="string" calcext:value-type="string">
            <text:p>抗生素迷思</text:p>
          </table:table-cell>
          <table:table-cell office:value-type="string" calcext:value-type="string">
            <text:p>抗生素的迷思</text:p>
          </table:table-cell>
          <table:table-cell office:value-type="float" office:value="399.51" calcext:value-type="float">
            <text:p>399.51</text:p>
          </table:table-cell>
          <table:table-cell office:value-type="float" office:value="886" calcext:value-type="float">
            <text:p>886</text:p>
          </table:table-cell>
          <table:table-cell office:value-type="float" office:value="2004" calcext:value-type="float">
            <text:p>2004</text:p>
          </table:table-cell>
          <table:table-cell table:number-columns-repeated="4"/>
          <table:table-cell office:value-type="string" calcext:value-type="string">
            <text:p>delete</text:p>
          </table:table-cell>
          <table:table-cell table:number-columns-repeated="101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9789576667244" calcext:value-type="float">
            <text:p>9789576667244</text:p>
          </table:table-cell>
          <table:table-cell office:value-type="string" calcext:value-type="string">
            <text:p>圖解生化學</text:p>
          </table:table-cell>
          <table:table-cell office:value-type="string" calcext:value-type="string">
            <text:p>最新圖解生化學</text:p>
          </table:table-cell>
          <table:table-cell office:value-type="float" office:value="399" calcext:value-type="float">
            <text:p>399</text:p>
          </table:table-cell>
          <table:table-cell office:value-type="float" office:value="8346" calcext:value-type="float">
            <text:p>8346</text:p>
          </table:table-cell>
          <table:table-cell office:value-type="float" office:value="2001" calcext:value-type="float">
            <text:p>2001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9789570517989" calcext:value-type="float">
            <text:p>9789570517989</text:p>
          </table:table-cell>
          <table:table-cell office:value-type="string" calcext:value-type="string">
            <text:p>閱讀一本書</text:p>
          </table:table-cell>
          <table:table-cell office:value-type="string" calcext:value-type="string">
            <text:p>如何閱讀一本書</text:p>
          </table:table-cell>
          <table:table-cell office:value-type="string" calcext:value-type="string">
            <text:p>019.1</text:p>
          </table:table-cell>
          <table:table-cell office:value-type="float" office:value="7124" calcext:value-type="float">
            <text:p>7124</text:p>
          </table:table-cell>
          <table:table-cell office:value-type="float" office:value="2007" calcext:value-type="float">
            <text:p>2007</text:p>
          </table:table-cell>
          <table:table-cell table:number-columns-repeated="1017"/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float" office:value="9789570316001" calcext:value-type="float">
            <text:p>9789570316001</text:p>
          </table:table-cell>
          <table:table-cell office:value-type="string" calcext:value-type="string">
            <text:p>7 brains</text:p>
          </table:table-cell>
          <table:table-cell office:value-type="string" calcext:value-type="string">
            <text:p>7 brains─怎樣擁有達文西的七種天才(平裝)</text:p>
          </table:table-cell>
          <table:table-cell office:value-type="float" office:value="176.4" calcext:value-type="float">
            <text:p>176.4</text:p>
          </table:table-cell>
          <table:table-cell office:value-type="float" office:value="4443" calcext:value-type="float">
            <text:p>4443</text:p>
          </table:table-cell>
          <table:table-cell office:value-type="float" office:value="1999" calcext:value-type="float">
            <text:p>1999</text:p>
          </table:table-cell>
          <table:table-cell table:number-columns-repeated="1017"/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float" office:value="9789861812397" calcext:value-type="float">
            <text:p>9789861812397</text:p>
          </table:table-cell>
          <table:table-cell office:value-type="string" calcext:value-type="string">
            <text:p>Rails2e</text:p>
          </table:table-cell>
          <table:table-cell office:value-type="string" calcext:value-type="string">
            <text:p>Rails敏捷開發網站 2ed</text:p>
          </table:table-cell>
          <table:table-cell office:value-type="float" office:value="312.91695" calcext:value-type="float">
            <text:p>312.91695</text:p>
          </table:table-cell>
          <table:table-cell office:value-type="float" office:value="8489" calcext:value-type="float">
            <text:p>8489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string" calcext:value-type="string">
            <text:p>fail</text:p>
          </table:table-cell>
          <table:table-cell table:number-columns-repeated="3"/>
          <table:table-cell office:value-type="string" calcext:value-type="string">
            <text:p>東勢</text:p>
          </table:table-cell>
          <table:table-cell table:number-columns-repeated="1011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9789576213625" calcext:value-type="float">
            <text:p>9789576213625</text:p>
          </table:table-cell>
          <table:table-cell office:value-type="string" calcext:value-type="string">
            <text:p>所羅門王的</text:p>
          </table:table-cell>
          <table:table-cell office:value-type="string" calcext:value-type="string">
            <text:p>所羅門王的指環</text:p>
          </table:table-cell>
          <table:table-cell office:value-type="float" office:value="383.7" calcext:value-type="float">
            <text:p>383.7</text:p>
          </table:table-cell>
          <table:table-cell office:value-type="float" office:value="9924" calcext:value-type="float">
            <text:p>9924</text:p>
          </table:table-cell>
          <table:table-cell office:value-type="float" office:value="1997" calcext:value-type="float">
            <text:p>1997</text:p>
          </table:table-cell>
          <table:table-cell table:number-columns-repeated="4"/>
          <table:table-cell office:value-type="string" calcext:value-type="string">
            <text:p>delete</text:p>
          </table:table-cell>
          <table:table-cell table:number-columns-repeated="1012"/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float" office:value="9789576214912" calcext:value-type="float">
            <text:p>9789576214912</text:p>
          </table:table-cell>
          <table:table-cell office:value-type="string" calcext:value-type="string">
            <text:p>統計讓數字</text:p>
          </table:table-cell>
          <table:table-cell office:value-type="string" calcext:value-type="string">
            <text:p>統計，讓數字說話!</text:p>
          </table:table-cell>
          <table:table-cell office:value-type="float" office:value="510" calcext:value-type="float">
            <text:p>510</text:p>
          </table:table-cell>
          <table:table-cell office:value-type="float" office:value="8797" calcext:value-type="float">
            <text:p>8797</text:p>
          </table:table-cell>
          <table:table-cell office:value-type="float" office:value="2002" calcext:value-type="float">
            <text:p>2002</text:p>
          </table:table-cell>
          <table:table-cell table:number-columns-repeated="1017"/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float" office:value="9789575279776" calcext:value-type="float">
            <text:p>9789575279776</text:p>
          </table:table-cell>
          <table:table-cell office:value-type="string" calcext:value-type="string">
            <text:p>RubyProg</text:p>
          </table:table-cell>
          <table:table-cell office:value-type="string" calcext:value-type="string">
            <text:p>Ruby Programming－向Ruby之父學程式設計</text:p>
          </table:table-cell>
          <table:table-cell office:value-type="float" office:value="312.92" calcext:value-type="float">
            <text:p>312.92</text:p>
          </table:table-cell>
          <table:table-cell office:value-type="float" office:value="428" calcext:value-type="float">
            <text:p>428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fail</text:p>
          </table:table-cell>
          <table:table-cell table:number-columns-repeated="3"/>
          <table:table-cell office:value-type="string" calcext:value-type="string">
            <text:p>東勢</text:p>
          </table:table-cell>
          <table:table-cell table:number-columns-repeated="1011"/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float" office:value="9789574935529" calcext:value-type="float">
            <text:p>9789574935529</text:p>
          </table:table-cell>
          <table:table-cell office:value-type="string" calcext:value-type="string">
            <text:p>C問題解決</text:p>
          </table:table-cell>
          <table:table-cell office:value-type="string" calcext:value-type="string">
            <text:p>C程式語言設計與問題解決</text:p>
          </table:table-cell>
          <table:table-cell office:value-type="string" calcext:value-type="string">
            <text:p>312.932c</text:p>
          </table:table-cell>
          <table:table-cell office:value-type="float" office:value="2121" calcext:value-type="float">
            <text:p>2121</text:p>
          </table:table-cell>
          <table:table-cell office:value-type="float" office:value="2002" calcext:value-type="float">
            <text:p>2002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9789571032719" calcext:value-type="float">
            <text:p>9789571032719</text:p>
          </table:table-cell>
          <table:table-cell office:value-type="string" calcext:value-type="string">
            <text:p>巨龍傳奇</text:p>
          </table:table-cell>
          <table:table-cell office:value-type="string" calcext:value-type="string">
            <text:p>魔獸爭霸：巨龍傳奇</text:p>
          </table:table-cell>
          <table:table-cell office:value-type="float" office:value="874.57" calcext:value-type="float">
            <text:p>874.57</text:p>
          </table:table-cell>
          <table:table-cell office:value-type="float" office:value="4040" calcext:value-type="float">
            <text:p>4040</text:p>
          </table:table-cell>
          <table:table-cell office:value-type="float" office:value="2006" calcext:value-type="float">
            <text:p>2006</text:p>
          </table:table-cell>
          <table:table-cell table:number-columns-repeated="1017"/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float" office:value="9789575278052" calcext:value-type="float">
            <text:p>9789575278052</text:p>
          </table:table-cell>
          <table:table-cell office:value-type="string" calcext:value-type="string">
            <text:p>UMLJava</text:p>
          </table:table-cell>
          <table:table-cell office:value-type="string" calcext:value-type="string">
            <text:p>打好基礎:學會UML與Java塑模的理論與實作</text:p>
          </table:table-cell>
          <table:table-cell office:value-type="float" office:value="312.92" calcext:value-type="float">
            <text:p>312.92</text:p>
          </table:table-cell>
          <table:table-cell office:value-type="float" office:value="3866" calcext:value-type="float">
            <text:p>3866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string" calcext:value-type="string">
            <text:p>fail</text:p>
          </table:table-cell>
          <table:table-cell table:number-columns-repeated="2"/>
          <table:table-cell office:value-type="string" calcext:value-type="string">
            <text:p>delete</text:p>
          </table:table-cell>
          <table:table-cell table:number-columns-repeated="1012"/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float" office:value="9789578247062" calcext:value-type="float">
            <text:p>9789578247062</text:p>
          </table:table-cell>
          <table:table-cell table:number-columns-repeated="2" office:value-type="string" calcext:value-type="string">
            <text:p>Perl學習手冊</text:p>
          </table:table-cell>
          <table:table-cell office:value-type="string" calcext:value-type="string">
            <text:p>312.932P39</text:p>
          </table:table-cell>
          <table:table-cell office:value-type="float" office:value="4248" calcext:value-type="float">
            <text:p>4248</text:p>
          </table:table-cell>
          <table:table-cell office:value-type="float" office:value="1999" calcext:value-type="float">
            <text:p>1999</text:p>
          </table:table-cell>
          <table:table-cell/>
          <table:table-cell office:value-type="string" calcext:value-type="string">
            <text:p>fail</text:p>
          </table:table-cell>
          <table:table-cell table:number-columns-repeated="3"/>
          <table:table-cell office:value-type="string" calcext:value-type="string">
            <text:p>東勢</text:p>
          </table:table-cell>
          <table:table-cell table:number-columns-repeated="1011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9789571323831" calcext:value-type="float">
            <text:p>9789571323831</text:p>
          </table:table-cell>
          <table:table-cell office:value-type="string" calcext:value-type="string">
            <text:p>牧羊少年奇</text:p>
          </table:table-cell>
          <table:table-cell office:value-type="string" calcext:value-type="string">
            <text:p>牧羊少年奇幻之旅</text:p>
          </table:table-cell>
          <table:table-cell office:value-type="float" office:value="885.7157" calcext:value-type="float">
            <text:p>885.7157</text:p>
          </table:table-cell>
          <table:table-cell office:value-type="float" office:value="4114" calcext:value-type="float">
            <text:p>4114</text:p>
          </table:table-cell>
          <table:table-cell office:value-type="float" office:value="1999" calcext:value-type="float">
            <text:p>1999</text:p>
          </table:table-cell>
          <table:table-cell table:number-columns-repeated="1017"/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float" office:value="9789571338408" calcext:value-type="float">
            <text:p>9789571338408</text:p>
          </table:table-cell>
          <table:table-cell office:value-type="string" calcext:value-type="string">
            <text:p>海邊卡夫上</text:p>
          </table:table-cell>
          <table:table-cell office:value-type="string" calcext:value-type="string">
            <text:p>海邊的卡夫卡(上)</text:p>
          </table:table-cell>
          <table:table-cell office:value-type="float" office:value="861.57" calcext:value-type="float">
            <text:p>861.57</text:p>
          </table:table-cell>
          <table:table-cell office:value-type="float" office:value="4254" calcext:value-type="float">
            <text:p>4254</text:p>
          </table:table-cell>
          <table:table-cell office:value-type="float" office:value="2003" calcext:value-type="float">
            <text:p>2003</text:p>
          </table:table-cell>
          <table:table-cell table:number-columns-repeated="5"/>
          <table:table-cell office:value-type="string" calcext:value-type="string">
            <text:p>東勢</text:p>
          </table:table-cell>
          <table:table-cell table:number-columns-repeated="1011"/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float" office:value="9789571315775" calcext:value-type="float">
            <text:p>9789571315775</text:p>
          </table:table-cell>
          <table:table-cell office:value-type="string" calcext:value-type="string">
            <text:p>遇見100女孩</text:p>
          </table:table-cell>
          <table:table-cell office:value-type="string" calcext:value-type="string">
            <text:p>遇見100%的女孩</text:p>
          </table:table-cell>
          <table:table-cell office:value-type="float" office:value="861.57" calcext:value-type="float">
            <text:p>861.57</text:p>
          </table:table-cell>
          <table:table-cell office:value-type="float" office:value="4254" calcext:value-type="float">
            <text:p>4254</text:p>
          </table:table-cell>
          <table:table-cell office:value-type="float" office:value="1997" calcext:value-type="float">
            <text:p>1997</text:p>
          </table:table-cell>
          <table:table-cell table:number-columns-repeated="5"/>
          <table:table-cell office:value-type="string" calcext:value-type="string">
            <text:p>東勢</text:p>
          </table:table-cell>
          <table:table-cell table:number-columns-repeated="1011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9789575604509" calcext:value-type="float">
            <text:p>9789575604509</text:p>
          </table:table-cell>
          <table:table-cell office:value-type="string" calcext:value-type="string">
            <text:p>傷心咖啡店</text:p>
          </table:table-cell>
          <table:table-cell office:value-type="string" calcext:value-type="string">
            <text:p>傷心咖啡店之歌</text:p>
          </table:table-cell>
          <table:table-cell office:value-type="float" office:value="857.7" calcext:value-type="float">
            <text:p>857.7</text:p>
          </table:table-cell>
          <table:table-cell office:value-type="float" office:value="2590" calcext:value-type="float">
            <text:p>2590</text:p>
          </table:table-cell>
          <table:table-cell office:value-type="float" office:value="1996" calcext:value-type="float">
            <text:p>1996</text:p>
          </table:table-cell>
          <table:table-cell table:number-columns-repeated="5"/>
          <table:table-cell office:value-type="string" calcext:value-type="string">
            <text:p>東勢</text:p>
          </table:table-cell>
          <table:table-cell table:number-columns-repeated="1011"/>
        </table:table-row>
        <table:table-row table:style-name="ro2">
          <table:table-cell office:value-type="float" office:value="261" calcext:value-type="float">
            <text:p>261</text:p>
          </table:table-cell>
          <table:table-cell office:value-type="float" office:value="9789571338415" calcext:value-type="float">
            <text:p>9789571338415</text:p>
          </table:table-cell>
          <table:table-cell office:value-type="string" calcext:value-type="string">
            <text:p>海邊卡夫下</text:p>
          </table:table-cell>
          <table:table-cell office:value-type="string" calcext:value-type="string">
            <text:p>海邊的卡夫卡(下)</text:p>
          </table:table-cell>
          <table:table-cell office:value-type="float" office:value="861.57" calcext:value-type="float">
            <text:p>861.57</text:p>
          </table:table-cell>
          <table:table-cell office:value-type="float" office:value="4254" calcext:value-type="float">
            <text:p>4254</text:p>
          </table:table-cell>
          <table:table-cell office:value-type="float" office:value="2003" calcext:value-type="float">
            <text:p>2003</text:p>
          </table:table-cell>
          <table:table-cell table:number-columns-repeated="5"/>
          <table:table-cell office:value-type="string" calcext:value-type="string">
            <text:p>東勢</text:p>
          </table:table-cell>
          <table:table-cell table:number-columns-repeated="1011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9789575452919" calcext:value-type="float">
            <text:p>9789575452919</text:p>
          </table:table-cell>
          <table:table-cell table:number-columns-repeated="2" office:value-type="string" calcext:value-type="string">
            <text:p>百年孤寂</text:p>
          </table:table-cell>
          <table:table-cell office:value-type="float" office:value="874.57" calcext:value-type="float">
            <text:p>874.57</text:p>
          </table:table-cell>
          <table:table-cell office:value-type="float" office:value="7144" calcext:value-type="float">
            <text:p>7144</text:p>
          </table:table-cell>
          <table:table-cell office:value-type="float" office:value="1992" calcext:value-type="float">
            <text:p>1992</text:p>
          </table:table-cell>
          <table:table-cell table:number-columns-repeated="1017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9789867600790" calcext:value-type="float">
            <text:p>9789867600790</text:p>
          </table:table-cell>
          <table:table-cell office:value-type="string" calcext:value-type="string">
            <text:p>在天堂遇見</text:p>
          </table:table-cell>
          <table:table-cell office:value-type="string" calcext:value-type="string">
            <text:p>在天堂遇見的五個人</text:p>
          </table:table-cell>
          <table:table-cell office:value-type="float" office:value="874.57" calcext:value-type="float">
            <text:p>874.57</text:p>
          </table:table-cell>
          <table:table-cell office:value-type="float" office:value="8797" calcext:value-type="float">
            <text:p>8797</text:p>
          </table:table-cell>
          <table:table-cell office:value-type="float" office:value="2004" calcext:value-type="float">
            <text:p>2004</text:p>
          </table:table-cell>
          <table:table-cell table:number-columns-repeated="1017"/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float" office:value="9789574662807" calcext:value-type="float">
            <text:p>9789574662807</text:p>
          </table:table-cell>
          <table:table-cell table:number-columns-repeated="2" office:value-type="string" calcext:value-type="string">
            <text:p>精通Python</text:p>
          </table:table-cell>
          <table:table-cell office:value-type="string" calcext:value-type="string">
            <text:p>312.932P7</text:p>
          </table:table-cell>
          <table:table-cell office:value-type="float" office:value="8656" calcext:value-type="float">
            <text:p>8656</text:p>
          </table:table-cell>
          <table:table-cell office:value-type="float" office:value="2001" calcext:value-type="float">
            <text:p>2001</text:p>
          </table:table-cell>
          <table:table-cell/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reprint</text:p>
          </table:table-cell>
          <table:table-cell/>
          <table:table-cell office:value-type="string" calcext:value-type="string">
            <text:p>東勢</text:p>
          </table:table-cell>
          <table:table-cell table:number-columns-repeated="1011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9789867199645" calcext:value-type="float">
            <text:p>9789867199645</text:p>
          </table:table-cell>
          <table:table-cell office:value-type="string" calcext:value-type="string">
            <text:p>世紀末軟體</text:p>
          </table:table-cell>
          <table:table-cell office:value-type="string" calcext:value-type="string">
            <text:p>世紀末軟體革命復刻版</text:p>
          </table:table-cell>
          <table:table-cell office:value-type="float" office:value="312.92" calcext:value-type="float">
            <text:p>312.92</text:p>
          </table:table-cell>
          <table:table-cell office:value-type="float" office:value="4610" calcext:value-type="float">
            <text:p>4610</text:p>
          </table:table-cell>
          <table:table-cell office:value-type="float" office:value="2006" calcext:value-type="float">
            <text:p>2006</text:p>
          </table:table-cell>
          <table:table-cell table:number-columns-repeated="5"/>
          <table:table-cell office:value-type="string" calcext:value-type="string">
            <text:p>東勢</text:p>
          </table:table-cell>
          <table:table-cell table:number-columns-repeated="1011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9789577105943" calcext:value-type="float">
            <text:p>9789577105943</text:p>
          </table:table-cell>
          <table:table-cell office:value-type="string" calcext:value-type="string">
            <text:p>日文法攜帶</text:p>
          </table:table-cell>
          <table:table-cell office:value-type="string" calcext:value-type="string">
            <text:p>新版圖表日文法攜帶版</text:p>
          </table:table-cell>
          <table:table-cell office:value-type="float" office:value="803.16" calcext:value-type="float">
            <text:p>803.16</text:p>
          </table:table-cell>
          <table:table-cell office:value-type="float" office:value="8496" calcext:value-type="float">
            <text:p>8496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9789571351025" calcext:value-type="float">
            <text:p>9789571351025</text:p>
          </table:table-cell>
          <table:table-cell office:value-type="string" calcext:value-type="string">
            <text:p>1Q84B2</text:p>
          </table:table-cell>
          <table:table-cell office:value-type="string" calcext:value-type="string">
            <text:p>1Q84(Book2)</text:p>
          </table:table-cell>
          <table:table-cell office:value-type="float" office:value="861.57" calcext:value-type="float">
            <text:p>861.57</text:p>
          </table:table-cell>
          <table:table-cell office:value-type="float" office:value="4254" calcext:value-type="float">
            <text:p>4254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v.2</text:p>
          </table:table-cell>
          <table:table-cell table:number-columns-repeated="2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9780131100800" calcext:value-type="float">
            <text:p>9780131100800</text:p>
          </table:table-cell>
          <table:table-cell office:value-type="string" calcext:value-type="string">
            <text:p>VHDL2</text:p>
          </table:table-cell>
          <table:table-cell office:value-type="string" calcext:value-type="string">
            <text:p>Digital Electronic with VHDL</text:p>
          </table:table-cell>
          <table:table-cell office:value-type="float" office:value="621.381" calcext:value-type="float">
            <text:p>621.381</text:p>
          </table:table-cell>
          <table:table-cell office:value-type="float" office:value="2754" calcext:value-type="float">
            <text:p>2754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v.2</text:p>
          </table:table-cell>
          <table:table-cell table:number-columns-repeated="2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float" office:value="9789863700180" calcext:value-type="float">
            <text:p>9789863700180</text:p>
          </table:table-cell>
          <table:table-cell office:value-type="string" calcext:value-type="string">
            <text:p>素人木作！</text:p>
          </table:table-cell>
          <table:table-cell office:value-type="string" calcext:value-type="string">
            <text:p>素人木作！超easy的木作收納百科</text:p>
          </table:table-cell>
          <table:table-cell office:value-type="float" office:value="474.3" calcext:value-type="float">
            <text:p>474.3</text:p>
          </table:table-cell>
          <table:table-cell office:value-type="float" office:value="8773" calcext:value-type="float">
            <text:p>877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.2</text:p>
          </table:table-cell>
          <table:table-cell table:number-columns-repeated="2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float" office:value="9572138634" calcext:value-type="float">
            <text:p>9572138634</text:p>
          </table:table-cell>
          <table:table-cell office:value-type="string" calcext:value-type="string">
            <text:p>材料認識I</text:p>
          </table:table-cell>
          <table:table-cell office:value-type="string" calcext:value-type="string">
            <text:p>材料認識與應用I</text:p>
          </table:table-cell>
          <table:table-cell office:value-type="float" office:value="967" calcext:value-type="float">
            <text:p>967</text:p>
          </table:table-cell>
          <table:table-cell office:value-type="float" office:value="2613" calcext:value-type="float">
            <text:p>2613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v.1</text:p>
          </table:table-cell>
          <table:table-cell table:number-columns-repeated="2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float" office:value="9572143638" calcext:value-type="float">
            <text:p>9572143638</text:p>
          </table:table-cell>
          <table:table-cell office:value-type="string" calcext:value-type="string">
            <text:p>材料認識II</text:p>
          </table:table-cell>
          <table:table-cell office:value-type="string" calcext:value-type="string">
            <text:p>材料認識與應用II</text:p>
          </table:table-cell>
          <table:table-cell office:value-type="float" office:value="967" calcext:value-type="float">
            <text:p>967</text:p>
          </table:table-cell>
          <table:table-cell office:value-type="float" office:value="2613" calcext:value-type="float">
            <text:p>2613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v.2</text:p>
          </table:table-cell>
          <table:table-cell table:number-columns-repeated="2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float" office:value="9789864342488" calcext:value-type="float">
            <text:p>9789864342488</text:p>
          </table:table-cell>
          <table:table-cell office:value-type="string" calcext:value-type="string">
            <text:p>演算法之美</text:p>
          </table:table-cell>
          <table:table-cell office:value-type="string" calcext:value-type="string">
            <text:p>演算法之美 : 隱藏在資料結構背後的原理(C++)</text:p>
          </table:table-cell>
          <table:table-cell office:value-type="float" office:value="318.1" calcext:value-type="float">
            <text:p>318.1</text:p>
          </table:table-cell>
          <table:table-cell office:value-type="float" office:value="4012" calcext:value-type="float">
            <text:p>4012</text:p>
          </table:table-cell>
          <table:table-cell office:value-type="float" office:value="2017" calcext:value-type="float">
            <text:p>2017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float" office:value="9789866843020" calcext:value-type="float">
            <text:p>9789866843020</text:p>
          </table:table-cell>
          <table:table-cell office:value-type="string" calcext:value-type="string">
            <text:p>別笑西班牙</text:p>
          </table:table-cell>
          <table:table-cell office:value-type="string" calcext:value-type="string">
            <text:p>別笑!我是最實用西班牙語學習書</text:p>
          </table:table-cell>
          <table:table-cell office:value-type="float" office:value="804.78" calcext:value-type="float">
            <text:p>804.78</text:p>
          </table:table-cell>
          <table:table-cell office:value-type="float" office:value="4030" calcext:value-type="float">
            <text:p>4030</text:p>
          </table:table-cell>
          <table:table-cell office:value-type="float" office:value="2013" calcext:value-type="float">
            <text:p>2013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float" office:value="9789862016350" calcext:value-type="float">
            <text:p>9789862016350</text:p>
          </table:table-cell>
          <table:table-cell office:value-type="string" calcext:value-type="string">
            <text:p>Java職場進</text:p>
          </table:table-cell>
          <table:table-cell office:value-type="string" calcext:value-type="string">
            <text:p>Java程式設計師的職場進化之路</text:p>
          </table:table-cell>
          <table:table-cell office:value-type="float" office:value="494.35" calcext:value-type="float">
            <text:p>494.35</text:p>
          </table:table-cell>
          <table:table-cell office:value-type="float" office:value="2612" calcext:value-type="float">
            <text:p>2612</text:p>
          </table:table-cell>
          <table:table-cell office:value-type="float" office:value="2012" calcext:value-type="float">
            <text:p>2012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float" office:value="9789864341313" calcext:value-type="float">
            <text:p>9789864341313</text:p>
          </table:table-cell>
          <table:table-cell office:value-type="string" calcext:value-type="string">
            <text:p>CodeCom2e</text:p>
          </table:table-cell>
          <table:table-cell office:value-type="string" calcext:value-type="string">
            <text:p>CODE COMPLETE 2中文版：軟體開發實務指南（第二版）</text:p>
          </table:table-cell>
          <table:table-cell office:value-type="float" office:value="312.2" calcext:value-type="float">
            <text:p>312.2</text:p>
          </table:table-cell>
          <table:table-cell office:value-type="string" calcext:value-type="string">
            <text:p>8363:3</text:p>
          </table:table-cell>
          <table:table-cell office:value-type="float" office:value="2018" calcext:value-type="float">
            <text:p>2018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float" office:value="9789863791447" calcext:value-type="float">
            <text:p>9789863791447</text:p>
          </table:table-cell>
          <table:table-cell office:value-type="string" calcext:value-type="string">
            <text:p>QtAndroid</text:p>
          </table:table-cell>
          <table:table-cell office:value-type="string" calcext:value-type="string">
            <text:p>比Eclipse更強的Qt on Android全腦開發聖經</text:p>
          </table:table-cell>
          <table:table-cell office:value-type="float" office:value="312.52" calcext:value-type="float">
            <text:p>312.52</text:p>
          </table:table-cell>
          <table:table-cell office:value-type="float" office:value="8366" calcext:value-type="float">
            <text:p>8366</text:p>
          </table:table-cell>
          <table:table-cell office:value-type="float" office:value="2015" calcext:value-type="float">
            <text:p>2015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float" office:value="9789864342709" calcext:value-type="float">
            <text:p>9789864342709</text:p>
          </table:table-cell>
          <table:table-cell office:value-type="string" calcext:value-type="string">
            <text:p>金融科技實</text:p>
          </table:table-cell>
          <table:table-cell office:value-type="string" calcext:value-type="string">
            <text:p>金融科技實戰 : Python與量化投資</text:p>
          </table:table-cell>
          <table:table-cell office:value-type="float" office:value="563.5029" calcext:value-type="float">
            <text:p>563.5029</text:p>
          </table:table-cell>
          <table:table-cell office:value-type="float" office:value="4402" calcext:value-type="float">
            <text:p>4402</text:p>
          </table:table-cell>
          <table:table-cell office:value-type="float" office:value="2017" calcext:value-type="float">
            <text:p>2017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2">
          <table:table-cell office:value-type="float" office:value="278" calcext:value-type="float">
            <text:p>278</text:p>
          </table:table-cell>
          <table:table-cell office:value-type="float" office:value="9789863193159" calcext:value-type="float">
            <text:p>9789863193159</text:p>
          </table:table-cell>
          <table:table-cell office:value-type="string" calcext:value-type="string">
            <text:p>獵魔士5A</text:p>
          </table:table-cell>
          <table:table-cell office:value-type="string" calcext:value-type="string">
            <text:p>獵魔士長篇５：湖之主，上</text:p>
          </table:table-cell>
          <table:table-cell office:value-type="float" office:value="882.157" calcext:value-type="float">
            <text:p>882.157</text:p>
          </table:table-cell>
          <table:table-cell office:value-type="float" office:value="8537" calcext:value-type="float">
            <text:p>853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v.5.1</text:p>
          </table:table-cell>
          <table:table-cell table:number-columns-repeated="2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2">
          <table:table-cell office:value-type="float" office:value="279" calcext:value-type="float">
            <text:p>279</text:p>
          </table:table-cell>
          <table:table-cell office:value-type="float" office:value="9789863193166" calcext:value-type="float">
            <text:p>9789863193166</text:p>
          </table:table-cell>
          <table:table-cell office:value-type="string" calcext:value-type="string">
            <text:p>獵魔士5B</text:p>
          </table:table-cell>
          <table:table-cell office:value-type="string" calcext:value-type="string">
            <text:p>獵魔士長篇５：湖之主，下</text:p>
          </table:table-cell>
          <table:table-cell office:value-type="float" office:value="882.157" calcext:value-type="float">
            <text:p>882.157</text:p>
          </table:table-cell>
          <table:table-cell office:value-type="float" office:value="8537" calcext:value-type="float">
            <text:p>853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v.5.2</text:p>
          </table:table-cell>
          <table:table-cell table:number-columns-repeated="2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float" office:value="9789864343386" calcext:value-type="float">
            <text:p>9789864343386</text:p>
          </table:table-cell>
          <table:table-cell office:value-type="string" calcext:value-type="string">
            <text:p>Python爬蟲</text:p>
          </table:table-cell>
          <table:table-cell office:value-type="string" calcext:value-type="string">
            <text:p>Python : 網路爬蟲與資料分析入門實戰</text:p>
          </table:table-cell>
          <table:table-cell office:value-type="string" calcext:value-type="string">
            <text:p>312.32P97</text:p>
          </table:table-cell>
          <table:table-cell office:value-type="float" office:value="4421" calcext:value-type="float">
            <text:p>4421</text:p>
          </table:table-cell>
          <table:table-cell office:value-type="float" office:value="2019" calcext:value-type="float">
            <text:p>2019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9789577089069" calcext:value-type="float">
            <text:p>9789577089069</text:p>
          </table:table-cell>
          <table:table-cell table:number-columns-repeated="2" office:value-type="string" calcext:value-type="string">
            <text:p>完全北野武</text:p>
          </table:table-cell>
          <table:table-cell office:value-type="float" office:value="987.83" calcext:value-type="float">
            <text:p>987.83</text:p>
          </table:table-cell>
          <table:table-cell office:value-type="float" office:value="8677" calcext:value-type="float">
            <text:p>8677</text:p>
          </table:table-cell>
          <table:table-cell office:value-type="float" office:value="1999" calcext:value-type="float">
            <text:p>1999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789866529054" calcext:value-type="float">
            <text:p>9789866529054</text:p>
          </table:table-cell>
          <table:table-cell office:value-type="string" calcext:value-type="string">
            <text:p>口腔科醫學</text:p>
          </table:table-cell>
          <table:table-cell office:value-type="string" calcext:value-type="string">
            <text:p>口腔科醫學百科辭典</text:p>
          </table:table-cell>
          <table:table-cell office:value-type="float" office:value="410.41" calcext:value-type="float">
            <text:p>410.41</text:p>
          </table:table-cell>
          <table:table-cell office:value-type="float" office:value="8034" calcext:value-type="float">
            <text:p>8034</text:p>
          </table:table-cell>
          <table:table-cell office:value-type="float" office:value="2008" calcext:value-type="float">
            <text:p>2008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9789571407722" calcext:value-type="float">
            <text:p>9789571407722</text:p>
          </table:table-cell>
          <table:table-cell office:value-type="string" calcext:value-type="string">
            <text:p>三國演義上</text:p>
          </table:table-cell>
          <table:table-cell office:value-type="string" calcext:value-type="string">
            <text:p>三國演義（上）</text:p>
          </table:table-cell>
          <table:table-cell office:value-type="float" office:value="857.4523" calcext:value-type="float">
            <text:p>857.4523</text:p>
          </table:table-cell>
          <table:table-cell office:value-type="float" office:value="6546" calcext:value-type="float">
            <text:p>6546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v.1</text:p>
          </table:table-cell>
          <table:table-cell table:number-columns-repeated="2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9789571407722" calcext:value-type="float">
            <text:p>9789571407722</text:p>
          </table:table-cell>
          <table:table-cell office:value-type="string" calcext:value-type="string">
            <text:p>三國演義下</text:p>
          </table:table-cell>
          <table:table-cell office:value-type="string" calcext:value-type="string">
            <text:p>三國演義（下）</text:p>
          </table:table-cell>
          <table:table-cell office:value-type="float" office:value="857.4523" calcext:value-type="float">
            <text:p>857.4523</text:p>
          </table:table-cell>
          <table:table-cell office:value-type="float" office:value="6546" calcext:value-type="float">
            <text:p>6546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v.2</text:p>
          </table:table-cell>
          <table:table-cell table:number-columns-repeated="2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float" office:value="9789574595600" calcext:value-type="float">
            <text:p>9789574595600</text:p>
          </table:table-cell>
          <table:table-cell office:value-type="string" calcext:value-type="string">
            <text:p>孫子兵法智</text:p>
          </table:table-cell>
          <table:table-cell office:value-type="string" calcext:value-type="string">
            <text:p>孫子兵法-智略人生01</text:p>
          </table:table-cell>
          <table:table-cell office:value-type="float" office:value="592.092" calcext:value-type="float">
            <text:p>592.092</text:p>
          </table:table-cell>
          <table:table-cell office:value-type="float" office:value="3425" calcext:value-type="float">
            <text:p>3425</text:p>
          </table:table-cell>
          <table:table-cell office:value-type="float" office:value="2002" calcext:value-type="float">
            <text:p>2002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9789864209545" calcext:value-type="float">
            <text:p>9789864209545</text:p>
          </table:table-cell>
          <table:table-cell office:value-type="string" calcext:value-type="string">
            <text:p>基礎西班牙</text:p>
          </table:table-cell>
          <table:table-cell office:value-type="string" calcext:value-type="string">
            <text:p>基礎西班牙語互動學習</text:p>
          </table:table-cell>
          <table:table-cell office:value-type="float" office:value="804.78" calcext:value-type="float">
            <text:p>804.78</text:p>
          </table:table-cell>
          <table:table-cell office:value-type="float" office:value="2541" calcext:value-type="float">
            <text:p>2541</text:p>
          </table:table-cell>
          <table:table-cell office:value-type="float" office:value="2004" calcext:value-type="float">
            <text:p>2004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9789864206735" calcext:value-type="float">
            <text:p>9789864206735</text:p>
          </table:table-cell>
          <table:table-cell office:value-type="string" calcext:value-type="string">
            <text:p>法語一學就</text:p>
          </table:table-cell>
          <table:table-cell office:value-type="string" calcext:value-type="string">
            <text:p>法語一學就會</text:p>
          </table:table-cell>
          <table:table-cell office:value-type="float" office:value="804.558" calcext:value-type="float">
            <text:p>804.558</text:p>
          </table:table-cell>
          <table:table-cell office:value-type="float" office:value="8730" calcext:value-type="float">
            <text:p>8730</text:p>
          </table:table-cell>
          <table:table-cell office:value-type="float" office:value="2003" calcext:value-type="float">
            <text:p>2003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9789864200849" calcext:value-type="float">
            <text:p>9789864200849</text:p>
          </table:table-cell>
          <table:table-cell office:value-type="string" calcext:value-type="string">
            <text:p>德語發音與</text:p>
          </table:table-cell>
          <table:table-cell office:value-type="string" calcext:value-type="string">
            <text:p>德語發音與糾音</text:p>
          </table:table-cell>
          <table:table-cell office:value-type="float" office:value="805.241" calcext:value-type="float">
            <text:p>805.241</text:p>
          </table:table-cell>
          <table:table-cell office:value-type="float" office:value="1042" calcext:value-type="float">
            <text:p>1042</text:p>
          </table:table-cell>
          <table:table-cell office:value-type="float" office:value="2002" calcext:value-type="float">
            <text:p>2002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9789861454153" calcext:value-type="float">
            <text:p>9789861454153</text:p>
          </table:table-cell>
          <table:table-cell office:value-type="string" calcext:value-type="string">
            <text:p>德語會話快</text:p>
          </table:table-cell>
          <table:table-cell office:value-type="string" calcext:value-type="string">
            <text:p>德語會話快速入門</text:p>
          </table:table-cell>
          <table:table-cell office:value-type="float" office:value="805.288" calcext:value-type="float">
            <text:p>805.288</text:p>
          </table:table-cell>
          <table:table-cell office:value-type="float" office:value="4414" calcext:value-type="float">
            <text:p>4414</text:p>
          </table:table-cell>
          <table:table-cell office:value-type="float" office:value="2005" calcext:value-type="float">
            <text:p>2005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9789867967138" calcext:value-type="float">
            <text:p>9789867967138</text:p>
          </table:table-cell>
          <table:table-cell office:value-type="string" calcext:value-type="string">
            <text:p>臺灣熱門最</text:p>
          </table:table-cell>
          <table:table-cell office:value-type="string" calcext:value-type="string">
            <text:p>臺灣熱門最佳去處</text:p>
          </table:table-cell>
          <table:table-cell office:value-type="float" office:value="673.26" calcext:value-type="float">
            <text:p>673.26</text:p>
          </table:table-cell>
          <table:table-cell office:value-type="float" office:value="1763" calcext:value-type="float">
            <text:p>1763</text:p>
          </table:table-cell>
          <table:table-cell office:value-type="float" office:value="2002" calcext:value-type="float">
            <text:p>2002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9789866464027" calcext:value-type="float">
            <text:p>9789866464027</text:p>
          </table:table-cell>
          <table:table-cell office:value-type="string" calcext:value-type="string">
            <text:p>日本語文法</text:p>
          </table:table-cell>
          <table:table-cell office:value-type="string" calcext:value-type="string">
            <text:p>日本語文法百科辭典</text:p>
          </table:table-cell>
          <table:table-cell office:value-type="float" office:value="803.16" calcext:value-type="float">
            <text:p>803.16</text:p>
          </table:table-cell>
          <table:table-cell office:value-type="float" office:value="8326" calcext:value-type="float">
            <text:p>8326</text:p>
          </table:table-cell>
          <table:table-cell office:value-type="float" office:value="2015" calcext:value-type="float">
            <text:p>2015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9579746648" calcext:value-type="float">
            <text:p>9579746648</text:p>
          </table:table-cell>
          <table:table-cell office:value-type="string" calcext:value-type="string">
            <text:p>牙科緊急處</text:p>
          </table:table-cell>
          <table:table-cell office:value-type="string" calcext:value-type="string">
            <text:p>牙科緊急處理手冊</text:p>
          </table:table-cell>
          <table:table-cell office:value-type="float" office:value="416.9026" calcext:value-type="float">
            <text:p>416.9026</text:p>
          </table:table-cell>
          <table:table-cell office:value-type="float" office:value="8862" calcext:value-type="float">
            <text:p>8862</text:p>
          </table:table-cell>
          <table:table-cell office:value-type="float" office:value="2000" calcext:value-type="float">
            <text:p>2000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135112012" calcext:value-type="float">
            <text:p>3135112012</text:p>
          </table:table-cell>
          <table:table-cell office:value-type="string" calcext:value-type="string">
            <text:p>P Anatomy</text:p>
          </table:table-cell>
          <table:table-cell office:value-type="string" calcext:value-type="string">
            <text:p>Pocket Atlas of Human Anatomy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F353</text:p>
          </table:table-cell>
          <table:table-cell office:value-type="float" office:value="1976" calcext:value-type="float">
            <text:p>1976</text:p>
          </table:table-cell>
          <table:table-cell table:number-columns-repeated="2"/>
          <table:table-cell office:value-type="string" calcext:value-type="string">
            <text:p>en</text:p>
          </table:table-cell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float" office:value="9789572032121" calcext:value-type="float">
            <text:p>9789572032121</text:p>
          </table:table-cell>
          <table:table-cell office:value-type="string" calcext:value-type="string">
            <text:p>實用洞簫</text:p>
          </table:table-cell>
          <table:table-cell office:value-type="string" calcext:value-type="string">
            <text:p>實用洞簫教本(簡譜)</text:p>
          </table:table-cell>
          <table:table-cell office:value-type="float" office:value="918.1" calcext:value-type="float">
            <text:p>918.1</text:p>
          </table:table-cell>
          <table:table-cell office:value-type="float" office:value="8566" calcext:value-type="float">
            <text:p>8566</text:p>
          </table:table-cell>
          <table:table-cell office:value-type="float" office:value="2001" calcext:value-type="float">
            <text:p>2001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float" office:value="9789860090246" calcext:value-type="float">
            <text:p>9789860090246</text:p>
          </table:table-cell>
          <table:table-cell office:value-type="string" calcext:value-type="string">
            <text:p>唐山扁笛</text:p>
          </table:table-cell>
          <table:table-cell office:value-type="string" calcext:value-type="string">
            <text:p>唐山扁笛樂譜 C調入門篇 (二、三 合訂本)</text:p>
          </table:table-cell>
          <table:table-cell office:value-type="float" office:value="918.9" calcext:value-type="float">
            <text:p>918.9</text:p>
          </table:table-cell>
          <table:table-cell office:value-type="float" office:value="8445" calcext:value-type="float">
            <text:p>8445</text:p>
          </table:table-cell>
          <table:table-cell office:value-type="float" office:value="2004" calcext:value-type="float">
            <text:p>2004</text:p>
          </table:table-cell>
          <table:table-cell table:number-columns-repeated="2"/>
          <table:table-cell office:value-type="string" calcext:value-type="string">
            <text:p>no isbn</text:p>
          </table:table-cell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float" office:value="9787807462880" calcext:value-type="float">
            <text:p>9787807462880</text:p>
          </table:table-cell>
          <table:table-cell office:value-type="string" calcext:value-type="string">
            <text:p>柳公權.玄</text:p>
          </table:table-cell>
          <table:table-cell office:value-type="string" calcext:value-type="string">
            <text:p>柳公權.玄秘塔碑</text:p>
          </table:table-cell>
          <table:table-cell office:value-type="float" office:value="943.5" calcext:value-type="float">
            <text:p>943.5</text:p>
          </table:table-cell>
          <table:table-cell office:value-type="float" office:value="4554" calcext:value-type="float">
            <text:p>4554</text:p>
          </table:table-cell>
          <table:table-cell office:value-type="float" office:value="2002" calcext:value-type="float">
            <text:p>2002</text:p>
          </table:table-cell>
          <table:table-cell table:number-columns-repeated="2"/>
          <table:table-cell office:value-type="string" calcext:value-type="string">
            <text:p>no isbn</text:p>
          </table:table-cell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9789576409417" calcext:value-type="float">
            <text:p>9789576409417</text:p>
          </table:table-cell>
          <table:table-cell office:value-type="string" calcext:value-type="string">
            <text:p>簡明微生物</text:p>
          </table:table-cell>
          <table:table-cell office:value-type="string" calcext:value-type="string">
            <text:p>簡明微生物學</text:p>
          </table:table-cell>
          <table:table-cell office:value-type="float" office:value="369" calcext:value-type="float">
            <text:p>369</text:p>
          </table:table-cell>
          <table:table-cell office:value-type="float" office:value="2750" calcext:value-type="float">
            <text:p>2750</text:p>
          </table:table-cell>
          <table:table-cell office:value-type="float" office:value="2006" calcext:value-type="float">
            <text:p>2006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float" office:value="9780716743392" calcext:value-type="float">
            <text:p>9780716743392</text:p>
          </table:table-cell>
          <table:table-cell office:value-type="string" calcext:value-type="string">
            <text:p>Lehn生化4e</text:p>
          </table:table-cell>
          <table:table-cell office:value-type="string" calcext:value-type="string">
            <text:p>Lehninger Principles of Biochemistry 4ed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N425</text:p>
          </table:table-cell>
          <table:table-cell office:value-type="float" office:value="2005" calcext:value-type="float">
            <text:p>2005</text:p>
          </table:table-cell>
          <table:table-cell table:number-columns-repeated="2"/>
          <table:table-cell office:value-type="string" calcext:value-type="string">
            <text:p>en</text:p>
          </table:table-cell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float" office:value="9789576665370" calcext:value-type="float">
            <text:p>9789576665370</text:p>
          </table:table-cell>
          <table:table-cell office:value-type="string" calcext:value-type="string">
            <text:p>圖解藥理2e</text:p>
          </table:table-cell>
          <table:table-cell office:value-type="string" calcext:value-type="string">
            <text:p>最新圖解藥理學 2ed</text:p>
          </table:table-cell>
          <table:table-cell office:value-type="float" office:value="418.1" calcext:value-type="float">
            <text:p>418.1</text:p>
          </table:table-cell>
          <table:table-cell office:value-type="float" office:value="4404" calcext:value-type="float">
            <text:p>4404</text:p>
          </table:table-cell>
          <table:table-cell office:value-type="float" office:value="1998" calcext:value-type="float">
            <text:p>1998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9576660653" calcext:value-type="float">
            <text:p>9576660653</text:p>
          </table:table-cell>
          <table:table-cell office:value-type="string" calcext:value-type="string">
            <text:p>局部活動義</text:p>
          </table:table-cell>
          <table:table-cell office:value-type="string" calcext:value-type="string">
            <text:p>局部活動義齒製作手冊</text:p>
          </table:table-cell>
          <table:table-cell office:value-type="float" office:value="416.9" calcext:value-type="float">
            <text:p>416.9</text:p>
          </table:table-cell>
          <table:table-cell office:value-type="float" office:value="8454" calcext:value-type="float">
            <text:p>8454</text:p>
          </table:table-cell>
          <table:table-cell office:value-type="float" office:value="1992" calcext:value-type="float">
            <text:p>1992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float" office:value="9789575941505" calcext:value-type="float">
            <text:p>9789575941505</text:p>
          </table:table-cell>
          <table:table-cell office:value-type="string" calcext:value-type="string">
            <text:p>病理學5e</text:p>
          </table:table-cell>
          <table:table-cell office:value-type="string" calcext:value-type="string">
            <text:p>最新病理學 5ed</text:p>
          </table:table-cell>
          <table:table-cell office:value-type="float" office:value="415.1" calcext:value-type="float">
            <text:p>415.1</text:p>
          </table:table-cell>
          <table:table-cell office:value-type="float" office:value="8021" calcext:value-type="float">
            <text:p>8021</text:p>
          </table:table-cell>
          <table:table-cell office:value-type="float" office:value="2009" calcext:value-type="float">
            <text:p>2009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914168819" calcext:value-type="float">
            <text:p>914168819</text:p>
          </table:table-cell>
          <table:table-cell office:value-type="string" calcext:value-type="string">
            <text:p>Netters</text:p>
          </table:table-cell>
          <table:table-cell office:value-type="string" calcext:value-type="string">
            <text:p>Netter’s <text:s/>Atlas of Human Anatomy 2ed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N474</text:p>
          </table:table-cell>
          <table:table-cell office:value-type="float" office:value="1997" calcext:value-type="float">
            <text:p>1997</text:p>
          </table:table-cell>
          <table:table-cell table:number-columns-repeated="2"/>
          <table:table-cell office:value-type="string" calcext:value-type="string">
            <text:p>en</text:p>
          </table:table-cell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9579231044" calcext:value-type="float">
            <text:p>9579231044</text:p>
          </table:table-cell>
          <table:table-cell office:value-type="string" calcext:value-type="string">
            <text:p>文馨英漢</text:p>
          </table:table-cell>
          <table:table-cell office:value-type="string" calcext:value-type="string">
            <text:p>文馨當代英漢辭典</text:p>
          </table:table-cell>
          <table:table-cell office:value-type="float" office:value="805.132" calcext:value-type="float">
            <text:p>805.132</text:p>
          </table:table-cell>
          <table:table-cell office:value-type="float" office:value="8363" calcext:value-type="float">
            <text:p>8363</text:p>
          </table:table-cell>
          <table:table-cell office:value-type="float" office:value="1994" calcext:value-type="float">
            <text:p>1994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9578468326" calcext:value-type="float">
            <text:p>9578468326</text:p>
          </table:table-cell>
          <table:table-cell office:value-type="string" calcext:value-type="string">
            <text:p>革命前夕</text:p>
          </table:table-cell>
          <table:table-cell office:value-type="string" calcext:value-type="string">
            <text:p>革命前夕的摩托車之旅</text:p>
          </table:table-cell>
          <table:table-cell office:value-type="float" office:value="885.726" calcext:value-type="float">
            <text:p>885.726</text:p>
          </table:table-cell>
          <table:table-cell office:value-type="float" office:value="8434" calcext:value-type="float">
            <text:p>8434</text:p>
          </table:table-cell>
          <table:table-cell office:value-type="float" office:value="1997" calcext:value-type="float">
            <text:p>1997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/>
          <table:table-cell office:value-type="string" calcext:value-type="string">
            <text:p>東勢</text:p>
          </table:table-cell>
          <table:table-cell table:number-columns-repeated="1011"/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float" office:value="9789867529435" calcext:value-type="float">
            <text:p>9789867529435</text:p>
          </table:table-cell>
          <table:table-cell office:value-type="string" calcext:value-type="string">
            <text:p>Perl學習</text:p>
          </table:table-cell>
          <table:table-cell office:value-type="string" calcext:value-type="string">
            <text:p>Perl學習手札</text:p>
          </table:table-cell>
          <table:table-cell office:value-type="string" calcext:value-type="string">
            <text:p>312.932P39</text:p>
          </table:table-cell>
          <table:table-cell office:value-type="float" office:value="8826" calcext:value-type="float">
            <text:p>8826</text:p>
          </table:table-cell>
          <table:table-cell office:value-type="float" office:value="2004" calcext:value-type="float">
            <text:p>2004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/>
          <table:table-cell office:value-type="string" calcext:value-type="string">
            <text:p>東勢</text:p>
          </table:table-cell>
          <table:table-cell table:number-columns-repeated="1011"/>
        </table:table-row>
        <table:table-row table:style-name="ro2">
          <table:table-cell office:value-type="float" office:value="306" calcext:value-type="float">
            <text:p>306</text:p>
          </table:table-cell>
          <table:table-cell office:value-type="float" office:value="9575271106" calcext:value-type="float">
            <text:p>9575271106</text:p>
          </table:table-cell>
          <table:table-cell office:value-type="string" calcext:value-type="string">
            <text:p>Delphi4.0</text:p>
          </table:table-cell>
          <table:table-cell office:value-type="string" calcext:value-type="string">
            <text:p>Delphi4.0徹底研究</text:p>
          </table:table-cell>
          <table:table-cell office:value-type="string" calcext:value-type="string">
            <text:p>312.932D44</text:p>
          </table:table-cell>
          <table:table-cell office:value-type="float" office:value="8769" calcext:value-type="float">
            <text:p>8769</text:p>
          </table:table-cell>
          <table:table-cell office:value-type="float" office:value="1998" calcext:value-type="float">
            <text:p>1998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/>
          <table:table-cell office:value-type="string" calcext:value-type="string">
            <text:p>東勢</text:p>
          </table:table-cell>
          <table:table-cell table:number-columns-repeated="1011"/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float" office:value="9572305905" calcext:value-type="float">
            <text:p>9572305905</text:p>
          </table:table-cell>
          <table:table-cell office:value-type="string" calcext:value-type="string">
            <text:p>Linux實務</text:p>
          </table:table-cell>
          <table:table-cell office:value-type="string" calcext:value-type="string">
            <text:p>Linux 實務手冊</text:p>
          </table:table-cell>
          <table:table-cell office:value-type="float" office:value="312.954" calcext:value-type="float">
            <text:p>312.954</text:p>
          </table:table-cell>
          <table:table-cell office:value-type="float" office:value="4600" calcext:value-type="float">
            <text:p>4600</text:p>
          </table:table-cell>
          <table:table-cell office:value-type="float" office:value="1998" calcext:value-type="float">
            <text:p>1998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/>
          <table:table-cell office:value-type="string" calcext:value-type="string">
            <text:p>東勢</text:p>
          </table:table-cell>
          <table:table-cell table:number-columns-repeated="1011"/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float" office:value="9780134757599" calcext:value-type="float">
            <text:p>9780134757599</text:p>
          </table:table-cell>
          <table:table-cell office:value-type="string" calcext:value-type="string">
            <text:p>重構2e</text:p>
          </table:table-cell>
          <table:table-cell office:value-type="string" calcext:value-type="string">
            <text:p>Refactoring: Improving the Design of Existing Code, 2nd Edition</text:p>
          </table:table-cell>
          <table:table-cell office:value-type="float" office:value="312.2" calcext:value-type="float">
            <text:p>312.2</text:p>
          </table:table-cell>
          <table:table-cell office:value-type="float" office:value="3144" calcext:value-type="float">
            <text:p>3144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2"/>
          <table:table-cell office:value-type="string" calcext:value-type="string">
            <text:p>informit.com</text:p>
          </table:table-cell>
          <table:table-cell table:number-columns-repeated="1011"/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float" office:value="9789571374765" calcext:value-type="float">
            <text:p>9789571374765</text:p>
          </table:table-cell>
          <table:table-cell office:value-type="string" calcext:value-type="string">
            <text:p>基因</text:p>
          </table:table-cell>
          <table:table-cell office:value-type="string" calcext:value-type="string">
            <text:p>基因：人類最親密的歷史 (電子書)</text:p>
          </table:table-cell>
          <table:table-cell office:value-type="float" office:value="363.81" calcext:value-type="float">
            <text:p>363.81</text:p>
          </table:table-cell>
          <table:table-cell office:value-type="float" office:value="2644" calcext:value-type="float">
            <text:p>2644</text:p>
          </table:table-cell>
          <table:table-cell office:value-type="float" office:value="2018" calcext:value-type="float">
            <text:p>2018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2"/>
          <table:table-cell office:value-type="string" calcext:value-type="string">
            <text:p>博客來</text:p>
          </table:table-cell>
          <table:table-cell table:number-columns-repeated="1011"/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float" office:value="9789571377476" calcext:value-type="float">
            <text:p>9789571377476</text:p>
          </table:table-cell>
          <table:table-cell office:value-type="string" calcext:value-type="string">
            <text:p>馴化</text:p>
          </table:table-cell>
          <table:table-cell office:value-type="string" calcext:value-type="string">
            <text:p>馴化：改變世界的10個物種 (電子書)</text:p>
          </table:table-cell>
          <table:table-cell office:value-type="float" office:value="380" calcext:value-type="float">
            <text:p>380</text:p>
          </table:table-cell>
          <table:table-cell office:value-type="float" office:value="6048" calcext:value-type="float">
            <text:p>6048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2"/>
          <table:table-cell office:value-type="string" calcext:value-type="string">
            <text:p>博客來</text:p>
          </table:table-cell>
          <table:table-cell table:number-columns-repeated="1011"/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float" office:value="9789863701903" calcext:value-type="float">
            <text:p>9789863701903</text:p>
          </table:table-cell>
          <table:table-cell table:style-name="ce2" office:value-type="string" calcext:value-type="string">
            <text:p>木作解剖</text:p>
          </table:table-cell>
          <table:table-cell office:value-type="string" calcext:value-type="string">
            <text:p>木作家具解剖全書：超過100件經典家具，1300張完全圖解，美國、英國暢銷逾10年的木工家具製作聖經。 (電子書)</text:p>
          </table:table-cell>
          <table:table-cell office:value-type="float" office:value="474.3" calcext:value-type="float">
            <text:p>474.3</text:p>
          </table:table-cell>
          <table:table-cell office:value-type="float" office:value="4015" calcext:value-type="float">
            <text:p>4015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2"/>
          <table:table-cell office:value-type="string" calcext:value-type="string">
            <text:p>博客來</text:p>
          </table:table-cell>
          <table:table-cell table:number-columns-repeated="1011"/>
        </table:table-row>
        <table:table-row table:style-name="ro1" table:number-rows-repeated="10482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8">0000/00/00</text:date>, <text:time style:data-style-name="N2" text:time-value="21:34:49.611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18T21:35:08.468000000</dc:date>
    <meta:editing-duration>PT25M18S</meta:editing-duration>
    <meta:editing-cycles>5</meta:editing-cycles>
    <meta:generator>LibreOffice/5.1.0.3$Windows_x86 LibreOffice_project/5e3e00a007d9b3b6efb6797a8b8e57b51ab1f737</meta:generator>
    <meta:document-statistic meta:table-count="1" meta:cell-count="2461" meta:object-count="0"/>
  </office:meta>
</office:document-meta>
</file>